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38%" fo:margin-bottom="0.106cm" style:writing-mode="rl-tb"/>
    </style:style>
    <style:style style:name="T1_1" style:family="text">
      <style:text-properties fo:font-size="26pt" style:font-size-asian="26pt" style:font-size-complex="26pt"/>
    </style:style>
    <style:style style:name="T1_2" style:family="text">
      <style:text-properties fo:font-size="26pt" style:font-size-asian="26pt" style:font-size-complex="26pt"/>
    </style:style>
    <style:style style:name="P2" style:family="paragraph" style:parent-style-name="Standard">
      <style:paragraph-properties fo:text-align="left" fo:break-before="auto" fo:line-height="138%" style:writing-mode="rl-tb"/>
      <style:text-properties fo:font-size="26pt" style:font-size-asian="26pt" style:font-size-complex="26pt"/>
    </style:style>
    <style:style style:name="P3" style:family="paragraph" style:parent-style-name="Standard">
      <style:paragraph-properties fo:text-align="center" fo:break-before="auto" fo:line-height="138%" style:writing-mode="rl-tb"/>
    </style:style>
    <style:style style:name="T3_1" style:family="text">
      <style:text-properties fo:font-size="24pt" style:font-size-asian="24pt" style:font-size-complex="24pt"/>
    </style:style>
    <style:style style:name="T3_2" style:family="text">
      <style:text-properties fo:font-size="24pt" style:font-size-asian="24pt" style:font-size-complex="24pt"/>
    </style:style>
    <style:style style:name="T3_3" style:family="text">
      <style:text-properties fo:font-size="24pt" style:font-size-asian="24pt" style:font-size-complex="24pt"/>
    </style:style>
    <style:style style:name="P4" style:family="paragraph" style:parent-style-name="Standard">
      <style:paragraph-properties fo:text-align="left" fo:break-before="auto" fo:line-height="138%" style:writing-mode="rl-tb"/>
      <style:text-properties fo:font-size="24pt" style:font-size-asian="24pt" style:font-size-complex="24pt"/>
    </style:style>
    <style:style style:name="P5" style:family="paragraph" style:parent-style-name="Standard">
      <style:paragraph-properties fo:text-align="left" fo:break-before="auto" fo:line-height="138%" style:writing-mode="rl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P6" style:family="paragraph" style:parent-style-name="Standard">
      <style:paragraph-properties fo:text-align="left" fo:break-before="auto" fo:line-height="138%" style:writing-mode="rl-tb"/>
    </style:style>
    <style:style style:name="P7" style:family="paragraph" style:parent-style-name="Standard">
      <style:paragraph-properties fo:text-align="left" fo:break-before="auto" fo:line-height="138%" style:writing-mode="rl-tb"/>
    </style:style>
    <style:style style:name="T7_1" style:family="text">
      <style:text-properties fo:font-size="14pt" style:font-size-asian="14pt" style:font-size-complex="14pt"/>
    </style:style>
    <style:style style:name="T7_2" style:family="text">
      <style:text-properties fo:font-size="14pt" style:font-size-asian="14pt" style:font-size-complex="14pt"/>
    </style:style>
    <style:style style:name="P8" style:family="paragraph" style:parent-style-name="Standard">
      <style:paragraph-properties fo:text-align="left" fo:break-before="auto" fo:line-height="138%" style:writing-mode="rl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P9" style:family="paragraph" style:parent-style-name="Standard">
      <style:paragraph-properties fo:text-align="left" fo:break-before="auto" fo:line-height="138%" style:writing-mode="rl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P10" style:family="paragraph" style:parent-style-name="Standard">
      <style:paragraph-properties fo:text-align="left" fo:break-before="auto" fo:line-height="138%" style:writing-mode="rl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P11" style:family="paragraph" style:parent-style-name="Standard">
      <style:paragraph-properties fo:text-align="left" fo:break-before="auto" fo:line-height="138%" style:writing-mode="rl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P12" style:family="paragraph" style:parent-style-name="Standard">
      <style:paragraph-properties fo:text-align="left" fo:break-before="auto" fo:line-height="138%" style:writing-mode="rl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P13" style:family="paragraph" style:parent-style-name="Standard">
      <style:paragraph-properties fo:text-align="left" fo:break-before="auto" fo:line-height="138%" style:writing-mode="rl-tb"/>
    </style:style>
    <style:style style:name="P14" style:family="paragraph" style:parent-style-name="Standard">
      <style:paragraph-properties fo:text-align="left" fo:break-before="auto" fo:line-height="138%" style:writing-mode="rl-tb"/>
    </style:style>
    <style:style style:name="T14_1" style:family="text">
      <style:text-properties fo:font-size="14pt" style:font-size-asian="14pt" style:font-size-complex="14pt"/>
    </style:style>
    <style:style style:name="T14_2" style:family="text">
      <style:text-properties fo:font-size="14pt" style:font-size-asian="14pt" style:font-size-complex="14pt"/>
    </style:style>
    <style:style style:name="T14_3" style:family="text">
      <style:text-properties fo:font-size="14pt" style:font-size-asian="14pt" style:font-size-complex="14pt"/>
    </style:style>
    <style:style style:name="T14_4" style:family="text">
      <style:text-properties fo:font-size="14pt" style:font-size-asian="14pt" style:font-size-complex="14pt"/>
    </style:style>
    <style:style style:name="T14_5" style:family="text">
      <style:text-properties fo:font-size="14pt" style:font-size-asian="14pt" style:font-size-complex="14pt"/>
    </style:style>
    <style:style style:name="T14_6" style:family="text">
      <style:text-properties fo:font-size="14pt" style:font-size-asian="14pt" style:font-size-complex="14pt"/>
    </style:style>
    <style:style style:name="P15" style:family="paragraph" style:parent-style-name="Standard">
      <style:paragraph-properties fo:text-align="left" fo:break-before="auto" fo:line-height="138%" style:writing-mode="rl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P16" style:family="paragraph" style:parent-style-name="Standard">
      <style:paragraph-properties fo:text-align="left" fo:break-before="auto" fo:line-height="138%" style:writing-mode="rl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P17" style:family="paragraph" style:parent-style-name="Standard">
      <style:paragraph-properties fo:break-before="auto" fo:line-height="138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P18" style:family="paragraph" style:parent-style-name="Standard">
      <style:paragraph-properties fo:text-align="left" fo:break-before="auto" fo:line-height="138%" style:writing-mode="rl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P19" style:family="paragraph" style:parent-style-name="Standard">
      <style:paragraph-properties fo:text-align="left" fo:break-before="auto" fo:line-height="138%" style:writing-mode="rl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P20" style:family="paragraph" style:parent-style-name="Standard">
      <style:paragraph-properties fo:break-before="auto" fo:line-height="138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P21" style:family="paragraph" style:parent-style-name="Standard">
      <style:paragraph-properties fo:break-before="auto" fo:line-height="138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P22" style:family="paragraph" style:parent-style-name="Standard">
      <style:paragraph-properties fo:break-before="auto" fo:line-height="138%" style:writing-mode="lr-tb"/>
    </style:style>
    <style:style style:name="T22_1" style:family="text"/>
    <style:style style:name="P23" style:family="paragraph" style:parent-style-name="Standard">
      <style:paragraph-properties fo:text-align="left" fo:break-before="auto" fo:line-height="138%" style:writing-mode="rl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P24" style:family="paragraph" style:parent-style-name="Standard">
      <style:paragraph-properties fo:break-before="auto" fo:line-height="138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P25" style:family="paragraph" style:parent-style-name="Standard">
      <style:paragraph-properties fo:break-before="auto" fo:line-height="138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P26" style:family="paragraph" style:parent-style-name="Standard">
      <style:paragraph-properties fo:break-before="auto" fo:line-height="138%" style:writing-mode="lr-tb"/>
    </style:style>
    <style:style style:name="T26_1" style:family="text"/>
    <style:style style:name="P27" style:family="paragraph" style:parent-style-name="Standard">
      <style:paragraph-properties fo:text-align="left" fo:break-before="auto" fo:line-height="138%" style:writing-mode="rl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P28" style:family="paragraph" style:parent-style-name="Standard">
      <style:paragraph-properties fo:break-before="auto" fo:line-height="138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text-align="left" fo:break-before="auto" fo:line-height="138%" style:writing-mode="rl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P30" style:family="paragraph" style:parent-style-name="Standard">
      <style:paragraph-properties fo:text-align="left" fo:break-before="auto" fo:line-height="138%" style:writing-mode="rl-tb"/>
    </style:style>
    <style:style style:name="P31" style:family="paragraph" style:parent-style-name="Standard">
      <style:paragraph-properties fo:text-align="left" fo:break-before="auto" fo:line-height="138%" style:writing-mode="rl-tb"/>
    </style:style>
    <style:style style:name="T31_1" style:family="text">
      <style:text-properties fo:font-size="14pt" style:font-size-asian="14pt" style:font-size-complex="14pt"/>
    </style:style>
    <style:style style:name="T31_2" style:family="text">
      <style:text-properties fo:font-size="14pt" style:font-size-asian="14pt" style:font-size-complex="14pt"/>
    </style:style>
    <style:style style:name="T31_3" style:family="text">
      <style:text-properties fo:font-size="14pt" style:font-size-asian="14pt" style:font-size-complex="14pt"/>
    </style:style>
    <style:style style:name="T31_4" style:family="text">
      <style:text-properties fo:font-size="14pt" style:font-size-asian="14pt" style:font-size-complex="14pt"/>
    </style:style>
    <style:style style:name="P32" style:family="paragraph" style:parent-style-name="Standard">
      <style:paragraph-properties fo:text-align="left" fo:break-before="auto" fo:line-height="138%" style:writing-mode="rl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P33" style:family="paragraph" style:parent-style-name="Standard">
      <style:paragraph-properties fo:break-before="auto" fo:line-height="138%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break-before="auto" fo:line-height="138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P35" style:family="paragraph" style:parent-style-name="Standard">
      <style:paragraph-properties fo:text-align="left" fo:break-before="auto" fo:line-height="138%" style:writing-mode="rl-tb"/>
    </style:style>
    <style:style style:name="P36" style:family="paragraph" style:parent-style-name="Standard">
      <style:paragraph-properties fo:text-align="left" fo:break-before="auto" fo:line-height="138%" style:writing-mode="rl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P37" style:family="paragraph" style:parent-style-name="Standard">
      <style:paragraph-properties fo:text-align="left" fo:break-before="auto" fo:line-height="138%" style:writing-mode="rl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P38" style:family="paragraph" style:parent-style-name="Standard">
      <style:paragraph-properties fo:text-align="left" fo:break-before="auto" fo:line-height="138%" style:writing-mode="rl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P39" style:family="paragraph" style:parent-style-name="Standard">
      <style:paragraph-properties fo:break-before="auto" fo:line-height="138%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line-height="138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break-before="auto" fo:line-height="138%" style:writing-mode="lr-tb"/>
    </style:style>
    <style:style style:name="T41_1" style:family="text"/>
    <style:style style:name="P42" style:family="paragraph" style:parent-style-name="Standard">
      <style:paragraph-properties fo:text-align="left" fo:break-before="auto" fo:line-height="138%" style:writing-mode="rl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P43" style:family="paragraph" style:parent-style-name="Standard">
      <style:paragraph-properties fo:text-align="left" fo:break-before="auto" fo:line-height="138%" style:writing-mode="rl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P44" style:family="paragraph" style:parent-style-name="Standard">
      <style:paragraph-properties fo:break-before="auto" fo:line-height="138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P45" style:family="paragraph" style:parent-style-name="Standard">
      <style:paragraph-properties fo:break-before="auto" fo:line-height="138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P46" style:family="paragraph" style:parent-style-name="Standard">
      <style:paragraph-properties fo:text-align="left" fo:break-before="auto" fo:line-height="138%" style:writing-mode="rl-tb"/>
    </style:style>
    <style:style style:name="P47" style:family="paragraph" style:parent-style-name="Standard">
      <style:paragraph-properties fo:text-align="left" fo:break-before="auto" fo:line-height="138%" style:writing-mode="rl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P48" style:family="paragraph" style:parent-style-name="Standard">
      <style:paragraph-properties fo:text-align="left" fo:break-before="auto" fo:line-height="138%" style:writing-mode="rl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P49" style:family="paragraph" style:parent-style-name="Standard">
      <style:paragraph-properties fo:break-before="auto" fo:line-height="138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P50" style:family="paragraph" style:parent-style-name="Standard">
      <style:paragraph-properties fo:break-before="auto" fo:line-height="138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P51" style:family="paragraph" style:parent-style-name="Standard">
      <style:paragraph-properties fo:text-align="left" fo:break-before="auto" fo:line-height="138%" style:writing-mode="rl-tb"/>
    </style:style>
    <style:style style:name="P52" style:family="paragraph" style:parent-style-name="Standard">
      <style:paragraph-properties fo:text-align="left" fo:break-before="auto" fo:line-height="138%" style:writing-mode="rl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P53" style:family="paragraph" style:parent-style-name="Standard">
      <style:paragraph-properties fo:break-before="auto" fo:line-height="138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P54" style:family="paragraph" style:parent-style-name="Standard">
      <style:paragraph-properties fo:break-before="auto" fo:line-height="138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P55" style:family="paragraph" style:parent-style-name="Standard">
      <style:paragraph-properties fo:break-before="auto" fo:line-height="138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P56" style:family="paragraph" style:parent-style-name="Standard">
      <style:paragraph-properties fo:break-before="auto" fo:line-height="138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P57" style:family="paragraph" style:parent-style-name="Standard">
      <style:paragraph-properties fo:text-align="left" fo:break-before="auto" fo:line-height="138%" style:writing-mode="rl-tb"/>
    </style:style>
    <style:style style:name="P58" style:family="paragraph" style:parent-style-name="Standard">
      <style:paragraph-properties fo:text-align="left" fo:break-before="auto" fo:line-height="138%" style:writing-mode="rl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P59" style:family="paragraph" style:parent-style-name="Standard">
      <style:paragraph-properties fo:text-align="left" fo:break-before="auto" fo:line-height="138%" style:writing-mode="rl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P60" style:family="paragraph" style:parent-style-name="Standard">
      <style:paragraph-properties fo:text-align="left" fo:break-before="auto" fo:line-height="138%" style:writing-mode="rl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P61" style:family="paragraph" style:parent-style-name="Standard">
      <style:paragraph-properties fo:text-align="left" fo:break-before="auto" fo:line-height="138%" style:writing-mode="rl-tb"/>
    </style:style>
    <style:style style:name="P62" style:family="paragraph" style:parent-style-name="Standard">
      <style:paragraph-properties fo:text-align="left" fo:break-before="auto" fo:line-height="138%" style:writing-mode="rl-tb"/>
    </style:style>
    <style:style style:name="P63" style:family="paragraph" style:parent-style-name="Standard">
      <style:paragraph-properties fo:text-align="left" fo:break-before="auto" fo:line-height="138%" style:writing-mode="rl-tb"/>
    </style:style>
    <style:style style:name="T63_1" style:family="text">
      <style:text-properties fo:font-size="14pt" style:font-size-asian="14pt" style:font-size-complex="14pt"/>
    </style:style>
    <style:style style:name="T63_2" style:family="text">
      <style:text-properties fo:font-size="14pt" style:font-size-asian="14pt" style:font-size-complex="14pt"/>
    </style:style>
    <style:style style:name="T63_3" style:family="text">
      <style:text-properties fo:font-size="14pt" style:font-size-asian="14pt" style:font-size-complex="14pt"/>
    </style:style>
    <style:style style:name="T63_4" style:family="text">
      <style:text-properties fo:font-size="14pt" style:font-size-asian="14pt" style:font-size-complex="14pt"/>
    </style:style>
    <style:style style:name="T63_5" style:family="text">
      <style:text-properties fo:font-size="14pt" style:font-size-asian="14pt" style:font-size-complex="14pt"/>
    </style:style>
    <style:style style:name="T63_6" style:family="text">
      <style:text-properties fo:font-size="14pt" style:font-size-asian="14pt" style:font-size-complex="14pt"/>
    </style:style>
    <style:style style:name="T63_7" style:family="text">
      <style:text-properties fo:font-size="14pt" style:font-size-asian="14pt" style:font-size-complex="14pt"/>
    </style:style>
    <style:style style:name="T63_8" style:family="text">
      <style:text-properties fo:font-size="14pt" style:font-size-asian="14pt" style:font-size-complex="14pt"/>
    </style:style>
    <style:style style:name="T63_9" style:family="text">
      <style:text-properties fo:font-size="14pt" style:font-size-asian="14pt" style:font-size-complex="14pt"/>
    </style:style>
    <style:style style:name="T63_10" style:family="text">
      <style:text-properties fo:font-size="14pt" style:font-size-asian="14pt" style:font-size-complex="14pt"/>
    </style:style>
    <style:style style:name="P64" style:family="paragraph" style:parent-style-name="Standard">
      <style:paragraph-properties fo:text-align="left" fo:break-before="auto" fo:line-height="138%" style:writing-mode="rl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P65" style:family="paragraph" style:parent-style-name="Standard">
      <style:paragraph-properties fo:text-align="left" fo:break-before="auto" fo:line-height="138%" style:writing-mode="rl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P66" style:family="paragraph" style:parent-style-name="Standard">
      <style:paragraph-properties fo:break-before="auto" fo:line-height="138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P67" style:family="paragraph" style:parent-style-name="Standard">
      <style:paragraph-properties fo:break-before="auto" fo:line-height="138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P68" style:family="paragraph" style:parent-style-name="Standard">
      <style:paragraph-properties fo:break-before="auto" fo:line-height="138%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break-before="auto" fo:line-height="138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Standard">
      <style:paragraph-properties fo:text-align="left" fo:break-before="auto" fo:line-height="138%" style:writing-mode="rl-tb"/>
    </style:style>
    <style:style style:name="P71" style:family="paragraph" style:parent-style-name="Standard">
      <style:paragraph-properties fo:text-align="left" fo:break-before="auto" fo:line-height="138%" style:writing-mode="rl-tb"/>
    </style:style>
    <style:style style:name="P72" style:family="paragraph" style:parent-style-name="Standard">
      <style:paragraph-properties fo:text-align="left" fo:break-before="auto" fo:line-height="138%" style:writing-mode="rl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P73" style:family="paragraph" style:parent-style-name="Standard">
      <style:paragraph-properties fo:text-align="left" fo:break-before="auto" fo:line-height="138%" style:writing-mode="rl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P74" style:family="paragraph" style:parent-style-name="Standard">
      <style:paragraph-properties fo:text-align="left" fo:break-before="auto" fo:line-height="138%" style:writing-mode="rl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P75" style:family="paragraph" style:parent-style-name="Standard">
      <style:paragraph-properties fo:text-align="left" fo:break-before="auto" fo:line-height="138%" style:writing-mode="rl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P76" style:family="paragraph" style:parent-style-name="Standard">
      <style:paragraph-properties fo:break-before="auto" fo:line-height="138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P77" style:family="paragraph" style:parent-style-name="Standard">
      <style:paragraph-properties fo:break-before="auto" fo:line-height="138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P78" style:family="paragraph" style:parent-style-name="Standard">
      <style:paragraph-properties fo:text-align="left" fo:break-before="auto" fo:line-height="138%" style:writing-mode="rl-tb"/>
    </style:style>
    <style:style style:name="P79" style:family="paragraph" style:parent-style-name="Standard">
      <style:paragraph-properties fo:text-align="left" fo:break-before="auto" fo:line-height="138%" style:writing-mode="rl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P80" style:family="paragraph" style:parent-style-name="Standard">
      <style:paragraph-properties fo:break-before="auto" fo:line-height="138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P81" style:family="paragraph" style:parent-style-name="Standard">
      <style:paragraph-properties fo:break-before="auto" fo:line-height="138%" style:writing-mode="lr-tb"/>
    </style:style>
    <style:style style:name="T81_1" style:family="text"/>
    <style:style style:name="P82" style:family="paragraph" style:parent-style-name="Standard">
      <style:paragraph-properties fo:text-align="left" fo:break-before="auto" fo:line-height="138%" style:writing-mode="rl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P83" style:family="paragraph" style:parent-style-name="Standard">
      <style:paragraph-properties fo:break-before="auto" fo:line-height="138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P84" style:family="paragraph" style:parent-style-name="Standard">
      <style:paragraph-properties fo:break-before="auto" fo:line-height="138%" style:writing-mode="lr-tb"/>
    </style:style>
    <style:style style:name="T84_1" style:family="text"/>
    <style:style style:name="P85" style:family="paragraph" style:parent-style-name="Standard">
      <style:paragraph-properties fo:break-before="auto" fo:line-height="138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P86" style:family="paragraph" style:parent-style-name="Standard">
      <style:paragraph-properties fo:break-before="auto" fo:line-height="138%" style:writing-mode="lr-tb"/>
    </style:style>
    <style:style style:name="T86_1" style:family="text"/>
    <style:style style:name="P87" style:family="paragraph" style:parent-style-name="Standard">
      <style:paragraph-properties fo:text-align="left" fo:break-before="auto" fo:line-height="138%" style:writing-mode="rl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P88" style:family="paragraph" style:parent-style-name="Standard">
      <style:paragraph-properties fo:text-align="left" fo:break-before="auto" fo:line-height="138%" style:writing-mode="rl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P89" style:family="paragraph" style:parent-style-name="Standard">
      <style:paragraph-properties fo:break-before="auto" fo:line-height="138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line-height="138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P91" style:family="paragraph" style:parent-style-name="Standard">
      <style:paragraph-properties fo:text-align="left" fo:break-before="auto" fo:line-height="138%" style:writing-mode="rl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P92" style:family="paragraph" style:parent-style-name="Standard">
      <style:paragraph-properties fo:break-before="auto" fo:line-height="138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P93" style:family="paragraph" style:parent-style-name="Standard">
      <style:paragraph-properties fo:break-before="auto" fo:line-height="138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P94" style:family="paragraph" style:parent-style-name="Standard">
      <style:paragraph-properties fo:break-before="auto" fo:line-height="138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P95" style:family="paragraph" style:parent-style-name="Standard">
      <style:paragraph-properties fo:break-before="auto" fo:line-height="138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P96" style:family="paragraph" style:parent-style-name="Standard">
      <style:paragraph-properties fo:break-before="auto" fo:line-height="138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P97" style:family="paragraph" style:parent-style-name="Standard">
      <style:paragraph-properties fo:break-before="auto" fo:line-height="138%" style:writing-mode="lr-tb"/>
    </style:style>
    <style:style style:name="T97_1" style:family="text"/>
    <style:style style:name="T97_2" style:family="text"/>
    <style:style style:name="T97_3" style:family="text"/>
    <style:style style:name="P98" style:family="paragraph" style:parent-style-name="Standard">
      <style:paragraph-properties fo:break-before="auto" fo:line-height="138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P99" style:family="paragraph" style:parent-style-name="Standard">
      <style:paragraph-properties fo:text-align="left" fo:break-before="auto" fo:line-height="138%" style:writing-mode="rl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P100" style:family="paragraph" style:parent-style-name="Standard">
      <style:paragraph-properties fo:text-align="left" fo:break-before="auto" fo:line-height="138%" style:writing-mode="rl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/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/>
    <style:style style:name="T100_90" style:family="text"/>
    <style:style style:name="T100_91" style:family="text"/>
    <style:style style:name="T100_92" style:family="text"/>
    <style:style style:name="T100_93" style:family="text"/>
    <style:style style:name="T100_94" style:family="text"/>
    <style:style style:name="T100_95" style:family="text"/>
    <style:style style:name="T100_96" style:family="text"/>
    <style:style style:name="T100_97" style:family="text"/>
    <style:style style:name="T100_98" style:family="text"/>
    <style:style style:name="T100_99" style:family="text"/>
    <style:style style:name="T100_100" style:family="text"/>
    <style:style style:name="T100_101" style:family="text"/>
    <style:style style:name="T100_102" style:family="text"/>
    <style:style style:name="T100_103" style:family="text"/>
    <style:style style:name="T100_104" style:family="text"/>
    <style:style style:name="T100_105" style:family="text"/>
    <style:style style:name="T100_106" style:family="text"/>
    <style:style style:name="T100_107" style:family="text"/>
    <style:style style:name="T100_108" style:family="text"/>
    <style:style style:name="T100_109" style:family="text"/>
    <style:style style:name="T100_110" style:family="text"/>
    <style:style style:name="T100_111" style:family="text"/>
    <style:style style:name="T100_112" style:family="text"/>
    <style:style style:name="P101" style:family="paragraph" style:parent-style-name="Standard">
      <style:paragraph-properties fo:text-align="left" fo:break-before="auto" fo:line-height="138%" style:writing-mode="rl-tb"/>
    </style:style>
    <style:style style:name="P102" style:family="paragraph" style:parent-style-name="Standard">
      <style:paragraph-properties fo:text-align="left" fo:break-before="auto" fo:line-height="138%" style:writing-mode="rl-tb"/>
    </style:style>
    <style:style style:name="T102_1" style:family="text">
      <style:text-properties fo:font-size="14pt" style:font-size-asian="14pt" style:font-size-complex="14pt"/>
    </style:style>
    <style:style style:name="T102_2" style:family="text">
      <style:text-properties fo:font-size="14pt" style:font-size-asian="14pt" style:font-size-complex="14pt"/>
    </style:style>
    <style:style style:name="T102_3" style:family="text">
      <style:text-properties fo:font-size="14pt" style:font-size-asian="14pt" style:font-size-complex="14pt"/>
    </style:style>
    <style:style style:name="T102_4" style:family="text">
      <style:text-properties fo:font-size="14pt" style:font-size-asian="14pt" style:font-size-complex="14pt"/>
    </style:style>
    <style:style style:name="T102_5" style:family="text">
      <style:text-properties fo:font-size="14pt" style:font-size-asian="14pt" style:font-size-complex="14pt"/>
    </style:style>
    <style:style style:name="T102_6" style:family="text">
      <style:text-properties fo:font-size="14pt" style:font-size-asian="14pt" style:font-size-complex="14pt"/>
    </style:style>
    <style:style style:name="P103" style:family="paragraph" style:parent-style-name="Standard">
      <style:paragraph-properties fo:text-align="left" fo:break-before="auto" fo:line-height="138%" style:writing-mode="rl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P104" style:family="paragraph" style:parent-style-name="Standard">
      <style:paragraph-properties fo:break-before="auto" fo:line-height="138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P105" style:family="paragraph" style:parent-style-name="Standard">
      <style:paragraph-properties fo:break-before="auto" fo:line-height="138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P106" style:family="paragraph" style:parent-style-name="Standard">
      <style:paragraph-properties fo:text-align="right" fo:break-before="auto" fo:line-height="138%" style:writing-mode="rl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P107" style:family="paragraph" style:parent-style-name="Standard">
      <style:paragraph-properties fo:break-before="auto" fo:line-height="138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P108" style:family="paragraph" style:parent-style-name="Standard">
      <style:paragraph-properties fo:break-before="auto" fo:line-height="138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P109" style:family="paragraph" style:parent-style-name="Standard">
      <style:paragraph-properties fo:text-align="left" fo:break-before="auto" fo:line-height="138%" style:writing-mode="rl-tb"/>
    </style:style>
    <style:style style:name="P110" style:family="paragraph" style:parent-style-name="Standard">
      <style:paragraph-properties fo:text-align="left" fo:break-before="auto" fo:line-height="138%" style:writing-mode="rl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P111" style:family="paragraph" style:parent-style-name="Standard">
      <style:paragraph-properties fo:break-before="auto" fo:line-height="138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P112" style:family="paragraph" style:parent-style-name="Standard">
      <style:paragraph-properties fo:break-before="auto" fo:line-height="138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P113" style:family="paragraph" style:parent-style-name="Standard">
      <style:paragraph-properties fo:text-align="left" fo:break-before="auto" fo:line-height="138%" style:writing-mode="rl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P114" style:family="paragraph" style:parent-style-name="Standard">
      <style:paragraph-properties fo:text-align="left" fo:break-before="auto" fo:line-height="138%" style:writing-mode="rl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P115" style:family="paragraph" style:parent-style-name="Standard">
      <style:paragraph-properties fo:break-before="auto" fo:line-height="138%" style:writing-mode="lr-tb"/>
    </style:style>
    <style:style style:name="T115_1" style:family="text"/>
    <style:style style:name="T115_2" style:family="text"/>
    <style:style style:name="P116" style:family="paragraph" style:parent-style-name="Standard">
      <style:paragraph-properties fo:break-before="auto" fo:line-height="138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P117" style:family="paragraph" style:parent-style-name="Standard">
      <style:paragraph-properties fo:break-before="auto" fo:line-height="138%" style:writing-mode="lr-tb"/>
    </style:style>
    <style:style style:name="T117_1" style:family="text"/>
    <style:style style:name="T117_2" style:family="text"/>
    <style:style style:name="P118" style:family="paragraph" style:parent-style-name="Standard">
      <style:paragraph-properties fo:break-before="auto" fo:line-height="138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P119" style:family="paragraph" style:parent-style-name="Standard">
      <style:paragraph-properties fo:text-align="left" fo:break-before="auto" fo:line-height="138%" style:writing-mode="rl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P120" style:family="paragraph" style:parent-style-name="Standard">
      <style:paragraph-properties fo:text-align="left" fo:break-before="auto" fo:line-height="138%" style:writing-mode="rl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T120_97" style:family="text"/>
    <style:style style:name="T120_98" style:family="text"/>
    <style:style style:name="T120_99" style:family="text"/>
    <style:style style:name="T120_100" style:family="text"/>
    <style:style style:name="T120_101" style:family="text"/>
    <style:style style:name="T120_102" style:family="text"/>
    <style:style style:name="T120_103" style:family="text"/>
    <style:style style:name="T120_104" style:family="text"/>
    <style:style style:name="T120_105" style:family="text"/>
    <style:style style:name="T120_106" style:family="text"/>
    <style:style style:name="T120_107" style:family="text"/>
    <style:style style:name="T120_108" style:family="text"/>
    <style:style style:name="T120_109" style:family="text"/>
    <style:style style:name="T120_110" style:family="text"/>
    <style:style style:name="T120_111" style:family="text"/>
    <style:style style:name="T120_112" style:family="text"/>
    <style:style style:name="T120_113" style:family="text"/>
    <style:style style:name="T120_114" style:family="text"/>
    <style:style style:name="T120_115" style:family="text"/>
    <style:style style:name="T120_116" style:family="text"/>
    <style:style style:name="T120_117" style:family="text"/>
    <style:style style:name="T120_118" style:family="text"/>
    <style:style style:name="P121" style:family="paragraph" style:parent-style-name="Standard">
      <style:paragraph-properties fo:text-align="left" fo:break-before="auto" fo:line-height="138%" style:writing-mode="rl-tb"/>
    </style:style>
    <style:style style:name="P122" style:family="paragraph" style:parent-style-name="Standard">
      <style:paragraph-properties fo:text-align="left" fo:break-before="auto" fo:line-height="138%" style:writing-mode="rl-tb"/>
    </style:style>
    <style:style style:name="P123" style:family="paragraph" style:parent-style-name="Standard">
      <style:paragraph-properties fo:text-align="left" fo:break-before="auto" fo:line-height="138%" style:writing-mode="rl-tb"/>
    </style:style>
    <style:style style:name="T123_1" style:family="text">
      <style:text-properties fo:font-size="14pt" style:font-size-asian="14pt" style:font-size-complex="14pt"/>
    </style:style>
    <style:style style:name="T123_2" style:family="text">
      <style:text-properties fo:font-size="14pt" style:font-size-asian="14pt" style:font-size-complex="14pt"/>
    </style:style>
    <style:style style:name="T123_3" style:family="text">
      <style:text-properties fo:font-size="14pt" style:font-size-asian="14pt" style:font-size-complex="14pt"/>
    </style:style>
    <style:style style:name="T123_4" style:family="text">
      <style:text-properties fo:font-size="14pt" style:font-size-asian="14pt" style:font-size-complex="14pt"/>
    </style:style>
    <style:style style:name="T123_5" style:family="text">
      <style:text-properties fo:font-size="14pt" style:font-size-asian="14pt" style:font-size-complex="14pt"/>
    </style:style>
    <style:style style:name="T123_6" style:family="text">
      <style:text-properties fo:font-size="14pt" style:font-size-asian="14pt" style:font-size-complex="14pt"/>
    </style:style>
    <style:style style:name="P124" style:family="paragraph" style:parent-style-name="Standard">
      <style:paragraph-properties fo:text-align="left" fo:break-before="auto" fo:line-height="138%" style:writing-mode="rl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T124_87" style:family="text"/>
    <style:style style:name="T124_88" style:family="text"/>
    <style:style style:name="T124_89" style:family="text"/>
    <style:style style:name="T124_90" style:family="text"/>
    <style:style style:name="T124_91" style:family="text"/>
    <style:style style:name="T124_92" style:family="text"/>
    <style:style style:name="T124_93" style:family="text"/>
    <style:style style:name="T124_94" style:family="text"/>
    <style:style style:name="T124_95" style:family="text"/>
    <style:style style:name="T124_96" style:family="text"/>
    <style:style style:name="T124_97" style:family="text"/>
    <style:style style:name="T124_98" style:family="text"/>
    <style:style style:name="T124_99" style:family="text"/>
    <style:style style:name="T124_100" style:family="text"/>
    <style:style style:name="T124_101" style:family="text"/>
    <style:style style:name="T124_102" style:family="text"/>
    <style:style style:name="T124_103" style:family="text"/>
    <style:style style:name="T124_104" style:family="text"/>
    <style:style style:name="T124_105" style:family="text"/>
    <style:style style:name="T124_106" style:family="text"/>
    <style:style style:name="T124_107" style:family="text"/>
    <style:style style:name="T124_108" style:family="text"/>
    <style:style style:name="T124_109" style:family="text"/>
    <style:style style:name="T124_110" style:family="text"/>
    <style:style style:name="T124_111" style:family="text"/>
    <style:style style:name="T124_112" style:family="text"/>
    <style:style style:name="T124_113" style:family="text"/>
    <style:style style:name="T124_114" style:family="text"/>
    <style:style style:name="T124_115" style:family="text"/>
    <style:style style:name="T124_116" style:family="text"/>
    <style:style style:name="T124_117" style:family="text"/>
    <style:style style:name="T124_118" style:family="text"/>
    <style:style style:name="T124_119" style:family="text"/>
    <style:style style:name="T124_120" style:family="text"/>
    <style:style style:name="T124_121" style:family="text"/>
    <style:style style:name="T124_122" style:family="text"/>
    <style:style style:name="T124_123" style:family="text"/>
    <style:style style:name="T124_124" style:family="text"/>
    <style:style style:name="T124_125" style:family="text"/>
    <style:style style:name="T124_126" style:family="text"/>
    <style:style style:name="T124_127" style:family="text"/>
    <style:style style:name="T124_128" style:family="text"/>
    <style:style style:name="T124_129" style:family="text"/>
    <style:style style:name="T124_130" style:family="text"/>
    <style:style style:name="T124_131" style:family="text"/>
    <style:style style:name="T124_132" style:family="text"/>
    <style:style style:name="T124_133" style:family="text"/>
    <style:style style:name="T124_134" style:family="text"/>
    <style:style style:name="T124_135" style:family="text"/>
    <style:style style:name="T124_136" style:family="text"/>
    <style:style style:name="T124_137" style:family="text"/>
    <style:style style:name="T124_138" style:family="text"/>
    <style:style style:name="T124_139" style:family="text"/>
    <style:style style:name="T124_140" style:family="text"/>
    <style:style style:name="T124_141" style:family="text"/>
    <style:style style:name="T124_142" style:family="text"/>
    <style:style style:name="T124_143" style:family="text"/>
    <style:style style:name="T124_144" style:family="text"/>
    <style:style style:name="T124_145" style:family="text"/>
    <style:style style:name="T124_146" style:family="text"/>
    <style:style style:name="T124_147" style:family="text"/>
    <style:style style:name="T124_148" style:family="text"/>
    <style:style style:name="T124_149" style:family="text"/>
    <style:style style:name="T124_150" style:family="text"/>
    <style:style style:name="T124_151" style:family="text"/>
    <style:style style:name="T124_152" style:family="text"/>
    <style:style style:name="T124_153" style:family="text"/>
    <style:style style:name="T124_154" style:family="text"/>
    <style:style style:name="T124_155" style:family="text"/>
    <style:style style:name="T124_156" style:family="text"/>
    <style:style style:name="P125" style:family="paragraph" style:parent-style-name="Standard">
      <style:paragraph-properties fo:text-align="left" fo:break-before="auto" fo:line-height="138%" style:writing-mode="rl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P126" style:family="paragraph" style:parent-style-name="Standard">
      <style:paragraph-properties fo:break-before="auto" fo:line-height="138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P127" style:family="paragraph" style:parent-style-name="Standard">
      <style:paragraph-properties fo:break-before="auto" fo:line-height="138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P128" style:family="paragraph" style:parent-style-name="Standard">
      <style:paragraph-properties fo:text-align="left" fo:break-before="auto" fo:line-height="138%" style:writing-mode="rl-tb"/>
    </style:style>
    <style:style style:name="P129" style:family="paragraph" style:parent-style-name="Standard">
      <style:paragraph-properties fo:text-align="left" fo:break-before="auto" fo:line-height="138%" style:writing-mode="rl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P130" style:family="paragraph" style:parent-style-name="Standard">
      <style:paragraph-properties fo:text-align="left" fo:break-before="auto" fo:line-height="138%" style:writing-mode="rl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P131" style:family="paragraph" style:parent-style-name="Standard">
      <style:paragraph-properties fo:break-before="auto" fo:line-height="138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P132" style:family="paragraph" style:parent-style-name="Standard">
      <style:paragraph-properties fo:text-align="left" fo:break-before="auto" fo:line-height="138%" style:writing-mode="rl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P133" style:family="paragraph" style:parent-style-name="Standard">
      <style:paragraph-properties fo:text-align="left" fo:break-before="auto" fo:line-height="138%" style:writing-mode="rl-tb"/>
    </style:style>
    <style:style style:name="P134" style:family="paragraph" style:parent-style-name="Standard">
      <style:paragraph-properties fo:break-before="auto" fo:line-height="138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P135" style:family="paragraph" style:parent-style-name="Standard">
      <style:paragraph-properties fo:break-before="auto" fo:line-height="138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P136" style:family="paragraph" style:parent-style-name="Standard">
      <style:paragraph-properties fo:text-align="left" fo:break-before="auto" fo:line-height="138%" style:writing-mode="rl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P137" style:family="paragraph" style:parent-style-name="Standard">
      <style:paragraph-properties fo:text-align="left" fo:break-before="auto" fo:line-height="138%" style:writing-mode="rl-tb"/>
    </style:style>
    <style:style style:name="P138" style:family="paragraph" style:parent-style-name="Standard">
      <style:paragraph-properties fo:text-align="left" fo:break-before="auto" fo:line-height="138%" style:writing-mode="rl-tb"/>
    </style:style>
    <style:style style:name="P139" style:family="paragraph" style:parent-style-name="Standard">
      <style:paragraph-properties fo:text-align="left" fo:break-before="auto" fo:line-height="138%" style:writing-mode="rl-tb"/>
    </style:style>
    <style:style style:name="P140" style:family="paragraph" style:parent-style-name="Standard">
      <style:paragraph-properties fo:text-align="left" fo:break-before="auto" fo:line-height="138%" style:writing-mode="rl-tb"/>
    </style:style>
    <style:style style:name="P141" style:family="paragraph" style:parent-style-name="Standard">
      <style:paragraph-properties fo:text-align="left" fo:break-before="auto" fo:line-height="138%" style:writing-mode="rl-tb"/>
    </style:style>
    <style:style style:name="P142" style:family="paragraph" style:parent-style-name="Standard">
      <style:paragraph-properties fo:text-align="left" fo:break-before="auto" fo:line-height="138%" style:writing-mode="rl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P143" style:family="paragraph" style:parent-style-name="Standard">
      <style:paragraph-properties fo:text-align="left" fo:break-before="auto" fo:line-height="138%" style:writing-mode="rl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P144" style:family="paragraph" style:parent-style-name="Standard">
      <style:paragraph-properties fo:break-before="auto" fo:line-height="138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P145" style:family="paragraph" style:parent-style-name="Standard">
      <style:paragraph-properties fo:text-align="left" fo:break-before="auto" fo:line-height="138%" style:writing-mode="rl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P146" style:family="paragraph" style:parent-style-name="Standard">
      <style:paragraph-properties fo:break-before="auto" fo:line-height="138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P147" style:family="paragraph" style:parent-style-name="Standard">
      <style:paragraph-properties fo:text-align="left" fo:break-before="auto" fo:line-height="138%" style:writing-mode="rl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P148" style:family="paragraph" style:parent-style-name="Standard">
      <style:paragraph-properties fo:break-before="auto" fo:line-height="138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P149" style:family="paragraph" style:parent-style-name="Standard">
      <style:paragraph-properties fo:text-align="left" fo:break-before="auto" fo:line-height="138%" style:writing-mode="rl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P150" style:family="paragraph" style:parent-style-name="Standard">
      <style:paragraph-properties fo:break-before="auto" fo:line-height="138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P151" style:family="paragraph" style:parent-style-name="Standard">
      <style:paragraph-properties fo:text-align="left" fo:break-before="auto" fo:line-height="138%" style:writing-mode="rl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P152" style:family="paragraph" style:parent-style-name="Standard">
      <style:paragraph-properties fo:text-align="left" fo:break-before="auto" fo:line-height="138%" style:writing-mode="rl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P153" style:family="paragraph" style:parent-style-name="Standard">
      <style:paragraph-properties fo:text-align="left" fo:break-before="auto" fo:line-height="138%" style:writing-mode="rl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38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P156" style:family="paragraph" style:parent-style-name="Standard">
      <style:paragraph-properties fo:text-align="left" fo:break-before="auto" fo:line-height="138%" style:writing-mode="rl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T156_63" style:family="text"/>
    <style:style style:name="T156_64" style:family="text"/>
    <style:style style:name="T156_65" style:family="text"/>
    <style:style style:name="T156_66" style:family="text"/>
    <style:style style:name="T156_67" style:family="text"/>
    <style:style style:name="T156_68" style:family="text"/>
    <style:style style:name="T156_69" style:family="text"/>
    <style:style style:name="T156_70" style:family="text"/>
    <style:style style:name="T156_71" style:family="text"/>
    <style:style style:name="T156_72" style:family="text"/>
    <style:style style:name="T156_73" style:family="text"/>
    <style:style style:name="T156_74" style:family="text"/>
    <style:style style:name="T156_75" style:family="text"/>
    <style:style style:name="T156_76" style:family="text"/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Standard">
      <style:paragraph-properties fo:text-align="left" fo:break-before="auto" fo:line-height="138%" style:writing-mode="rl-tb"/>
    </style:style>
    <style:style style:name="T158_1" style:family="text"/>
    <style:style style:name="T158_2" style:family="text"/>
    <style:style style:name="P159" style:family="paragraph" style:parent-style-name="Standard">
      <style:paragraph-properties fo:text-align="left" fo:break-before="auto" fo:line-height="138%" style:writing-mode="rl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P160" style:family="paragraph" style:parent-style-name="Standard">
      <style:paragraph-properties fo:text-align="left" fo:break-before="auto" fo:line-height="138%" style:writing-mode="rl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P161" style:family="paragraph" style:parent-style-name="Standard">
      <style:paragraph-properties fo:text-align="left" fo:break-before="auto" fo:line-height="138%" style:writing-mode="rl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T161_77" style:family="text"/>
    <style:style style:name="T161_78" style:family="text"/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text-align="left" fo:break-before="auto" fo:line-height="138%" style:writing-mode="rl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text-align="left" fo:break-before="auto" fo:line-height="138%" style:writing-mode="rl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T165_69" style:family="text"/>
    <style:style style:name="T165_70" style:family="text"/>
    <style:style style:name="T165_71" style:family="text"/>
    <style:style style:name="T165_72" style:family="text"/>
    <style:style style:name="T165_73" style:family="text"/>
    <style:style style:name="T165_74" style:family="text"/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38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P168" style:family="paragraph" style:parent-style-name="Standard">
      <style:paragraph-properties fo:break-before="auto" fo:line-height="138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P169" style:family="paragraph" style:parent-style-name="Standard">
      <style:paragraph-properties fo:break-before="auto" fo:line-height="138%" style:writing-mode="lr-tb"/>
    </style:style>
    <style:style style:name="T169_1" style:family="text"/>
    <style:style style:name="P170" style:family="paragraph" style:parent-style-name="Standard">
      <style:paragraph-properties fo:break-before="auto" fo:line-height="138%" style:writing-mode="lr-tb"/>
    </style:style>
    <style:style style:name="T170_1" style:family="text"/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text-align="left" fo:break-before="auto" fo:line-height="138%" style:writing-mode="rl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T172_52" style:family="text"/>
    <style:style style:name="T172_53" style:family="text"/>
    <style:style style:name="T172_54" style:family="text"/>
    <style:style style:name="T172_55" style:family="text"/>
    <style:style style:name="T172_56" style:family="text"/>
    <style:style style:name="T172_57" style:family="text"/>
    <style:style style:name="T172_58" style:family="text"/>
    <style:style style:name="T172_59" style:family="text"/>
    <style:style style:name="T172_60" style:family="text"/>
    <style:style style:name="T172_61" style:family="text"/>
    <style:style style:name="T172_62" style:family="text"/>
    <style:style style:name="T172_63" style:family="text"/>
    <style:style style:name="T172_64" style:family="text"/>
    <style:style style:name="T172_65" style:family="text"/>
    <style:style style:name="T172_66" style:family="text"/>
    <style:style style:name="T172_67" style:family="text"/>
    <style:style style:name="T172_68" style:family="text"/>
    <style:style style:name="T172_69" style:family="text"/>
    <style:style style:name="T172_70" style:family="text"/>
    <style:style style:name="T172_71" style:family="text"/>
    <style:style style:name="T172_72" style:family="text"/>
    <style:style style:name="T172_73" style:family="text"/>
    <style:style style:name="T172_74" style:family="text"/>
    <style:style style:name="T172_75" style:family="text"/>
    <style:style style:name="T172_76" style:family="text"/>
    <style:style style:name="T172_77" style:family="text"/>
    <style:style style:name="T172_78" style:family="text"/>
    <style:style style:name="T172_79" style:family="text"/>
    <style:style style:name="T172_80" style:family="text"/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38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P175" style:family="paragraph" style:parent-style-name="Standard">
      <style:paragraph-properties fo:break-before="auto" fo:line-height="138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text-align="left" fo:break-before="auto" fo:line-height="138%" style:writing-mode="rl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P178" style:family="paragraph" style:parent-style-name="Standard">
      <style:paragraph-properties fo:text-align="left" fo:break-before="auto" fo:line-height="138%" style:writing-mode="rl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T178_78" style:family="text"/>
    <style:style style:name="T178_79" style:family="text"/>
    <style:style style:name="T178_80" style:family="text"/>
    <style:style style:name="T178_81" style:family="text"/>
    <style:style style:name="T178_82" style:family="text"/>
    <style:style style:name="T178_83" style:family="text"/>
    <style:style style:name="T178_84" style:family="text"/>
    <style:style style:name="T178_85" style:family="text"/>
    <style:style style:name="T178_86" style:family="text"/>
    <style:style style:name="T178_87" style:family="text"/>
    <style:style style:name="T178_88" style:family="text"/>
    <style:style style:name="T178_89" style:family="text"/>
    <style:style style:name="T178_90" style:family="text"/>
    <style:style style:name="T178_91" style:family="text"/>
    <style:style style:name="T178_92" style:family="text"/>
    <style:style style:name="T178_93" style:family="text"/>
    <style:style style:name="T178_94" style:family="text"/>
    <style:style style:name="T178_95" style:family="text"/>
    <style:style style:name="T178_96" style:family="text"/>
    <style:style style:name="T178_97" style:family="text"/>
    <style:style style:name="T178_98" style:family="text"/>
    <style:style style:name="T178_99" style:family="text"/>
    <style:style style:name="T178_100" style:family="text"/>
    <style:style style:name="T178_101" style:family="text"/>
    <style:style style:name="T178_102" style:family="text"/>
    <style:style style:name="T178_103" style:family="text"/>
    <style:style style:name="T178_104" style:family="text"/>
    <style:style style:name="T178_105" style:family="text"/>
    <style:style style:name="T178_106" style:family="text"/>
    <style:style style:name="T178_107" style:family="text"/>
    <style:style style:name="T178_108" style:family="text"/>
    <style:style style:name="T178_109" style:family="text"/>
    <style:style style:name="T178_110" style:family="text"/>
    <style:style style:name="T178_111" style:family="text"/>
    <style:style style:name="T178_112" style:family="text"/>
    <style:style style:name="T178_113" style:family="text"/>
    <style:style style:name="T178_114" style:family="text"/>
    <style:style style:name="T178_115" style:family="text"/>
    <style:style style:name="T178_116" style:family="text"/>
    <style:style style:name="T178_117" style:family="text"/>
    <style:style style:name="T178_118" style:family="text"/>
    <style:style style:name="T178_119" style:family="text"/>
    <style:style style:name="T178_120" style:family="text"/>
    <style:style style:name="T178_121" style:family="text"/>
    <style:style style:name="T178_122" style:family="text"/>
    <style:style style:name="T178_123" style:family="text"/>
    <style:style style:name="T178_124" style:family="text"/>
    <style:style style:name="T178_125" style:family="text"/>
    <style:style style:name="T178_126" style:family="text"/>
    <style:style style:name="T178_127" style:family="text"/>
    <style:style style:name="T178_128" style:family="text"/>
    <style:style style:name="T178_129" style:family="text"/>
    <style:style style:name="T178_130" style:family="text"/>
    <style:style style:name="T178_131" style:family="text"/>
    <style:style style:name="T178_132" style:family="text"/>
    <style:style style:name="T178_133" style:family="text"/>
    <style:style style:name="T178_134" style:family="text"/>
    <style:style style:name="T178_135" style:family="text"/>
    <style:style style:name="T178_136" style:family="text"/>
    <style:style style:name="T178_137" style:family="text"/>
    <style:style style:name="T178_138" style:family="text"/>
    <style:style style:name="T178_139" style:family="text"/>
    <style:style style:name="T178_140" style:family="text"/>
    <style:style style:name="T178_141" style:family="text"/>
    <style:style style:name="T178_142" style:family="text"/>
    <style:style style:name="T178_143" style:family="text"/>
    <style:style style:name="T178_144" style:family="text"/>
    <style:style style:name="T178_145" style:family="text"/>
    <style:style style:name="T178_146" style:family="text"/>
    <style:style style:name="P179" style:family="paragraph" style:parent-style-name="Standard">
      <style:paragraph-properties fo:text-align="left" fo:break-before="auto" fo:line-height="138%" style:writing-mode="rl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/>
    <style:style style:name="T179_59" style:family="text"/>
    <style:style style:name="T179_60" style:family="text"/>
    <style:style style:name="T179_61" style:family="text"/>
    <style:style style:name="T179_62" style:family="text"/>
    <style:style style:name="T179_63" style:family="text"/>
    <style:style style:name="T179_64" style:family="text"/>
    <style:style style:name="T179_65" style:family="text"/>
    <style:style style:name="T179_66" style:family="text"/>
    <style:style style:name="T179_67" style:family="text"/>
    <style:style style:name="T179_68" style:family="text"/>
    <style:style style:name="T179_69" style:family="text"/>
    <style:style style:name="T179_70" style:family="text"/>
    <style:style style:name="T179_71" style:family="text"/>
    <style:style style:name="T179_72" style:family="text">
      <style:text-properties fo:color="#1155cc" style:text-underline-style="solid" style:text-underline-color="font-color"/>
    </style:style>
    <style:style style:name="T179_73" style:family="text"/>
    <style:style style:name="T179_74" style:family="text">
      <style:text-properties fo:color="#1155cc" style:text-underline-style="solid" style:text-underline-color="font-color"/>
    </style:style>
    <style:style style:name="T179_75" style:family="text"/>
    <style:style style:name="T179_76" style:family="text">
      <style:text-properties fo:color="#1155cc" style:text-underline-style="solid" style:text-underline-color="font-color"/>
    </style:style>
    <style:style style:name="T179_77" style:family="text"/>
    <style:style style:name="T179_78" style:family="text">
      <style:text-properties fo:color="#1155cc" style:text-underline-style="solid" style:text-underline-color="font-color"/>
    </style:style>
    <style:style style:name="T179_79" style:family="text"/>
    <style:style style:name="T179_80" style:family="text">
      <style:text-properties fo:color="#1155cc" style:text-underline-style="solid" style:text-underline-color="font-color"/>
    </style:style>
    <style:style style:name="T179_81" style:family="text"/>
    <style:style style:name="T179_82" style:family="text">
      <style:text-properties fo:color="#1155cc" style:text-underline-style="solid" style:text-underline-color="font-color"/>
    </style:style>
    <style:style style:name="T179_83" style:family="text"/>
    <style:style style:name="T179_84" style:family="text">
      <style:text-properties fo:color="#1155cc" style:text-underline-style="solid" style:text-underline-color="font-color"/>
    </style:style>
    <style:style style:name="T179_85" style:family="text"/>
    <style:style style:name="T179_86" style:family="text">
      <style:text-properties fo:color="#1155cc" style:text-underline-style="solid" style:text-underline-color="font-color"/>
    </style:style>
    <style:style style:name="T179_87" style:family="text"/>
    <style:style style:name="T179_88" style:family="text">
      <style:text-properties fo:color="#1155cc" style:text-underline-style="solid" style:text-underline-color="font-color"/>
    </style:style>
    <style:style style:name="T179_89" style:family="text"/>
    <style:style style:name="T179_90" style:family="text">
      <style:text-properties fo:color="#1155cc" style:text-underline-style="solid" style:text-underline-color="font-color"/>
    </style:style>
    <style:style style:name="T179_91" style:family="text"/>
    <style:style style:name="T179_92" style:family="text">
      <style:text-properties fo:color="#1155cc" style:text-underline-style="solid" style:text-underline-color="font-color"/>
    </style:style>
    <style:style style:name="T179_93" style:family="text"/>
    <style:style style:name="T179_94" style:family="text"/>
    <style:style style:name="T179_95" style:family="text"/>
    <style:style style:name="T179_96" style:family="text"/>
    <style:style style:name="T179_97" style:family="text"/>
    <style:style style:name="T179_98" style:family="text"/>
    <style:style style:name="T179_99" style:family="text"/>
    <style:style style:name="T179_100" style:family="text"/>
    <style:style style:name="T179_101" style:family="text"/>
    <style:style style:name="T179_102" style:family="text"/>
    <style:style style:name="T179_103" style:family="text"/>
    <style:style style:name="T179_104" style:family="text"/>
    <style:style style:name="T179_105" style:family="text"/>
    <style:style style:name="T179_106" style:family="text"/>
    <style:style style:name="T179_107" style:family="text"/>
    <style:style style:name="T179_108" style:family="text"/>
    <style:style style:name="T179_109" style:family="text"/>
    <style:style style:name="T179_110" style:family="text"/>
    <style:style style:name="T179_111" style:family="text"/>
    <style:style style:name="T179_112" style:family="text"/>
    <style:style style:name="T179_113" style:family="text"/>
    <style:style style:name="T179_114" style:family="text"/>
    <style:style style:name="T179_115" style:family="text"/>
    <style:style style:name="T179_116" style:family="text"/>
    <style:style style:name="T179_117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text-align="left" fo:break-before="auto" fo:line-height="138%" style:writing-mode="rl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P182" style:family="paragraph" style:parent-style-name="Standard">
      <style:paragraph-properties fo:break-before="auto" fo:line-height="138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P183" style:family="paragraph" style:parent-style-name="Standard">
      <style:paragraph-properties fo:text-align="left" fo:break-before="auto" fo:line-height="138%" style:writing-mode="rl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P184" style:family="paragraph" style:parent-style-name="Standard">
      <style:paragraph-properties fo:break-before="auto" fo:line-height="138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P185" style:family="paragraph" style:parent-style-name="Standard">
      <style:paragraph-properties fo:text-align="left" fo:break-before="auto" fo:line-height="138%" style:writing-mode="rl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P186" style:family="paragraph" style:parent-style-name="Standard">
      <style:paragraph-properties fo:break-before="auto" fo:line-height="138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P187" style:family="paragraph" style:parent-style-name="Standard">
      <style:paragraph-properties fo:text-align="left" fo:break-before="auto" fo:line-height="138%" style:writing-mode="rl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P188" style:family="paragraph" style:parent-style-name="Standard">
      <style:paragraph-properties fo:break-before="auto" fo:line-height="138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P189" style:family="paragraph" style:parent-style-name="Standard">
      <style:paragraph-properties fo:text-align="left" fo:break-before="auto" fo:line-height="138%" style:writing-mode="rl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P190" style:family="paragraph" style:parent-style-name="Standard">
      <style:paragraph-properties fo:break-before="auto" fo:line-height="138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P191" style:family="paragraph" style:parent-style-name="Standard">
      <style:paragraph-properties fo:text-align="left" fo:break-before="auto" fo:line-height="138%" style:writing-mode="rl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P192" style:family="paragraph" style:parent-style-name="Standard">
      <style:paragraph-properties fo:break-before="auto" fo:line-height="138%" style:writing-mode="lr-tb"/>
    </style:style>
    <style:style style:name="T192_1" style:family="text"/>
    <style:style style:name="T192_2" style:family="text"/>
    <style:style style:name="P193" style:family="paragraph" style:parent-style-name="Standard">
      <style:paragraph-properties fo:text-align="left" fo:break-before="auto" fo:line-height="138%" style:writing-mode="rl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P194" style:family="paragraph" style:parent-style-name="Standard">
      <style:paragraph-properties fo:break-before="auto" fo:line-height="138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P195" style:family="paragraph" style:parent-style-name="Standard">
      <style:paragraph-properties fo:text-align="left" fo:break-before="auto" fo:line-height="138%" style:writing-mode="rl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P196" style:family="paragraph" style:parent-style-name="Standard">
      <style:paragraph-properties fo:break-before="auto" fo:line-height="138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P197" style:family="paragraph" style:parent-style-name="Standard">
      <style:paragraph-properties fo:text-align="left" fo:break-before="auto" fo:line-height="138%" style:writing-mode="rl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P198" style:family="paragraph" style:parent-style-name="Standard">
      <style:paragraph-properties fo:break-before="auto" fo:line-height="138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P199" style:family="paragraph" style:parent-style-name="Standard">
      <style:paragraph-properties fo:text-align="left" fo:break-before="auto" fo:line-height="138%" style:writing-mode="rl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P200" style:family="paragraph" style:parent-style-name="Standard">
      <style:paragraph-properties fo:break-before="auto" fo:line-height="138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P201" style:family="paragraph" style:parent-style-name="Standard">
      <style:paragraph-properties fo:text-align="left" fo:break-before="auto" fo:line-height="138%" style:writing-mode="rl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P202" style:family="paragraph" style:parent-style-name="Standard">
      <style:paragraph-properties fo:break-before="auto" fo:line-height="138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P203" style:family="paragraph" style:parent-style-name="Standard">
      <style:paragraph-properties fo:text-align="left" fo:break-before="auto" fo:line-height="138%" style:writing-mode="rl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Standard">
      <style:paragraph-properties fo:text-align="left" fo:break-before="auto" fo:line-height="138%" style:writing-mode="rl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P206" style:family="paragraph" style:parent-style-name="Standard">
      <style:paragraph-properties fo:text-align="left" fo:break-before="auto" fo:line-height="138%" style:writing-mode="rl-tb"/>
    </style:style>
    <style:style style:name="T206_1" style:family="text"/>
    <style:style style:name="T206_2" style:family="text"/>
    <style:style style:name="P207" style:family="paragraph" style:parent-style-name="Standard">
      <style:paragraph-properties fo:text-align="left" fo:break-before="auto" fo:line-height="138%" style:writing-mode="rl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T207_47" style:family="text"/>
    <style:style style:name="T207_48" style:family="text"/>
    <style:style style:name="T207_49" style:family="text"/>
    <style:style style:name="T207_50" style:family="text"/>
    <style:style style:name="T207_51" style:family="text"/>
    <style:style style:name="T207_52" style:family="text"/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Standard">
      <style:paragraph-properties fo:break-before="auto" fo:line-height="138%" style:writing-mode="lr-tb"/>
    </style:style>
    <style:style style:name="T209_1" style:family="text"/>
    <style:style style:name="T209_2" style:family="text"/>
    <style:style style:name="T209_3" style:family="text"/>
    <style:style style:name="P210" style:family="paragraph" style:parent-style-name="Standard">
      <style:paragraph-properties fo:break-before="auto" fo:line-height="115%" style:writing-mode="lr-tb"/>
    </style:style>
    <style:style style:name="P211" style:family="paragraph" style:parent-style-name="Standard">
      <style:paragraph-properties fo:break-before="auto" fo:line-height="138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>
      <style:text-properties fo:color="#1155cc" style:text-underline-style="solid" style:text-underline-color="font-color"/>
    </style:style>
    <style:style style:name="T211_9" style:family="text"/>
    <style:style style:name="T211_10" style:family="text">
      <style:text-properties fo:color="#1155cc" style:text-underline-style="solid" style:text-underline-color="font-color"/>
    </style:style>
    <style:style style:name="T211_11" style:family="text"/>
    <style:style style:name="T211_12" style:family="text">
      <style:text-properties fo:color="#1155cc" style:text-underline-style="solid" style:text-underline-color="font-color"/>
    </style:style>
    <style:style style:name="T211_13" style:family="text"/>
    <style:style style:name="T211_14" style:family="text">
      <style:text-properties fo:color="#1155cc" style:text-underline-style="solid" style:text-underline-color="font-color"/>
    </style:style>
    <style:style style:name="T211_15" style:family="text"/>
    <style:style style:name="T211_16" style:family="text">
      <style:text-properties fo:color="#1155cc" style:text-underline-style="solid" style:text-underline-color="font-color"/>
    </style:style>
    <style:style style:name="T211_17" style:family="text"/>
    <style:style style:name="T211_18" style:family="text">
      <style:text-properties fo:color="#1155cc" style:text-underline-style="solid" style:text-underline-color="font-color"/>
    </style:style>
    <style:style style:name="T211_19" style:family="text"/>
    <style:style style:name="T211_20" style:family="text">
      <style:text-properties fo:color="#1155cc" style:text-underline-style="solid" style:text-underline-color="font-color"/>
    </style:style>
    <style:style style:name="T211_21" style:family="text"/>
    <style:style style:name="T211_22" style:family="text">
      <style:text-properties fo:color="#1155cc" style:text-underline-style="solid" style:text-underline-color="font-color"/>
    </style:style>
    <style:style style:name="T211_23" style:family="text"/>
    <style:style style:name="T211_24" style:family="text">
      <style:text-properties fo:color="#1155cc" style:text-underline-style="solid" style:text-underline-color="font-color"/>
    </style:style>
    <style:style style:name="T211_25" style:family="text"/>
    <style:style style:name="P212" style:family="paragraph" style:parent-style-name="Standard">
      <style:paragraph-properties fo:break-before="auto" fo:line-height="138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P213" style:family="paragraph" style:parent-style-name="Standard">
      <style:paragraph-properties fo:break-before="auto" fo:line-height="138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text-align="left" fo:break-before="auto" fo:line-height="138%" style:writing-mode="rl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>
      <style:text-properties fo:color="#1155cc" style:text-underline-style="solid" style:text-underline-color="font-color"/>
    </style:style>
    <style:style style:name="T215_33" style:family="text"/>
    <style:style style:name="T215_34" style:family="text">
      <style:text-properties fo:color="#1155cc" style:text-underline-style="solid" style:text-underline-color="font-color"/>
    </style:style>
    <style:style style:name="T215_35" style:family="text"/>
    <style:style style:name="T215_36" style:family="text">
      <style:text-properties fo:color="#1155cc" style:text-underline-style="solid" style:text-underline-color="font-color"/>
    </style:style>
    <style:style style:name="T215_37" style:family="text"/>
    <style:style style:name="T215_38" style:family="text">
      <style:text-properties fo:color="#1155cc" style:text-underline-style="solid" style:text-underline-color="font-color"/>
    </style:style>
    <style:style style:name="T215_39" style:family="text"/>
    <style:style style:name="T215_40" style:family="text">
      <style:text-properties fo:color="#1155cc" style:text-underline-style="solid" style:text-underline-color="font-color"/>
    </style:style>
    <style:style style:name="T215_41" style:family="text"/>
    <style:style style:name="T215_42" style:family="text">
      <style:text-properties fo:color="#1155cc" style:text-underline-style="solid" style:text-underline-color="font-color"/>
    </style:style>
    <style:style style:name="T215_43" style:family="text"/>
    <style:style style:name="T215_44" style:family="text">
      <style:text-properties fo:color="#1155cc" style:text-underline-style="solid" style:text-underline-color="font-color"/>
    </style:style>
    <style:style style:name="T215_45" style:family="text"/>
    <style:style style:name="T215_46" style:family="text">
      <style:text-properties fo:color="#1155cc" style:text-underline-style="solid" style:text-underline-color="font-color"/>
    </style:style>
    <style:style style:name="T215_47" style:family="text"/>
    <style:style style:name="T215_48" style:family="text">
      <style:text-properties fo:color="#1155cc" style:text-underline-style="solid" style:text-underline-color="font-color"/>
    </style:style>
    <style:style style:name="T215_49" style:family="text"/>
    <style:style style:name="T215_50" style:family="text">
      <style:text-properties fo:color="#1155cc" style:text-underline-style="solid" style:text-underline-color="font-color"/>
    </style:style>
    <style:style style:name="T215_51" style:family="text"/>
    <style:style style:name="T215_52" style:family="text">
      <style:text-properties fo:color="#1155cc" style:text-underline-style="solid" style:text-underline-color="font-color"/>
    </style:style>
    <style:style style:name="T215_53" style:family="text"/>
    <style:style style:name="T215_54" style:family="text">
      <style:text-properties fo:color="#1155cc" style:text-underline-style="solid" style:text-underline-color="font-color"/>
    </style:style>
    <style:style style:name="T215_55" style:family="text"/>
    <style:style style:name="T215_56" style:family="text">
      <style:text-properties fo:color="#1155cc" style:text-underline-style="solid" style:text-underline-color="font-color"/>
    </style:style>
    <style:style style:name="P21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21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فصل</text:span><text:span text:style-name="T1_2"><text:s/>۱۴</text:span></text:p>
      <text:p text:style-name="P2"/>
      <text:p text:style-name="P3"><text:span text:style-name="T3_1">فایل</text:span><text:span text:style-name="T3_2"><text:s/></text:span><text:span text:style-name="T3_3">ها</text:span></text:p>
      <text:p text:style-name="P4"/>
      <text:p text:style-name="P5"><text:span text:style-name="T5_1">این</text:span><text:span text:style-name="T5_2"><text:s/></text:span><text:span text:style-name="T5_3">فصل</text:span><text:span text:style-name="T5_4"><text:s/></text:span><text:span text:style-name="T5_5">به</text:span><text:span text:style-name="T5_6"><text:s/></text:span><text:span text:style-name="T5_7">معرفی</text:span><text:span text:style-name="T5_8"><text:s/></text:span><text:span text:style-name="T5_9">ایده</text:span><text:span text:style-name="T5_10"><text:s/></text:span><text:span text:style-name="T5_11">برنامه</text:span><text:span text:style-name="T5_12"><text:s/></text:span><text:span text:style-name="T5_13">های</text:span><text:span text:style-name="T5_14"><text:s/></text:span><text:span text:style-name="T5_15">ماندگار</text:span><text:span text:style-name="T5_16"><text:s/>(</text:span><text:span text:style-name="T5_17">Persistent</text:span><text:span text:style-name="T5_18">)<text:s/></text:span><text:span text:style-name="T5_19">که</text:span><text:span text:style-name="T5_20"><text:s/></text:span><text:span text:style-name="T5_21">داده</text:span><text:span text:style-name="T5_22"><text:s/></text:span><text:span text:style-name="T5_23">ها</text:span><text:span text:style-name="T5_24"><text:s/></text:span><text:span text:style-name="T5_25">را</text:span><text:span text:style-name="T5_26"><text:s/></text:span><text:span text:style-name="T5_27">به</text:span><text:span text:style-name="T5_28"><text:s/></text:span><text:span text:style-name="T5_29">صورت</text:span><text:span text:style-name="T5_30"><text:s/></text:span><text:span text:style-name="T5_31">دائمی</text:span><text:span text:style-name="T5_32"><text:s/></text:span><text:span text:style-name="T5_33">در</text:span><text:span text:style-name="T5_34"><text:s/></text:span><text:span text:style-name="T5_35">حافظه</text:span><text:span text:style-name="T5_36"><text:s/></text:span><text:span text:style-name="T5_37">ذخیره</text:span><text:span text:style-name="T5_38"><text:s/></text:span><text:span text:style-name="T5_39">سازی</text:span><text:span text:style-name="T5_40"><text:s/></text:span><text:span text:style-name="T5_41">میکنند</text:span><text:span text:style-name="T5_42"><text:s/></text:span><text:span text:style-name="T5_43">اختصاص</text:span><text:span text:style-name="T5_44"><text:s/></text:span><text:span text:style-name="T5_45">دارد</text:span><text:span text:style-name="T5_46"><text:s/></text:span><text:span text:style-name="T5_47">وهمچنین</text:span><text:span text:style-name="T5_48"><text:s/></text:span><text:span text:style-name="T5_49">روش</text:span><text:span text:style-name="T5_50"><text:s/></text:span><text:span text:style-name="T5_51">های</text:span><text:span text:style-name="T5_52"><text:s/></text:span><text:span text:style-name="T5_53">مختلف</text:span><text:span text:style-name="T5_54"><text:s/></text:span><text:span text:style-name="T5_55">استفاده</text:span><text:span text:style-name="T5_56"><text:s/></text:span><text:span text:style-name="T5_57">از</text:span><text:span text:style-name="T5_58"><text:s/></text:span><text:span text:style-name="T5_59">حافظه</text:span><text:span text:style-name="T5_60"><text:s/></text:span><text:span text:style-name="T5_61">ی</text:span><text:span text:style-name="T5_62"><text:s/></text:span><text:span text:style-name="T5_63">دائمی</text:span><text:span text:style-name="T5_64"><text:s/>(</text:span><text:span text:style-name="T5_65">مثل</text:span><text:span text:style-name="T5_66"><text:s/></text:span><text:span text:style-name="T5_67">فایل</text:span><text:span text:style-name="T5_68"><text:s/></text:span><text:span text:style-name="T5_69">ها</text:span><text:span text:style-name="T5_70"><text:s/></text:span><text:span text:style-name="T5_71">و</text:span><text:span text:style-name="T5_72"><text:s/></text:span><text:span text:style-name="T5_73">پایگاه</text:span><text:span text:style-name="T5_74"><text:s/></text:span><text:span text:style-name="T5_75">داده</text:span><text:span text:style-name="T5_76">)<text:s/></text:span><text:span text:style-name="T5_77">را</text:span><text:span text:style-name="T5_78"><text:s/></text:span><text:span text:style-name="T5_79">نشان</text:span><text:span text:style-name="T5_80"><text:s/></text:span><text:span text:style-name="T5_81">میدهد</text:span><text:span text:style-name="T5_82">.</text:span></text:p>
      <text:p text:style-name="P6"/>
      <text:p text:style-name="P7"><text:span text:style-name="T7_1">۱۴.۱<text:s/></text:span><text:span text:style-name="T7_2">ماندگاری</text:span></text:p>
      <text:p text:style-name="P8"><text:span text:style-name="T8_1">بیشتر</text:span><text:span text:style-name="T8_2"><text:s/></text:span><text:span text:style-name="T8_3">برنامه</text:span><text:span text:style-name="T8_4"><text:s/></text:span><text:span text:style-name="T8_5">هایی</text:span><text:span text:style-name="T8_6"><text:s/></text:span><text:span text:style-name="T8_7">که</text:span><text:span text:style-name="T8_8"><text:s/></text:span><text:span text:style-name="T8_9">ما</text:span><text:span text:style-name="T8_10"><text:s/></text:span><text:span text:style-name="T8_11">تابحال</text:span><text:span text:style-name="T8_12"><text:s/></text:span><text:span text:style-name="T8_13">دیده</text:span><text:span text:style-name="T8_14"><text:s/></text:span><text:span text:style-name="T8_15">ایم</text:span><text:span text:style-name="T8_16"><text:s/></text:span><text:span text:style-name="T8_17">گذرا</text:span><text:span text:style-name="T8_18"><text:s/></text:span><text:span text:style-name="T8_19">بوده</text:span><text:span text:style-name="T8_20"><text:s/></text:span><text:span text:style-name="T8_21">اند</text:span><text:span text:style-name="T8_22">،<text:s/></text:span><text:span text:style-name="T8_23">به</text:span><text:span text:style-name="T8_24"><text:s/></text:span><text:span text:style-name="T8_25">این</text:span><text:span text:style-name="T8_26"><text:s/></text:span><text:span text:style-name="T8_27">معنا</text:span><text:span text:style-name="T8_28"><text:s/></text:span><text:span text:style-name="T8_29">که</text:span><text:span text:style-name="T8_30"><text:s/></text:span><text:span text:style-name="T8_31">برای</text:span><text:span text:style-name="T8_32"><text:s/></text:span><text:span text:style-name="T8_33">زمان</text:span><text:span text:style-name="T8_34"><text:s/></text:span><text:span text:style-name="T8_35">کوتاهی</text:span><text:span text:style-name="T8_36"><text:s/></text:span><text:span text:style-name="T8_37">اجرا</text:span><text:span text:style-name="T8_38"><text:s/></text:span><text:span text:style-name="T8_39">میشده</text:span><text:span text:style-name="T8_40"><text:s/></text:span><text:span text:style-name="T8_41">اند</text:span><text:span text:style-name="T8_42"><text:s/></text:span><text:span text:style-name="T8_43">و</text:span><text:span text:style-name="T8_44"><text:s/></text:span><text:span text:style-name="T8_45">خروجی</text:span><text:span text:style-name="T8_46"><text:s/></text:span><text:span text:style-name="T8_47">خود</text:span><text:span text:style-name="T8_48"><text:s/></text:span><text:span text:style-name="T8_49">را</text:span><text:span text:style-name="T8_50"><text:s/></text:span><text:span text:style-name="T8_51">چاپ</text:span><text:span text:style-name="T8_52"><text:s/></text:span><text:span text:style-name="T8_53">میکرده</text:span><text:span text:style-name="T8_54"><text:s/></text:span><text:span text:style-name="T8_55">اند</text:span><text:span text:style-name="T8_56">،<text:s/></text:span><text:span text:style-name="T8_57">اما</text:span><text:span text:style-name="T8_58"><text:s/></text:span><text:span text:style-name="T8_59">وقتی</text:span><text:span text:style-name="T8_60"><text:s/></text:span><text:span text:style-name="T8_61">اجرای</text:span><text:span text:style-name="T8_62"><text:s/></text:span><text:span text:style-name="T8_63">آنها</text:span><text:span text:style-name="T8_64"><text:s/></text:span><text:span text:style-name="T8_65">تمام</text:span><text:span text:style-name="T8_66"><text:s/></text:span><text:span text:style-name="T8_67">میشود</text:span><text:span text:style-name="T8_68">،<text:s/></text:span><text:span text:style-name="T8_69">داده</text:span><text:span text:style-name="T8_70"><text:s/></text:span><text:span text:style-name="T8_71">آنها</text:span><text:span text:style-name="T8_72"><text:s/></text:span><text:span text:style-name="T8_73">از</text:span><text:span text:style-name="T8_74"><text:s/></text:span><text:span text:style-name="T8_75">بین</text:span><text:span text:style-name="T8_76"><text:s/></text:span><text:span text:style-name="T8_77">میرود</text:span><text:span text:style-name="T8_78">.<text:s/></text:span><text:span text:style-name="T8_79">اگر</text:span><text:span text:style-name="T8_80"><text:s/></text:span><text:span text:style-name="T8_81">شما</text:span><text:span text:style-name="T8_82"><text:s/></text:span><text:span text:style-name="T8_83">دوباره</text:span><text:span text:style-name="T8_84"><text:s/></text:span><text:span text:style-name="T8_85">آن</text:span><text:span text:style-name="T8_86"><text:s/></text:span><text:span text:style-name="T8_87">برنامه</text:span><text:span text:style-name="T8_88"><text:s/></text:span><text:span text:style-name="T8_89">را</text:span><text:span text:style-name="T8_90"><text:s/></text:span><text:span text:style-name="T8_91">اجرا</text:span><text:span text:style-name="T8_92"><text:s/></text:span><text:span text:style-name="T8_93">کنید</text:span><text:span text:style-name="T8_94">،<text:s/></text:span><text:span text:style-name="T8_95">آن</text:span><text:span text:style-name="T8_96"><text:s/></text:span><text:span text:style-name="T8_97">برنامه</text:span><text:span text:style-name="T8_98"><text:s/></text:span><text:span text:style-name="T8_99">در</text:span><text:span text:style-name="T8_100"><text:s/></text:span><text:span text:style-name="T8_101">یک</text:span><text:span text:style-name="T8_102"><text:s/></text:span><text:span text:style-name="T8_103">محیط</text:span><text:span text:style-name="T8_104"><text:s/></text:span><text:span text:style-name="T8_105">تازه</text:span><text:span text:style-name="T8_106"><text:s/></text:span><text:span text:style-name="T8_107">شروع</text:span><text:span text:style-name="T8_108"><text:s/></text:span><text:span text:style-name="T8_109">به</text:span><text:span text:style-name="T8_110"><text:s/></text:span><text:span text:style-name="T8_111">کار</text:span><text:span text:style-name="T8_112"><text:s/></text:span><text:span text:style-name="T8_113">میکند</text:span><text:span text:style-name="T8_114">.</text:span></text:p>
      <text:p text:style-name="P9"><text:span text:style-name="T9_1">بقیه</text:span><text:span text:style-name="T9_2"><text:s/></text:span><text:span text:style-name="T9_3">برنامه</text:span><text:span text:style-name="T9_4"><text:s/></text:span><text:span text:style-name="T9_5">ها</text:span><text:span text:style-name="T9_6"><text:s/></text:span><text:span text:style-name="T9_7">ماندگار</text:span><text:span text:style-name="T9_8"><text:s/></text:span><text:span text:style-name="T9_9">هستند</text:span><text:span text:style-name="T9_10">:<text:s/></text:span><text:span text:style-name="T9_11">برای</text:span><text:span text:style-name="T9_12"><text:s/></text:span><text:span text:style-name="T9_13">زمان</text:span><text:span text:style-name="T9_14"><text:s/></text:span><text:span text:style-name="T9_15">زیادی</text:span><text:span text:style-name="T9_16"><text:s/>(</text:span><text:span text:style-name="T9_17">یا</text:span><text:span text:style-name="T9_18"><text:s/></text:span><text:span text:style-name="T9_19">همیشه</text:span><text:span text:style-name="T9_20">)<text:s/></text:span><text:span text:style-name="T9_21">اجرا</text:span><text:span text:style-name="T9_22"><text:s/></text:span><text:span text:style-name="T9_23">میشوند</text:span><text:span text:style-name="T9_24">؛<text:s/></text:span><text:span text:style-name="T9_25">آنها</text:span><text:span text:style-name="T9_26"><text:s/></text:span><text:span text:style-name="T9_27">حداقل</text:span><text:span text:style-name="T9_28"><text:s/></text:span><text:span text:style-name="T9_29">بخشی</text:span><text:span text:style-name="T9_30"><text:s/></text:span><text:span text:style-name="T9_31">از</text:span><text:span text:style-name="T9_32"><text:s/></text:span><text:span text:style-name="T9_33">داده</text:span><text:span text:style-name="T9_34"><text:s/></text:span><text:span text:style-name="T9_35">خود</text:span><text:span text:style-name="T9_36"><text:s/></text:span><text:span text:style-name="T9_37">را</text:span><text:span text:style-name="T9_38"><text:s/></text:span><text:span text:style-name="T9_39">در</text:span><text:span text:style-name="T9_40"><text:s/></text:span><text:span text:style-name="T9_41">حافظه</text:span><text:span text:style-name="T9_42"><text:s/></text:span><text:span text:style-name="T9_43">دائمی</text:span><text:span text:style-name="T9_44"><text:s/>(</text:span><text:span text:style-name="T9_45">برای</text:span><text:span text:style-name="T9_46"><text:s/></text:span><text:span text:style-name="T9_47">مثال</text:span><text:span text:style-name="T9_48"><text:s/></text:span><text:span text:style-name="T9_49">دیسک</text:span><text:span text:style-name="T9_50"><text:s/></text:span><text:span text:style-name="T9_51">سخت</text:span><text:span text:style-name="T9_52">)<text:s/></text:span><text:span text:style-name="T9_53">نگه</text:span><text:span text:style-name="T9_54"><text:s/></text:span><text:span text:style-name="T9_55">داری</text:span><text:span text:style-name="T9_56"><text:s/></text:span><text:span text:style-name="T9_57">میکنند</text:span><text:span text:style-name="T9_58">؛<text:s/></text:span><text:span text:style-name="T9_59">و</text:span><text:span text:style-name="T9_60"><text:s/></text:span><text:span text:style-name="T9_61">اگر</text:span><text:span text:style-name="T9_62"><text:s/></text:span><text:span text:style-name="T9_63">آن</text:span><text:span text:style-name="T9_64"><text:s/></text:span><text:span text:style-name="T9_65">برنامه</text:span><text:span text:style-name="T9_66"><text:s/></text:span><text:span text:style-name="T9_67">ها</text:span><text:span text:style-name="T9_68"><text:s/></text:span><text:span text:style-name="T9_69">بسته</text:span><text:span text:style-name="T9_70"><text:s/></text:span><text:span text:style-name="T9_71">شده</text:span><text:span text:style-name="T9_72"><text:s text:c="2"/></text:span><text:span text:style-name="T9_73">و</text:span><text:span text:style-name="T9_74"><text:s/></text:span><text:span text:style-name="T9_75">دوباره</text:span><text:span text:style-name="T9_76"><text:s/></text:span><text:span text:style-name="T9_77">شروع</text:span><text:span text:style-name="T9_78"><text:s/></text:span><text:span text:style-name="T9_79">شوند</text:span><text:span text:style-name="T9_80">،<text:s/></text:span><text:span text:style-name="T9_81">دوباره</text:span><text:span text:style-name="T9_82"><text:s/></text:span><text:span text:style-name="T9_83">از</text:span><text:span text:style-name="T9_84"><text:s/></text:span><text:span text:style-name="T9_85">همانجایی</text:span><text:span text:style-name="T9_86"><text:s/></text:span><text:span text:style-name="T9_87">که</text:span><text:span text:style-name="T9_88"><text:s/></text:span><text:span text:style-name="T9_89">متوقف</text:span><text:span text:style-name="T9_90"><text:s/></text:span><text:span text:style-name="T9_91">شده</text:span><text:span text:style-name="T9_92"><text:s/></text:span><text:span text:style-name="T9_93">اند</text:span><text:span text:style-name="T9_94"><text:s/></text:span><text:span text:style-name="T9_95">شروع</text:span><text:span text:style-name="T9_96"><text:s/></text:span><text:span text:style-name="T9_97">به</text:span><text:span text:style-name="T9_98"><text:s/></text:span><text:span text:style-name="T9_99">کار</text:span><text:span text:style-name="T9_100"><text:s/></text:span><text:span text:style-name="T9_101">میکنند</text:span><text:span text:style-name="T9_102">.</text:span></text:p>
      <text:p text:style-name="P10"><text:span text:style-name="T10_1">مثال</text:span><text:span text:style-name="T10_2"><text:s/></text:span><text:span text:style-name="T10_3">هایی</text:span><text:span text:style-name="T10_4"><text:s/></text:span><text:span text:style-name="T10_5">از</text:span><text:span text:style-name="T10_6"><text:s/></text:span><text:span text:style-name="T10_7">برنامه</text:span><text:span text:style-name="T10_8"><text:s/></text:span><text:span text:style-name="T10_9">های</text:span><text:span text:style-name="T10_10"><text:s/></text:span><text:span text:style-name="T10_11">ماندگار</text:span><text:span text:style-name="T10_12"><text:s/></text:span><text:span text:style-name="T10_13">سیستم</text:span><text:span text:style-name="T10_14"><text:s/></text:span><text:span text:style-name="T10_15">های</text:span><text:span text:style-name="T10_16"><text:s/></text:span><text:span text:style-name="T10_17">عامل</text:span><text:span text:style-name="T10_18"><text:s/></text:span><text:span text:style-name="T10_19">هستند</text:span><text:span text:style-name="T10_20">،<text:s/></text:span><text:span text:style-name="T10_21">وقتی</text:span><text:span text:style-name="T10_22"><text:s/></text:span><text:span text:style-name="T10_23">کامپیوتر</text:span><text:span text:style-name="T10_24"><text:s/></text:span><text:span text:style-name="T10_25">روشن</text:span><text:span text:style-name="T10_26"><text:s/></text:span><text:span text:style-name="T10_27">است</text:span><text:span text:style-name="T10_28"><text:s/></text:span><text:span text:style-name="T10_29">به</text:span><text:span text:style-name="T10_30"><text:s/></text:span><text:span text:style-name="T10_31">خوبی</text:span><text:span text:style-name="T10_32"><text:s/></text:span><text:span text:style-name="T10_33">کار</text:span><text:span text:style-name="T10_34"><text:s/></text:span><text:span text:style-name="T10_35">میکنند</text:span><text:span text:style-name="T10_36">،<text:s/></text:span><text:span text:style-name="T10_37">و</text:span><text:span text:style-name="T10_38"><text:s/></text:span><text:span text:style-name="T10_39">وبسرورها</text:span><text:span text:style-name="T10_40"><text:s/>،<text:s/></text:span><text:span text:style-name="T10_41">که</text:span><text:span text:style-name="T10_42"><text:s/></text:span><text:span text:style-name="T10_43">همیشه</text:span><text:span text:style-name="T10_44"><text:s/></text:span><text:span text:style-name="T10_45">در</text:span><text:span text:style-name="T10_46"><text:s/></text:span><text:span text:style-name="T10_47">حال</text:span><text:span text:style-name="T10_48"><text:s/></text:span><text:span text:style-name="T10_49">کارکردن</text:span><text:span text:style-name="T10_50"><text:s/></text:span><text:span text:style-name="T10_51">هستند</text:span><text:span text:style-name="T10_52">،<text:s/></text:span><text:span text:style-name="T10_53">و</text:span><text:span text:style-name="T10_54"><text:s/></text:span><text:span text:style-name="T10_55">منتظرند</text:span><text:span text:style-name="T10_56"><text:s/></text:span><text:span text:style-name="T10_57">تا</text:span><text:span text:style-name="T10_58"><text:s/></text:span><text:span text:style-name="T10_59">درخواستی</text:span><text:span text:style-name="T10_60"><text:s/></text:span><text:span text:style-name="T10_61">از</text:span><text:span text:style-name="T10_62"><text:s/></text:span><text:span text:style-name="T10_63">شبکه</text:span><text:span text:style-name="T10_64"><text:s/></text:span><text:span text:style-name="T10_65">دریافت</text:span><text:span text:style-name="T10_66"><text:s/></text:span><text:span text:style-name="T10_67">شود</text:span><text:span text:style-name="T10_68">.</text:span></text:p>
      <text:p text:style-name="P11"><text:span text:style-name="T11_1">یکی</text:span><text:span text:style-name="T11_2"><text:s/></text:span><text:span text:style-name="T11_3">از</text:span><text:span text:style-name="T11_4"><text:s/></text:span><text:span text:style-name="T11_5">آسان</text:span><text:span text:style-name="T11_6"><text:s/></text:span><text:span text:style-name="T11_7">ترین</text:span><text:span text:style-name="T11_8"><text:s/></text:span><text:span text:style-name="T11_9">راه</text:span><text:span text:style-name="T11_10"><text:s/></text:span><text:span text:style-name="T11_11">های</text:span><text:span text:style-name="T11_12"><text:s/></text:span><text:span text:style-name="T11_13">مورد</text:span><text:span text:style-name="T11_14"><text:s/></text:span><text:span text:style-name="T11_15">استفاده</text:span><text:span text:style-name="T11_16"><text:s/></text:span><text:span text:style-name="T11_17">توسط</text:span><text:span text:style-name="T11_18"><text:s/></text:span><text:span text:style-name="T11_19">برنامه</text:span><text:span text:style-name="T11_20"><text:s/></text:span><text:span text:style-name="T11_21">ها</text:span><text:span text:style-name="T11_22"><text:s/></text:span><text:span text:style-name="T11_23">برای</text:span><text:span text:style-name="T11_24"><text:s/></text:span><text:span text:style-name="T11_25">نگهداری</text:span><text:span text:style-name="T11_26"><text:s/></text:span><text:span text:style-name="T11_27">داده</text:span><text:span text:style-name="T11_28"><text:s/></text:span><text:span text:style-name="T11_29">هایشان</text:span><text:span text:style-name="T11_30"><text:s/></text:span><text:span text:style-name="T11_31">خواندن</text:span><text:span text:style-name="T11_32"><text:s/></text:span><text:span text:style-name="T11_33">و</text:span><text:span text:style-name="T11_34"><text:s/></text:span><text:span text:style-name="T11_35">نوشتن</text:span><text:span text:style-name="T11_36"><text:s/></text:span><text:span text:style-name="T11_37">در</text:span><text:span text:style-name="T11_38"><text:s/></text:span><text:span text:style-name="T11_39">فایل</text:span><text:span text:style-name="T11_40"><text:s/></text:span><text:span text:style-name="T11_41">های</text:span><text:span text:style-name="T11_42"><text:s/></text:span><text:span text:style-name="T11_43">متنی</text:span><text:span text:style-name="T11_44"><text:s/></text:span><text:span text:style-name="T11_45">است</text:span><text:span text:style-name="T11_46">.<text:s/></text:span><text:span text:style-name="T11_47">ما</text:span><text:span text:style-name="T11_48"><text:s/></text:span><text:span text:style-name="T11_49">قبلا</text:span><text:span text:style-name="T11_50"><text:s/></text:span><text:span text:style-name="T11_51">برنامه</text:span><text:span text:style-name="T11_52"><text:s/></text:span><text:span text:style-name="T11_53">هایی</text:span><text:span text:style-name="T11_54"><text:s/></text:span><text:span text:style-name="T11_55">را</text:span><text:span text:style-name="T11_56"><text:s/></text:span><text:span text:style-name="T11_57">دیده</text:span><text:span text:style-name="T11_58"><text:s/></text:span><text:span text:style-name="T11_59">ایم</text:span><text:span text:style-name="T11_60"><text:s/></text:span><text:span text:style-name="T11_61">که</text:span><text:span text:style-name="T11_62"><text:s/></text:span><text:span text:style-name="T11_63">محتویات</text:span><text:span text:style-name="T11_64"><text:s/></text:span><text:span text:style-name="T11_65">یک</text:span><text:span text:style-name="T11_66"><text:s/></text:span><text:span text:style-name="T11_67">فایل</text:span><text:span text:style-name="T11_68"><text:s/></text:span><text:span text:style-name="T11_69">متنی</text:span><text:span text:style-name="T11_70"><text:s/></text:span><text:span text:style-name="T11_71">را</text:span><text:span text:style-name="T11_72"><text:s/></text:span><text:span text:style-name="T11_73">میخوانند</text:span><text:span text:style-name="T11_74">؛<text:s/></text:span><text:span text:style-name="T11_75">در</text:span><text:span text:style-name="T11_76"><text:s/></text:span><text:span text:style-name="T11_77">این</text:span><text:span text:style-name="T11_78"><text:s/></text:span><text:span text:style-name="T11_79">فصل</text:span><text:span text:style-name="T11_80"><text:s/></text:span><text:span text:style-name="T11_81">ما</text:span><text:span text:style-name="T11_82"><text:s/></text:span><text:span text:style-name="T11_83">برنامه</text:span><text:span text:style-name="T11_84"><text:s/></text:span><text:span text:style-name="T11_85">هایی</text:span><text:span text:style-name="T11_86"><text:s/></text:span><text:span text:style-name="T11_87">را</text:span><text:span text:style-name="T11_88"><text:s/></text:span><text:span text:style-name="T11_89">خواهیم</text:span><text:span text:style-name="T11_90"><text:s/></text:span><text:span text:style-name="T11_91">دید</text:span><text:span text:style-name="T11_92"><text:s/></text:span><text:span text:style-name="T11_93">که</text:span><text:span text:style-name="T11_94"><text:s/></text:span><text:span text:style-name="T11_95">محتوایی</text:span><text:span text:style-name="T11_96"><text:s/></text:span><text:span text:style-name="T11_97">را</text:span><text:span text:style-name="T11_98"><text:s/></text:span><text:span text:style-name="T11_99">در</text:span><text:span text:style-name="T11_100"><text:s/></text:span><text:span text:style-name="T11_101">فایل</text:span><text:span text:style-name="T11_102"><text:s/></text:span><text:span text:style-name="T11_103">های</text:span><text:span text:style-name="T11_104"><text:s/></text:span><text:span text:style-name="T11_105">متنی</text:span><text:span text:style-name="T11_106"><text:s/></text:span><text:span text:style-name="T11_107">مینویسند</text:span><text:span text:style-name="T11_108">.</text:span></text:p>
      <text:p text:style-name="P12"><text:span text:style-name="T12_1">یک</text:span><text:span text:style-name="T12_2"><text:s/></text:span><text:span text:style-name="T12_3">جایگزین</text:span><text:span text:style-name="T12_4"><text:s/></text:span><text:span text:style-name="T12_5">میتواند</text:span><text:span text:style-name="T12_6"><text:s/></text:span><text:span text:style-name="T12_7">ذخیره</text:span><text:span text:style-name="T12_8"><text:s/></text:span><text:span text:style-name="T12_9">وضعیت</text:span><text:span text:style-name="T12_10"><text:s/></text:span><text:span text:style-name="T12_11">یک</text:span><text:span text:style-name="T12_12"><text:s/></text:span><text:span text:style-name="T12_13">برنامه</text:span><text:span text:style-name="T12_14"><text:s/></text:span><text:span text:style-name="T12_15">در</text:span><text:span text:style-name="T12_16"><text:s/></text:span><text:span text:style-name="T12_17">پایگاه</text:span><text:span text:style-name="T12_18"><text:s/></text:span><text:span text:style-name="T12_19">داده</text:span><text:span text:style-name="T12_20"><text:s/></text:span><text:span text:style-name="T12_21">باشد</text:span><text:span text:style-name="T12_22">.<text:s/></text:span><text:span text:style-name="T12_23">در</text:span><text:span text:style-name="T12_24"><text:s/></text:span><text:span text:style-name="T12_25">این</text:span><text:span text:style-name="T12_26"><text:s/></text:span><text:span text:style-name="T12_27">فصل</text:span><text:span text:style-name="T12_28"><text:s/></text:span><text:span text:style-name="T12_29">من</text:span><text:span text:style-name="T12_30"><text:s/></text:span><text:span text:style-name="T12_31">یک</text:span><text:span text:style-name="T12_32"><text:s/></text:span><text:span text:style-name="T12_33">پایگاه</text:span><text:span text:style-name="T12_34"><text:s/></text:span><text:span text:style-name="T12_35">داده</text:span><text:span text:style-name="T12_36"><text:s/></text:span><text:span text:style-name="T12_37">و</text:span><text:span text:style-name="T12_38"><text:s/></text:span><text:span text:style-name="T12_39">یک</text:span><text:span text:style-name="T12_40"><text:s/></text:span><text:span text:style-name="T12_41">ماژول</text:span><text:span text:style-name="T12_42"><text:s/></text:span><text:span text:style-name="T12_43">pickle</text:span><text:span text:style-name="T12_44"><text:s/></text:span><text:span text:style-name="T12_45">را</text:span><text:span text:style-name="T12_46"><text:s/></text:span><text:span text:style-name="T12_47">آماده</text:span><text:span text:style-name="T12_48"><text:s/></text:span><text:span text:style-name="T12_49">کرده</text:span><text:span text:style-name="T12_50"><text:s/></text:span><text:span text:style-name="T12_51">ام</text:span><text:span text:style-name="T12_52"><text:s/></text:span><text:span text:style-name="T12_53">که</text:span><text:span text:style-name="T12_54"><text:s/></text:span><text:span text:style-name="T12_55">نگهداری</text:span><text:span text:style-name="T12_56"><text:s/></text:span><text:span text:style-name="T12_57">داده</text:span><text:span text:style-name="T12_58"><text:s/></text:span><text:span text:style-name="T12_59">های</text:span><text:span text:style-name="T12_60"><text:s/></text:span><text:span text:style-name="T12_61">برنامه</text:span><text:span text:style-name="T12_62"><text:s/></text:span><text:span text:style-name="T12_63">را</text:span><text:span text:style-name="T12_64"><text:s/></text:span><text:span text:style-name="T12_65">آسان</text:span><text:span text:style-name="T12_66"><text:s/></text:span><text:span text:style-name="T12_67">میکند</text:span><text:span text:style-name="T12_68">.</text:span></text:p>
      <text:p text:style-name="P13"/>
      <text:p text:style-name="P14"><text:span text:style-name="T14_1">۱۴.۲<text:s text:c="2"/></text:span><text:span text:style-name="T14_2">خواندن</text:span><text:span text:style-name="T14_3"><text:s/></text:span><text:span text:style-name="T14_4">و</text:span><text:span text:style-name="T14_5"><text:s/></text:span><text:span text:style-name="T14_6">نوشتن</text:span></text:p>
      <text:p text:style-name="P15"><text:span text:style-name="T15_1">یک</text:span><text:span text:style-name="T15_2"><text:s/></text:span><text:span text:style-name="T15_3">فایل</text:span><text:span text:style-name="T15_4"><text:s/></text:span><text:span text:style-name="T15_5">متنی</text:span><text:span text:style-name="T15_6"><text:s/></text:span><text:span text:style-name="T15_7">یک</text:span><text:span text:style-name="T15_8"><text:s/></text:span><text:span text:style-name="T15_9">دنباله</text:span><text:span text:style-name="T15_10"><text:s/></text:span><text:span text:style-name="T15_11">از</text:span><text:span text:style-name="T15_12"><text:s/></text:span><text:span text:style-name="T15_13">کاراکترها</text:span><text:span text:style-name="T15_14"><text:s/></text:span><text:span text:style-name="T15_15">است</text:span><text:span text:style-name="T15_16"><text:s/></text:span><text:span text:style-name="T15_17">که</text:span><text:span text:style-name="T15_18"><text:s/></text:span><text:span text:style-name="T15_19">بر</text:span><text:span text:style-name="T15_20"><text:s/></text:span><text:span text:style-name="T15_21">روی</text:span><text:span text:style-name="T15_22"><text:s/></text:span><text:span text:style-name="T15_23">یک</text:span><text:span text:style-name="T15_24"><text:s/></text:span><text:span text:style-name="T15_25">واسط</text:span><text:span text:style-name="T15_26"><text:s/></text:span><text:span text:style-name="T15_27">مثل</text:span><text:span text:style-name="T15_28"><text:s/></text:span><text:span text:style-name="T15_29">یک</text:span><text:span text:style-name="T15_30"><text:s/></text:span><text:span text:style-name="T15_31">دیسک</text:span><text:span text:style-name="T15_32"><text:s/></text:span><text:span text:style-name="T15_33">سخت</text:span><text:span text:style-name="T15_34">،<text:s/></text:span><text:span text:style-name="T15_35">فلش</text:span><text:span text:style-name="T15_36"><text:s/></text:span><text:span text:style-name="T15_37">مموری</text:span><text:span text:style-name="T15_38"><text:s/></text:span><text:span text:style-name="T15_39">یا</text:span><text:span text:style-name="T15_40"><text:s/></text:span><text:span text:style-name="T15_41">دیسک</text:span><text:span text:style-name="T15_42"><text:s/></text:span><text:span text:style-name="T15_43">نوری</text:span><text:span text:style-name="T15_44"><text:s/></text:span><text:span text:style-name="T15_45">ذخیره</text:span><text:span text:style-name="T15_46"><text:s/></text:span><text:span text:style-name="T15_47">میشود</text:span><text:span text:style-name="T15_48">.<text:s/></text:span><text:span text:style-name="T15_49">ما</text:span><text:span text:style-name="T15_50"><text:s/></text:span><text:span text:style-name="T15_51">نحوه</text:span><text:span text:style-name="T15_52"><text:s/></text:span><text:span text:style-name="T15_53">ی</text:span><text:span text:style-name="T15_54"><text:s/></text:span><text:span text:style-name="T15_55">باز</text:span><text:span text:style-name="T15_56"><text:s/></text:span><text:span text:style-name="T15_57">کردن</text:span><text:span text:style-name="T15_58"><text:s/></text:span><text:span text:style-name="T15_59">و</text:span><text:span text:style-name="T15_60"><text:s/></text:span><text:span text:style-name="T15_61">خواندن</text:span><text:span text:style-name="T15_62"><text:s/></text:span><text:span text:style-name="T15_63">یک</text:span><text:span text:style-name="T15_64"><text:s/></text:span><text:span text:style-name="T15_65">فایل</text:span><text:span text:style-name="T15_66"><text:s/></text:span><text:span text:style-name="T15_67">را</text:span><text:span text:style-name="T15_68"><text:s/></text:span><text:span text:style-name="T15_69">در</text:span><text:span text:style-name="T15_70"><text:s/></text:span><text:span text:style-name="T15_71">بخش</text:span><text:span text:style-name="T15_72"><text:s/>۹.۱<text:s/></text:span><text:span text:style-name="T15_73">دیده</text:span><text:span text:style-name="T15_74"><text:s/></text:span><text:span text:style-name="T15_75">ایم</text:span><text:span text:style-name="T15_76">.</text:span></text:p>
      <text:p text:style-name="P16"><text:span text:style-name="T16_1">برای</text:span><text:span text:style-name="T16_2"><text:s/></text:span><text:span text:style-name="T16_3">نوشتن</text:span><text:span text:style-name="T16_4"><text:s/></text:span><text:span text:style-name="T16_5">یک</text:span><text:span text:style-name="T16_6"><text:s/></text:span><text:span text:style-name="T16_7">فایل</text:span><text:span text:style-name="T16_8"><text:s/>،<text:s/></text:span><text:span text:style-name="T16_9">شما</text:span><text:span text:style-name="T16_10"><text:s/></text:span><text:span text:style-name="T16_11">باید</text:span><text:span text:style-name="T16_12"><text:s/></text:span><text:span text:style-name="T16_13">با</text:span><text:span text:style-name="T16_14"><text:s/></text:span><text:span text:style-name="T16_15">مد</text:span><text:span text:style-name="T16_16"><text:s/>‘</text:span><text:span text:style-name="T16_17">w</text:span><text:span text:style-name="T16_18">’<text:s/></text:span><text:span text:style-name="T16_19">به</text:span><text:span text:style-name="T16_20"><text:s/></text:span><text:span text:style-name="T16_21">عنوان</text:span><text:span text:style-name="T16_22"><text:s/></text:span><text:span text:style-name="T16_23">پارامتر</text:span><text:span text:style-name="T16_24"><text:s/></text:span><text:span text:style-name="T16_25">دوم</text:span><text:span text:style-name="T16_26"><text:s/></text:span><text:span text:style-name="T16_27">آن</text:span><text:span text:style-name="T16_28"><text:s/></text:span><text:span text:style-name="T16_29">را</text:span><text:span text:style-name="T16_30"><text:s/></text:span><text:span text:style-name="T16_31">باز</text:span><text:span text:style-name="T16_32"><text:s/></text:span><text:span text:style-name="T16_33">کنید</text:span><text:span text:style-name="T16_34"><text:s/>:</text:span></text:p>
      <text:p text:style-name="P17"><text:span text:style-name="T17_1">&gt;&gt;&gt;<text:s/></text:span><text:span text:style-name="T17_2">fout</text:span><text:span text:style-name="T17_3"><text:s/>=<text:s/></text:span><text:span text:style-name="T17_4">open</text:span><text:span text:style-name="T17_5">('</text:span><text:span text:style-name="T17_6">output</text:span><text:span text:style-name="T17_7">.</text:span><text:span text:style-name="T17_8">txt</text:span><text:span text:style-name="T17_9">',<text:s/>‘</text:span><text:span text:style-name="T17_10">w</text:span><text:span text:style-name="T17_11">')</text:span></text:p>
      <text:p text:style-name="P18"><text:span text:style-name="T18_1">اگر</text:span><text:span text:style-name="T18_2"><text:s/></text:span><text:span text:style-name="T18_3">یک</text:span><text:span text:style-name="T18_4"><text:s/></text:span><text:span text:style-name="T18_5">فایل</text:span><text:span text:style-name="T18_6"><text:s/></text:span><text:span text:style-name="T18_7">قبلا</text:span><text:span text:style-name="T18_8"><text:s/></text:span><text:span text:style-name="T18_9">وجود</text:span><text:span text:style-name="T18_10"><text:s/></text:span><text:span text:style-name="T18_11">داشته</text:span><text:span text:style-name="T18_12"><text:s/></text:span><text:span text:style-name="T18_13">باشد</text:span><text:span text:style-name="T18_14">،<text:s/></text:span><text:span text:style-name="T18_15">باز</text:span><text:span text:style-name="T18_16"><text:s/></text:span><text:span text:style-name="T18_17">کردن</text:span><text:span text:style-name="T18_18"><text:s/></text:span><text:span text:style-name="T18_19">آن</text:span><text:span text:style-name="T18_20"><text:s/></text:span><text:span text:style-name="T18_21">با</text:span><text:span text:style-name="T18_22"><text:s/></text:span><text:span text:style-name="T18_23">حالت</text:span><text:span text:style-name="T18_24"><text:s/></text:span><text:span text:style-name="T18_25">نوشتن</text:span><text:span text:style-name="T18_26"><text:s/></text:span><text:span text:style-name="T18_27">داده</text:span><text:span text:style-name="T18_28"><text:s/></text:span><text:span text:style-name="T18_29">قبلی</text:span><text:span text:style-name="T18_30"><text:s/></text:span><text:span text:style-name="T18_31">را</text:span><text:span text:style-name="T18_32"><text:s/></text:span><text:span text:style-name="T18_33">پاک</text:span><text:span text:style-name="T18_34"><text:s/></text:span><text:span text:style-name="T18_35">میکند</text:span><text:span text:style-name="T18_36"><text:s/></text:span><text:span text:style-name="T18_37">و</text:span><text:span text:style-name="T18_38"><text:s/></text:span><text:span text:style-name="T18_39">از</text:span><text:span text:style-name="T18_40"><text:s/></text:span><text:span text:style-name="T18_41">نو</text:span><text:span text:style-name="T18_42"><text:s/></text:span><text:span text:style-name="T18_43">شروع</text:span><text:span text:style-name="T18_44"><text:s/></text:span><text:span text:style-name="T18_45">به</text:span><text:span text:style-name="T18_46"><text:s/></text:span><text:span text:style-name="T18_47">نوشتن</text:span><text:span text:style-name="T18_48"><text:s/></text:span><text:span text:style-name="T18_49">میکند</text:span><text:span text:style-name="T18_50">؛<text:s/></text:span><text:span text:style-name="T18_51">پس</text:span><text:span text:style-name="T18_52"><text:s/></text:span><text:span text:style-name="T18_53">مراقب</text:span><text:span text:style-name="T18_54"><text:s/></text:span><text:span text:style-name="T18_55">باشید</text:span><text:span text:style-name="T18_56">!<text:s/></text:span><text:span text:style-name="T18_57">اگر</text:span><text:span text:style-name="T18_58"><text:s/></text:span><text:span text:style-name="T18_59">فایل</text:span><text:span text:style-name="T18_60"><text:s/></text:span><text:span text:style-name="T18_61">وجود</text:span><text:span text:style-name="T18_62"><text:s/></text:span><text:span text:style-name="T18_63">نداشته</text:span><text:span text:style-name="T18_64"><text:s/></text:span><text:span text:style-name="T18_65">باشد</text:span><text:span text:style-name="T18_66">،<text:s/></text:span><text:span text:style-name="T18_67">یک</text:span><text:span text:style-name="T18_68"><text:s/></text:span><text:span text:style-name="T18_69">فایل</text:span><text:span text:style-name="T18_70"><text:s/></text:span><text:span text:style-name="T18_71">جدید</text:span><text:span text:style-name="T18_72"><text:s/></text:span><text:span text:style-name="T18_73">ایجاد</text:span><text:span text:style-name="T18_74"><text:s/></text:span><text:span text:style-name="T18_75">میشود</text:span><text:span text:style-name="T18_76">.</text:span></text:p>
      <text:p text:style-name="P19"><text:span text:style-name="T19_1">open</text:span><text:span text:style-name="T19_2"><text:s/></text:span><text:span text:style-name="T19_3">یک</text:span><text:span text:style-name="T19_4"><text:s/></text:span><text:span text:style-name="T19_5">آبجکت</text:span><text:span text:style-name="T19_6"><text:s/></text:span><text:span text:style-name="T19_7">فایل</text:span><text:span text:style-name="T19_8"><text:s/></text:span><text:span text:style-name="T19_9">برمیگرداند</text:span><text:span text:style-name="T19_10"><text:s/></text:span><text:span text:style-name="T19_11">که</text:span><text:span text:style-name="T19_12"><text:s/></text:span><text:span text:style-name="T19_13">متد</text:span><text:span text:style-name="T19_14"><text:s/></text:span><text:span text:style-name="T19_15">هایی</text:span><text:span text:style-name="T19_16"><text:s/></text:span><text:span text:style-name="T19_17">برای</text:span><text:span text:style-name="T19_18"><text:s/></text:span><text:span text:style-name="T19_19">کار</text:span><text:span text:style-name="T19_20"><text:s/></text:span><text:span text:style-name="T19_21">با</text:span><text:span text:style-name="T19_22"><text:s/></text:span><text:span text:style-name="T19_23">فایل</text:span><text:span text:style-name="T19_24"><text:s/></text:span><text:span text:style-name="T19_25">فراهم</text:span><text:span text:style-name="T19_26"><text:s/></text:span><text:span text:style-name="T19_27">میکند</text:span><text:span text:style-name="T19_28">.<text:s/></text:span><text:span text:style-name="T19_29">متد</text:span><text:span text:style-name="T19_30"><text:s/></text:span><text:span text:style-name="T19_31">write</text:span><text:span text:style-name="T19_32"><text:s/></text:span><text:span text:style-name="T19_33">داده</text:span><text:span text:style-name="T19_34"><text:s/></text:span><text:span text:style-name="T19_35">ها</text:span><text:span text:style-name="T19_36"><text:s/></text:span><text:span text:style-name="T19_37">را</text:span><text:span text:style-name="T19_38"><text:s/></text:span><text:span text:style-name="T19_39">درون</text:span><text:span text:style-name="T19_40"><text:s/></text:span><text:span text:style-name="T19_41">فایل</text:span><text:span text:style-name="T19_42"><text:s/></text:span><text:span text:style-name="T19_43">مینویسد</text:span><text:span text:style-name="T19_44">:</text:span></text:p>
      <text:p text:style-name="P20"><text:span text:style-name="T20_1">&gt;&gt;&gt;<text:s/></text:span><text:span text:style-name="T20_2">line</text:span><text:span text:style-name="T20_3">1<text:s/>=<text:s/>"</text:span><text:span text:style-name="T20_4">This</text:span><text:span text:style-name="T20_5"><text:s/></text:span><text:span text:style-name="T20_6">here</text:span><text:span text:style-name="T20_7">'</text:span><text:span text:style-name="T20_8">s</text:span><text:span text:style-name="T20_9"><text:s/></text:span><text:span text:style-name="T20_10">the</text:span><text:span text:style-name="T20_11"><text:s/></text:span><text:span text:style-name="T20_12">wattle</text:span><text:span text:style-name="T20_13">,\</text:span><text:span text:style-name="T20_14">n</text:span><text:span text:style-name="T20_15">"</text:span></text:p>
      <text:p text:style-name="P21"><text:span text:style-name="T21_1">&gt;&gt;&gt;<text:s/></text:span><text:span text:style-name="T21_2">fout</text:span><text:span text:style-name="T21_3">.</text:span><text:span text:style-name="T21_4">write</text:span><text:span text:style-name="T21_5">(</text:span><text:span text:style-name="T21_6">line</text:span><text:span text:style-name="T21_7">1)</text:span></text:p>
      <text:p text:style-name="P22"><text:span text:style-name="T22_1">24</text:span></text:p>
      <text:p text:style-name="P23"><text:span text:style-name="T23_1">مقدار</text:span><text:span text:style-name="T23_2"><text:s/></text:span><text:span text:style-name="T23_3">بازگشتی</text:span><text:span text:style-name="T23_4"><text:s/></text:span><text:span text:style-name="T23_5">عدد</text:span><text:span text:style-name="T23_6"><text:s/></text:span><text:span text:style-name="T23_7">کاراکتر</text:span><text:span text:style-name="T23_8"><text:s/></text:span><text:span text:style-name="T23_9">وارد</text:span><text:span text:style-name="T23_10"><text:s/></text:span><text:span text:style-name="T23_11">شده</text:span><text:span text:style-name="T23_12"><text:s/></text:span><text:span text:style-name="T23_13">است</text:span><text:span text:style-name="T23_14">.<text:s/></text:span><text:span text:style-name="T23_15">آبجکت</text:span><text:span text:style-name="T23_16"><text:s/></text:span><text:span text:style-name="T23_17">فایل</text:span><text:span text:style-name="T23_18"><text:s/></text:span><text:span text:style-name="T23_19">میداند</text:span><text:span text:style-name="T23_20"><text:s/></text:span><text:span text:style-name="T23_21">که</text:span><text:span text:style-name="T23_22"><text:s/></text:span><text:span text:style-name="T23_23">هم</text:span><text:span text:style-name="T23_24"><text:s/></text:span><text:span text:style-name="T23_25">اکنون</text:span><text:span text:style-name="T23_26"><text:s/></text:span><text:span text:style-name="T23_27">در</text:span><text:span text:style-name="T23_28"><text:s/></text:span><text:span text:style-name="T23_29">کجا</text:span><text:span text:style-name="T23_30"><text:s/></text:span><text:span text:style-name="T23_31">قرار</text:span><text:span text:style-name="T23_32"><text:s/></text:span><text:span text:style-name="T23_33">دارد</text:span><text:span text:style-name="T23_34">،<text:s/></text:span><text:span text:style-name="T23_35">پس</text:span><text:span text:style-name="T23_36"><text:s/></text:span><text:span text:style-name="T23_37">اگر</text:span><text:span text:style-name="T23_38"><text:s/></text:span><text:span text:style-name="T23_39">دوباره</text:span><text:span text:style-name="T23_40"><text:s/></text:span><text:span text:style-name="T23_41">متد</text:span><text:span text:style-name="T23_42"><text:s/></text:span><text:span text:style-name="T23_43">write</text:span><text:span text:style-name="T23_44"><text:s/></text:span><text:span text:style-name="T23_45">را</text:span><text:span text:style-name="T23_46"><text:s/></text:span><text:span text:style-name="T23_47">صدا</text:span><text:span text:style-name="T23_48"><text:s/></text:span><text:span text:style-name="T23_49">بزنید</text:span><text:span text:style-name="T23_50"><text:s/>،<text:s/></text:span><text:span text:style-name="T23_51">آن</text:span><text:span text:style-name="T23_52"><text:s/></text:span><text:span text:style-name="T23_53">متد</text:span><text:span text:style-name="T23_54"><text:s/></text:span><text:span text:style-name="T23_55">داده</text:span><text:span text:style-name="T23_56"><text:s/></text:span><text:span text:style-name="T23_57">های</text:span><text:span text:style-name="T23_58"><text:s/></text:span><text:span text:style-name="T23_59">جدید</text:span><text:span text:style-name="T23_60"><text:s/></text:span><text:span text:style-name="T23_61">را</text:span><text:span text:style-name="T23_62"><text:s/></text:span><text:span text:style-name="T23_63">به</text:span><text:span text:style-name="T23_64"><text:s/></text:span><text:span text:style-name="T23_65">انتهای</text:span><text:span text:style-name="T23_66"><text:s/></text:span><text:span text:style-name="T23_67">فایل</text:span><text:span text:style-name="T23_68"><text:s/></text:span><text:span text:style-name="T23_69">اضافه</text:span><text:span text:style-name="T23_70"><text:s/></text:span><text:span text:style-name="T23_71">خواهد</text:span><text:span text:style-name="T23_72"><text:s/></text:span><text:span text:style-name="T23_73">کرد</text:span><text:span text:style-name="T23_74">.</text:span></text:p>
      <text:p text:style-name="P24"><text:span text:style-name="T24_1">&gt;&gt;&gt;<text:s/></text:span><text:span text:style-name="T24_2">line</text:span><text:span text:style-name="T24_3">2<text:s/>=<text:s/>"</text:span><text:span text:style-name="T24_4">the</text:span><text:span text:style-name="T24_5"><text:s/></text:span><text:span text:style-name="T24_6">emblem</text:span><text:span text:style-name="T24_7"><text:s/></text:span><text:span text:style-name="T24_8">of</text:span><text:span text:style-name="T24_9"><text:s/></text:span><text:span text:style-name="T24_10">our</text:span><text:span text:style-name="T24_11"><text:s/></text:span><text:span text:style-name="T24_12">land</text:span><text:span text:style-name="T24_13">.\</text:span><text:span text:style-name="T24_14">n</text:span><text:span text:style-name="T24_15">"</text:span></text:p>
      <text:p text:style-name="P25"><text:span text:style-name="T25_1">&gt;&gt;&gt;<text:s/></text:span><text:span text:style-name="T25_2">fout</text:span><text:span text:style-name="T25_3">.</text:span><text:span text:style-name="T25_4">write</text:span><text:span text:style-name="T25_5">(</text:span><text:span text:style-name="T25_6">line</text:span><text:span text:style-name="T25_7">2)</text:span></text:p>
      <text:p text:style-name="P26"><text:span text:style-name="T26_1">24</text:span></text:p>
      <text:p text:style-name="P27"><text:span text:style-name="T27_1">وقتی</text:span><text:span text:style-name="T27_2"><text:s/></text:span><text:span text:style-name="T27_3">کار</text:span><text:span text:style-name="T27_4"><text:s/></text:span><text:span text:style-name="T27_5">نوشتن</text:span><text:span text:style-name="T27_6"><text:s/></text:span><text:span text:style-name="T27_7">شما</text:span><text:span text:style-name="T27_8"><text:s/></text:span><text:span text:style-name="T27_9">به</text:span><text:span text:style-name="T27_10"><text:s/></text:span><text:span text:style-name="T27_11">اتمام</text:span><text:span text:style-name="T27_12"><text:s/></text:span><text:span text:style-name="T27_13">رسید</text:span><text:span text:style-name="T27_14"><text:s/>،<text:s/></text:span><text:span text:style-name="T27_15">شما</text:span><text:span text:style-name="T27_16"><text:s/></text:span><text:span text:style-name="T27_17">باید</text:span><text:span text:style-name="T27_18"><text:s/></text:span><text:span text:style-name="T27_19">فایل</text:span><text:span text:style-name="T27_20"><text:s/></text:span><text:span text:style-name="T27_21">را</text:span><text:span text:style-name="T27_22"><text:s/></text:span><text:span text:style-name="T27_23">ببندید</text:span><text:span text:style-name="T27_24">.</text:span></text:p>
      <text:p text:style-name="P28"><text:span text:style-name="T28_1">&gt;&gt;&gt;<text:s/></text:span><text:span text:style-name="T28_2">fout</text:span><text:span text:style-name="T28_3">.</text:span><text:span text:style-name="T28_4">close</text:span><text:span text:style-name="T28_5">()</text:span></text:p>
      <text:p text:style-name="P29"><text:span text:style-name="T29_1">اگر</text:span><text:span text:style-name="T29_2"><text:s/></text:span><text:span text:style-name="T29_3">شما</text:span><text:span text:style-name="T29_4"><text:s/></text:span><text:span text:style-name="T29_5">فایل</text:span><text:span text:style-name="T29_6"><text:s/></text:span><text:span text:style-name="T29_7">را</text:span><text:span text:style-name="T29_8"><text:s/></text:span><text:span text:style-name="T29_9">نبندید</text:span><text:span text:style-name="T29_10">،<text:s/></text:span><text:span text:style-name="T29_11">خود</text:span><text:span text:style-name="T29_12"><text:s/></text:span><text:span text:style-name="T29_13">در</text:span><text:span text:style-name="T29_14"><text:s/></text:span><text:span text:style-name="T29_15">پایان</text:span><text:span text:style-name="T29_16"><text:s/></text:span><text:span text:style-name="T29_17">برنامه</text:span><text:span text:style-name="T29_18"><text:s/></text:span><text:span text:style-name="T29_19">بسته</text:span><text:span text:style-name="T29_20"><text:s/></text:span><text:span text:style-name="T29_21">میشود</text:span><text:span text:style-name="T29_22">.</text:span></text:p>
      <text:p text:style-name="P30"/>
      <text:p text:style-name="P31"><text:span text:style-name="T31_1">۱۴.۳<text:s/></text:span><text:span text:style-name="T31_2">عملگر</text:span><text:span text:style-name="T31_3"><text:s/></text:span><text:span text:style-name="T31_4">فرمت</text:span></text:p>
      <text:p text:style-name="P32"><text:span text:style-name="T32_1">آرگومان</text:span><text:span text:style-name="T32_2"><text:s/></text:span><text:span text:style-name="T32_3">write</text:span><text:span text:style-name="T32_4"><text:s/></text:span><text:span text:style-name="T32_5">باید</text:span><text:span text:style-name="T32_6"><text:s/></text:span><text:span text:style-name="T32_7">یک</text:span><text:span text:style-name="T32_8"><text:s/></text:span><text:span text:style-name="T32_9">رشته</text:span><text:span text:style-name="T32_10"><text:s/></text:span><text:span text:style-name="T32_11">باشد</text:span><text:span text:style-name="T32_12"><text:s/>،<text:s/></text:span><text:span text:style-name="T32_13">پس</text:span><text:span text:style-name="T32_14"><text:s/></text:span><text:span text:style-name="T32_15">اگر</text:span><text:span text:style-name="T32_16"><text:s/></text:span><text:span text:style-name="T32_17">بخواهیم</text:span><text:span text:style-name="T32_18"><text:s/></text:span><text:span text:style-name="T32_19">مقادیر</text:span><text:span text:style-name="T32_20"><text:s/></text:span><text:span text:style-name="T32_21">دیگری</text:span><text:span text:style-name="T32_22"><text:s/></text:span><text:span text:style-name="T32_23">را</text:span><text:span text:style-name="T32_24"><text:s/></text:span><text:span text:style-name="T32_25">در</text:span><text:span text:style-name="T32_26"><text:s/></text:span><text:span text:style-name="T32_27">فایل</text:span><text:span text:style-name="T32_28"><text:s/></text:span><text:span text:style-name="T32_29">قرار</text:span><text:span text:style-name="T32_30"><text:s/></text:span><text:span text:style-name="T32_31">دهیم</text:span><text:span text:style-name="T32_32"><text:s/>،<text:s/></text:span><text:span text:style-name="T32_33">باید</text:span><text:span text:style-name="T32_34"><text:s/></text:span><text:span text:style-name="T32_35">آنها</text:span><text:span text:style-name="T32_36"><text:s/></text:span><text:span text:style-name="T32_37">را</text:span><text:span text:style-name="T32_38"><text:s/></text:span><text:span text:style-name="T32_39">به</text:span><text:span text:style-name="T32_40"><text:s/></text:span><text:span text:style-name="T32_41">رشته</text:span><text:span text:style-name="T32_42"><text:s/></text:span><text:span text:style-name="T32_43">تغییر</text:span><text:span text:style-name="T32_44"><text:s/></text:span><text:span text:style-name="T32_45">دهیم</text:span><text:span text:style-name="T32_46">.<text:s/></text:span><text:span text:style-name="T32_47">راحتترین</text:span><text:span text:style-name="T32_48"><text:s/></text:span><text:span text:style-name="T32_49">راه</text:span><text:span text:style-name="T32_50"><text:s/></text:span><text:span text:style-name="T32_51">برای</text:span><text:span text:style-name="T32_52"><text:s/></text:span><text:span text:style-name="T32_53">انجام</text:span><text:span text:style-name="T32_54"><text:s/></text:span><text:span text:style-name="T32_55">این</text:span><text:span text:style-name="T32_56"><text:s/></text:span><text:span text:style-name="T32_57">کار</text:span><text:span text:style-name="T32_58"><text:s/></text:span><text:span text:style-name="T32_59">با</text:span><text:span text:style-name="T32_60"><text:s/></text:span><text:span text:style-name="T32_61">دستور</text:span><text:span text:style-name="T32_62"><text:s/></text:span><text:span text:style-name="T32_63">str</text:span><text:span text:style-name="T32_64"><text:s/></text:span><text:span text:style-name="T32_65">میباشد</text:span><text:span text:style-name="T32_66">:</text:span></text:p>
      <text:p text:style-name="P33"><text:span text:style-name="T33_1">&gt;&gt;&gt;<text:s/></text:span><text:span text:style-name="T33_2">x</text:span><text:span text:style-name="T33_3"><text:s/>=<text:s/>52</text:span></text:p>
      <text:p text:style-name="P34"><text:span text:style-name="T34_1">&gt;&gt;&gt;<text:s/></text:span><text:span text:style-name="T34_2">fout</text:span><text:span text:style-name="T34_3">.</text:span><text:span text:style-name="T34_4">write</text:span><text:span text:style-name="T34_5">(</text:span><text:span text:style-name="T34_6">str</text:span><text:span text:style-name="T34_7">(</text:span><text:span text:style-name="T34_8">x</text:span><text:span text:style-name="T34_9">))</text:span></text:p>
      <text:p text:style-name="P35"/>
      <text:p text:style-name="P36"><text:span text:style-name="T36_1">یک</text:span><text:span text:style-name="T36_2"><text:s/></text:span><text:span text:style-name="T36_3">جایگزین</text:span><text:span text:style-name="T36_4"><text:s/></text:span><text:span text:style-name="T36_5">استفاده</text:span><text:span text:style-name="T36_6"><text:s/></text:span><text:span text:style-name="T36_7">از</text:span><text:span text:style-name="T36_8"><text:s/></text:span><text:span text:style-name="T36_9">عملگر</text:span><text:span text:style-name="T36_10"><text:s/></text:span><text:span text:style-name="T36_11">فرمت</text:span><text:span text:style-name="T36_12"><text:s/>(%)<text:s/></text:span><text:span text:style-name="T36_13">است</text:span><text:span text:style-name="T36_14">.<text:s/></text:span><text:span text:style-name="T36_15">وقتی</text:span><text:span text:style-name="T36_16"><text:s/></text:span><text:span text:style-name="T36_17">این</text:span><text:span text:style-name="T36_18"><text:s/></text:span><text:span text:style-name="T36_19">اپراتور</text:span><text:span text:style-name="T36_20"><text:s/></text:span><text:span text:style-name="T36_21">روی</text:span><text:span text:style-name="T36_22"><text:s/></text:span><text:span text:style-name="T36_23">اعداد</text:span><text:span text:style-name="T36_24"><text:s/></text:span><text:span text:style-name="T36_25">صحیح</text:span><text:span text:style-name="T36_26"><text:s/></text:span><text:span text:style-name="T36_27">اعمال</text:span><text:span text:style-name="T36_28"><text:s/></text:span><text:span text:style-name="T36_29">شود</text:span><text:span text:style-name="T36_30">،<text:s text:c="2"/>%<text:s/></text:span><text:span text:style-name="T36_31">اپراتور</text:span><text:span text:style-name="T36_32"><text:s/></text:span><text:span text:style-name="T36_33">پیمانه</text:span><text:span text:style-name="T36_34"><text:s/>[</text:span><text:span text:style-name="T36_35">باقیمانده</text:span><text:span text:style-name="T36_36">]<text:s/></text:span><text:span text:style-name="T36_37">است</text:span><text:span text:style-name="T36_38">.<text:s/></text:span><text:span text:style-name="T36_39">اما</text:span><text:span text:style-name="T36_40"><text:s/></text:span><text:span text:style-name="T36_41">وقتی</text:span><text:span text:style-name="T36_42"><text:s/></text:span><text:span text:style-name="T36_43">اولین</text:span><text:span text:style-name="T36_44"><text:s/></text:span><text:span text:style-name="T36_45">عملوند</text:span><text:span text:style-name="T36_46"><text:s/></text:span><text:span text:style-name="T36_47">رشته</text:span><text:span text:style-name="T36_48"><text:s/></text:span><text:span text:style-name="T36_49">باشد</text:span><text:span text:style-name="T36_50"><text:s/>،<text:s/>%<text:s/></text:span><text:span text:style-name="T36_51">اپراتور</text:span><text:span text:style-name="T36_52"><text:s/></text:span><text:span text:style-name="T36_53">فرمت</text:span><text:span text:style-name="T36_54"><text:s/></text:span><text:span text:style-name="T36_55">است</text:span><text:span text:style-name="T36_56">.</text:span></text:p>
      <text:p text:style-name="P37"><text:span text:style-name="T37_1">اولین</text:span><text:span text:style-name="T37_2"><text:s/></text:span><text:span text:style-name="T37_3">عملوند</text:span><text:span text:style-name="T37_4"><text:s/></text:span><text:span text:style-name="T37_5">رشته</text:span><text:span text:style-name="T37_6"><text:s/></text:span><text:span text:style-name="T37_7">فرمت</text:span><text:span text:style-name="T37_8"><text:s/></text:span><text:span text:style-name="T37_9">است</text:span><text:span text:style-name="T37_10">،<text:s/></text:span><text:span text:style-name="T37_11">که</text:span><text:span text:style-name="T37_12"><text:s/></text:span><text:span text:style-name="T37_13">دربردارنده</text:span><text:span text:style-name="T37_14"><text:s/></text:span><text:span text:style-name="T37_15">ی</text:span><text:span text:style-name="T37_16"><text:s/></text:span><text:span text:style-name="T37_17">یک</text:span><text:span text:style-name="T37_18"><text:s/></text:span><text:span text:style-name="T37_19">یا</text:span><text:span text:style-name="T37_20"><text:s/></text:span><text:span text:style-name="T37_21">بیشتر</text:span><text:span text:style-name="T37_22"><text:s/></text:span><text:span text:style-name="T37_23">دنباله</text:span><text:span text:style-name="T37_24"><text:s/></text:span><text:span text:style-name="T37_25">ی</text:span><text:span text:style-name="T37_26"><text:s/></text:span><text:span text:style-name="T37_27">فرمت</text:span><text:span text:style-name="T37_28"><text:s/></text:span><text:span text:style-name="T37_29">است</text:span><text:span text:style-name="T37_30">،<text:s/></text:span><text:span text:style-name="T37_31">و</text:span><text:span text:style-name="T37_32"><text:s/></text:span><text:span text:style-name="T37_33">چگونگی</text:span><text:span text:style-name="T37_34"><text:s/></text:span><text:span text:style-name="T37_35">فرمت</text:span><text:span text:style-name="T37_36"><text:s/></text:span><text:span text:style-name="T37_37">عملوند</text:span><text:span text:style-name="T37_38"><text:s/></text:span><text:span text:style-name="T37_39">دوم</text:span><text:span text:style-name="T37_40"><text:s/></text:span><text:span text:style-name="T37_41">را</text:span><text:span text:style-name="T37_42"><text:s/></text:span><text:span text:style-name="T37_43">مشخص</text:span><text:span text:style-name="T37_44"><text:s/></text:span><text:span text:style-name="T37_45">میکند</text:span><text:span text:style-name="T37_46">.</text:span></text:p>
      <text:p text:style-name="P38"><text:span text:style-name="T38_1">برای</text:span><text:span text:style-name="T38_2"><text:s/></text:span><text:span text:style-name="T38_3">مثال</text:span><text:span text:style-name="T38_4"><text:s/>،<text:s/></text:span><text:span text:style-name="T38_5">دنباله</text:span><text:span text:style-name="T38_6"><text:s/></text:span><text:span text:style-name="T38_7">ی</text:span><text:span text:style-name="T38_8"><text:s/></text:span><text:span text:style-name="T38_9">فرمت</text:span><text:span text:style-name="T38_10"><text:s/>‘</text:span><text:span text:style-name="T38_11">d</text:span><text:span text:style-name="T38_12">%’<text:s/></text:span><text:span text:style-name="T38_13">به</text:span><text:span text:style-name="T38_14"><text:s/></text:span><text:span text:style-name="T38_15">معنی</text:span><text:span text:style-name="T38_16"><text:s/></text:span><text:span text:style-name="T38_17">این</text:span><text:span text:style-name="T38_18"><text:s/></text:span><text:span text:style-name="T38_19">است</text:span><text:span text:style-name="T38_20"><text:s/></text:span><text:span text:style-name="T38_21">که</text:span><text:span text:style-name="T38_22"><text:s/></text:span><text:span text:style-name="T38_23">عملوند</text:span><text:span text:style-name="T38_24"><text:s/></text:span><text:span text:style-name="T38_25">دوم</text:span><text:span text:style-name="T38_26"><text:s/></text:span><text:span text:style-name="T38_27">باید</text:span><text:span text:style-name="T38_28"><text:s/></text:span><text:span text:style-name="T38_29">به</text:span><text:span text:style-name="T38_30"><text:s/></text:span><text:span text:style-name="T38_31">شکل</text:span><text:span text:style-name="T38_32"><text:s/></text:span><text:span text:style-name="T38_33">عدد</text:span><text:span text:style-name="T38_34"><text:s/></text:span><text:span text:style-name="T38_35">صحیح</text:span><text:span text:style-name="T38_36"><text:s/></text:span><text:span text:style-name="T38_37">دهدهی</text:span><text:span text:style-name="T38_38"><text:s/></text:span><text:span text:style-name="T38_39">فرمت</text:span><text:span text:style-name="T38_40"><text:s/></text:span><text:span text:style-name="T38_41">شود</text:span><text:span text:style-name="T38_42">.</text:span></text:p>
      <text:p text:style-name="P39"><text:span text:style-name="T39_1">&gt;&gt;&gt;<text:s/></text:span><text:span text:style-name="T39_2">camels</text:span><text:span text:style-name="T39_3"><text:s/>=<text:s/>42</text:span></text:p>
      <text:p text:style-name="P40"><text:span text:style-name="T40_1">&gt;&gt;&gt;<text:s/>'%</text:span><text:span text:style-name="T40_2">d</text:span><text:span text:style-name="T40_3">'<text:s/>%<text:s/></text:span><text:span text:style-name="T40_4">camels</text:span></text:p>
      <text:p text:style-name="P41"><text:span text:style-name="T41_1">'42'</text:span></text:p>
      <text:p text:style-name="P42"><text:span text:style-name="T42_1">نتیجه</text:span><text:span text:style-name="T42_2"><text:s/></text:span><text:span text:style-name="T42_3">رشته</text:span><text:span text:style-name="T42_4"><text:s/>‘42’<text:s/></text:span><text:span text:style-name="T42_5">که</text:span><text:span text:style-name="T42_6"><text:s/></text:span><text:span text:style-name="T42_7">نباید</text:span><text:span text:style-name="T42_8"><text:s/></text:span><text:span text:style-name="T42_9">با</text:span><text:span text:style-name="T42_10"><text:s/></text:span><text:span text:style-name="T42_11">عدد</text:span><text:span text:style-name="T42_12"><text:s/></text:span><text:span text:style-name="T42_13">صحیحی</text:span><text:span text:style-name="T42_14"><text:s/></text:span><text:span text:style-name="T42_15">با</text:span><text:span text:style-name="T42_16"><text:s/></text:span><text:span text:style-name="T42_17">مقدار</text:span><text:span text:style-name="T42_18"><text:s/>۴۲<text:s/></text:span><text:span text:style-name="T42_19">اشتباه</text:span><text:span text:style-name="T42_20"><text:s/></text:span><text:span text:style-name="T42_21">گرفته</text:span><text:span text:style-name="T42_22"><text:s/></text:span><text:span text:style-name="T42_23">شود</text:span><text:span text:style-name="T42_24">.</text:span></text:p>
      <text:p text:style-name="P43"><text:span text:style-name="T43_1">یک</text:span><text:span text:style-name="T43_2"><text:s/></text:span><text:span text:style-name="T43_3">دنباله</text:span><text:span text:style-name="T43_4"><text:s/></text:span><text:span text:style-name="T43_5">فرمت</text:span><text:span text:style-name="T43_6"><text:s/></text:span><text:span text:style-name="T43_7">میتواند</text:span><text:span text:style-name="T43_8"><text:s/></text:span><text:span text:style-name="T43_9">هر</text:span><text:span text:style-name="T43_10"><text:s/></text:span><text:span text:style-name="T43_11">جایی</text:span><text:span text:style-name="T43_12"><text:s/></text:span><text:span text:style-name="T43_13">در</text:span><text:span text:style-name="T43_14"><text:s/></text:span><text:span text:style-name="T43_15">زشته</text:span><text:span text:style-name="T43_16"><text:s/></text:span><text:span text:style-name="T43_17">ظاهر</text:span><text:span text:style-name="T43_18"><text:s/></text:span><text:span text:style-name="T43_19">شود</text:span><text:span text:style-name="T43_20">،<text:s/></text:span><text:span text:style-name="T43_21">بنابر</text:span><text:span text:style-name="T43_22"><text:s/></text:span><text:span text:style-name="T43_23">این</text:span><text:span text:style-name="T43_24"><text:s/></text:span><text:span text:style-name="T43_25">شما</text:span><text:span text:style-name="T43_26"><text:s/></text:span><text:span text:style-name="T43_27">میتوانید</text:span><text:span text:style-name="T43_28"><text:s/></text:span><text:span text:style-name="T43_29">یک</text:span><text:span text:style-name="T43_30"><text:s/></text:span><text:span text:style-name="T43_31">مقدار</text:span><text:span text:style-name="T43_32"><text:s/></text:span><text:span text:style-name="T43_33">را</text:span><text:span text:style-name="T43_34"><text:s/></text:span><text:span text:style-name="T43_35">درون</text:span><text:span text:style-name="T43_36"><text:s/></text:span><text:span text:style-name="T43_37">یک</text:span><text:span text:style-name="T43_38"><text:s/></text:span><text:span text:style-name="T43_39">رشته</text:span><text:span text:style-name="T43_40"><text:s/></text:span><text:span text:style-name="T43_41">قرار</text:span><text:span text:style-name="T43_42"><text:s/></text:span><text:span text:style-name="T43_43">دهید</text:span><text:span text:style-name="T43_44">:</text:span></text:p>
      <text:p text:style-name="P44"><text:span text:style-name="T44_1">&gt;&gt;&gt;<text:s/>'</text:span><text:span text:style-name="T44_2">I</text:span><text:span text:style-name="T44_3"><text:s/></text:span><text:span text:style-name="T44_4">have</text:span><text:span text:style-name="T44_5"><text:s/></text:span><text:span text:style-name="T44_6">spotted</text:span><text:span text:style-name="T44_7"><text:s/>%</text:span><text:span text:style-name="T44_8">d</text:span><text:span text:style-name="T44_9"><text:s/></text:span><text:span text:style-name="T44_10">camels</text:span><text:span text:style-name="T44_11">.'<text:s/>%<text:s/></text:span><text:span text:style-name="T44_12">camels</text:span></text:p>
      <text:p text:style-name="P45"><text:span text:style-name="T45_1">'</text:span><text:span text:style-name="T45_2">I</text:span><text:span text:style-name="T45_3"><text:s/></text:span><text:span text:style-name="T45_4">have</text:span><text:span text:style-name="T45_5"><text:s/></text:span><text:span text:style-name="T45_6">spotted</text:span><text:span text:style-name="T45_7"><text:s/>42<text:s/></text:span><text:span text:style-name="T45_8">camels</text:span><text:span text:style-name="T45_9">.'</text:span></text:p>
      <text:p text:style-name="P46"/>
      <text:p text:style-name="P47"><text:span text:style-name="T47_1">اگر</text:span><text:span text:style-name="T47_2"><text:s/></text:span><text:span text:style-name="T47_3">بیش</text:span><text:span text:style-name="T47_4"><text:s/></text:span><text:span text:style-name="T47_5">از</text:span><text:span text:style-name="T47_6"><text:s/></text:span><text:span text:style-name="T47_7">یک</text:span><text:span text:style-name="T47_8"><text:s/></text:span><text:span text:style-name="T47_9">دنباله</text:span><text:span text:style-name="T47_10"><text:s/></text:span><text:span text:style-name="T47_11">فرمت</text:span><text:span text:style-name="T47_12"><text:s/></text:span><text:span text:style-name="T47_13">در</text:span><text:span text:style-name="T47_14"><text:s/></text:span><text:span text:style-name="T47_15">یک</text:span><text:span text:style-name="T47_16"><text:s/></text:span><text:span text:style-name="T47_17">رشته</text:span><text:span text:style-name="T47_18"><text:s/></text:span><text:span text:style-name="T47_19">وجود</text:span><text:span text:style-name="T47_20"><text:s/></text:span><text:span text:style-name="T47_21">داشته</text:span><text:span text:style-name="T47_22"><text:s/></text:span><text:span text:style-name="T47_23">باشد</text:span><text:span text:style-name="T47_24">،<text:s/></text:span><text:span text:style-name="T47_25">دومین</text:span><text:span text:style-name="T47_26"><text:s/></text:span><text:span text:style-name="T47_27">آرگومان</text:span><text:span text:style-name="T47_28"><text:s/></text:span><text:span text:style-name="T47_29">باید</text:span><text:span text:style-name="T47_30"><text:s/></text:span><text:span text:style-name="T47_31">یک</text:span><text:span text:style-name="T47_32"><text:s/></text:span><text:span text:style-name="T47_33">چندتایی</text:span><text:span text:style-name="T47_34"><text:s/></text:span><text:span text:style-name="T47_35">باشد</text:span><text:span text:style-name="T47_36">.<text:s/></text:span><text:span text:style-name="T47_37">هر</text:span><text:span text:style-name="T47_38"><text:s/></text:span><text:span text:style-name="T47_39">دنباله</text:span><text:span text:style-name="T47_40"><text:s/></text:span><text:span text:style-name="T47_41">فرمت</text:span><text:span text:style-name="T47_42"><text:s/></text:span><text:span text:style-name="T47_43">باید</text:span><text:span text:style-name="T47_44"><text:s/></text:span><text:span text:style-name="T47_45">به</text:span><text:span text:style-name="T47_46"><text:s/></text:span><text:span text:style-name="T47_47">ترتیب</text:span><text:span text:style-name="T47_48"><text:s/></text:span><text:span text:style-name="T47_49">با</text:span><text:span text:style-name="T47_50"><text:s/></text:span><text:span text:style-name="T47_51">یکی</text:span><text:span text:style-name="T47_52"><text:s/></text:span><text:span text:style-name="T47_53">از</text:span><text:span text:style-name="T47_54"><text:s/></text:span><text:span text:style-name="T47_55">اعضای</text:span><text:span text:style-name="T47_56"><text:s/></text:span><text:span text:style-name="T47_57">چندتایی</text:span><text:span text:style-name="T47_58"><text:s/></text:span><text:span text:style-name="T47_59">سازگار</text:span><text:span text:style-name="T47_60"><text:s/></text:span><text:span text:style-name="T47_61">شود</text:span><text:span text:style-name="T47_62">.</text:span></text:p>
      <text:p text:style-name="P48"><text:span text:style-name="T48_1">مثالی</text:span><text:span text:style-name="T48_2"><text:s/></text:span><text:span text:style-name="T48_3">بعد</text:span><text:span text:style-name="T48_4"><text:s/></text:span><text:span text:style-name="T48_5">از</text:span><text:span text:style-name="T48_6"><text:s/>‘</text:span><text:span text:style-name="T48_7">d</text:span><text:span text:style-name="T48_8">%’<text:s/></text:span><text:span text:style-name="T48_9">برای</text:span><text:span text:style-name="T48_10"><text:s/></text:span><text:span text:style-name="T48_11">فرمت</text:span><text:span text:style-name="T48_12"><text:s/></text:span><text:span text:style-name="T48_13">یک</text:span><text:span text:style-name="T48_14"><text:s/></text:span><text:span text:style-name="T48_15">عدد</text:span><text:span text:style-name="T48_16"><text:s/></text:span><text:span text:style-name="T48_17">صحیح</text:span><text:span text:style-name="T48_18">،<text:s/></text:span><text:span text:style-name="T48_19">از</text:span><text:span text:style-name="T48_20"><text:s/>‘</text:span><text:span text:style-name="T48_21">g</text:span><text:span text:style-name="T48_22">%’<text:s/></text:span><text:span text:style-name="T48_23">برای</text:span><text:span text:style-name="T48_24"><text:s/></text:span><text:span text:style-name="T48_25">فرمت</text:span><text:span text:style-name="T48_26"><text:s/></text:span><text:span text:style-name="T48_27">یک</text:span><text:span text:style-name="T48_28"><text:s/></text:span><text:span text:style-name="T48_29">عدد</text:span><text:span text:style-name="T48_30"><text:s/></text:span><text:span text:style-name="T48_31">اعشاری</text:span><text:span text:style-name="T48_32">،<text:s/></text:span><text:span text:style-name="T48_33">و</text:span><text:span text:style-name="T48_34"><text:s/></text:span><text:span text:style-name="T48_35">از</text:span><text:span text:style-name="T48_36"><text:s/>‘</text:span><text:span text:style-name="T48_37">s</text:span><text:span text:style-name="T48_38">%’<text:s/></text:span><text:span text:style-name="T48_39">برای</text:span><text:span text:style-name="T48_40"><text:s/></text:span><text:span text:style-name="T48_41">فرمت</text:span><text:span text:style-name="T48_42"><text:s/></text:span><text:span text:style-name="T48_43">یک</text:span><text:span text:style-name="T48_44"><text:s/></text:span><text:span text:style-name="T48_45">رشته</text:span><text:span text:style-name="T48_46"><text:s/></text:span><text:span text:style-name="T48_47">استفاده</text:span><text:span text:style-name="T48_48"><text:s/></text:span><text:span text:style-name="T48_49">میکند</text:span><text:span text:style-name="T48_50">:</text:span></text:p>
      <text:p text:style-name="P49"><text:span text:style-name="T49_1">&gt;&gt;&gt;<text:s/>'</text:span><text:span text:style-name="T49_2">In</text:span><text:span text:style-name="T49_3"><text:s/>%</text:span><text:span text:style-name="T49_4">d</text:span><text:span text:style-name="T49_5"><text:s/></text:span><text:span text:style-name="T49_6">years</text:span><text:span text:style-name="T49_7"><text:s/></text:span><text:span text:style-name="T49_8">I</text:span><text:span text:style-name="T49_9"><text:s/></text:span><text:span text:style-name="T49_10">have</text:span><text:span text:style-name="T49_11"><text:s/></text:span><text:span text:style-name="T49_12">spotted</text:span><text:span text:style-name="T49_13"><text:s/>%</text:span><text:span text:style-name="T49_14">g</text:span><text:span text:style-name="T49_15"><text:s/>%</text:span><text:span text:style-name="T49_16">s</text:span><text:span text:style-name="T49_17">.'<text:s/>%<text:s/>(3,<text:s/>0.1,<text:s/>'</text:span><text:span text:style-name="T49_18">camels</text:span><text:span text:style-name="T49_19">')</text:span></text:p>
      <text:p text:style-name="P50"><text:span text:style-name="T50_1">'</text:span><text:span text:style-name="T50_2">In</text:span><text:span text:style-name="T50_3"><text:s/>3<text:s/></text:span><text:span text:style-name="T50_4">years</text:span><text:span text:style-name="T50_5"><text:s/></text:span><text:span text:style-name="T50_6">I</text:span><text:span text:style-name="T50_7"><text:s/></text:span><text:span text:style-name="T50_8">have</text:span><text:span text:style-name="T50_9"><text:s/></text:span><text:span text:style-name="T50_10">spotted</text:span><text:span text:style-name="T50_11"><text:s/>0.1<text:s/></text:span><text:span text:style-name="T50_12">camels</text:span><text:span text:style-name="T50_13">.'</text:span></text:p>
      <text:p text:style-name="P51"/>
      <text:p text:style-name="P52"><text:span text:style-name="T52_1">تعداد</text:span><text:span text:style-name="T52_2"><text:s/></text:span><text:span text:style-name="T52_3">عناصر</text:span><text:span text:style-name="T52_4"><text:s/></text:span><text:span text:style-name="T52_5">در</text:span><text:span text:style-name="T52_6"><text:s/></text:span><text:span text:style-name="T52_7">یک</text:span><text:span text:style-name="T52_8"><text:s/></text:span><text:span text:style-name="T52_9">چندتایی</text:span><text:span text:style-name="T52_10"><text:s/></text:span><text:span text:style-name="T52_11">باید</text:span><text:span text:style-name="T52_12"><text:s/></text:span><text:span text:style-name="T52_13">با</text:span><text:span text:style-name="T52_14"><text:s/></text:span><text:span text:style-name="T52_15">تعداد</text:span><text:span text:style-name="T52_16"><text:s/></text:span><text:span text:style-name="T52_17">دنباله</text:span><text:span text:style-name="T52_18"><text:s/></text:span><text:span text:style-name="T52_19">های</text:span><text:span text:style-name="T52_20"><text:s/></text:span><text:span text:style-name="T52_21">فرمت</text:span><text:span text:style-name="T52_22"><text:s/></text:span><text:span text:style-name="T52_23">در</text:span><text:span text:style-name="T52_24"><text:s/></text:span><text:span text:style-name="T52_25">یک</text:span><text:span text:style-name="T52_26"><text:s/></text:span><text:span text:style-name="T52_27">رشته</text:span><text:span text:style-name="T52_28"><text:s/></text:span><text:span text:style-name="T52_29">برابر</text:span><text:span text:style-name="T52_30"><text:s/></text:span><text:span text:style-name="T52_31">باشد</text:span><text:span text:style-name="T52_32">.<text:s/></text:span><text:span text:style-name="T52_33">همچنین</text:span><text:span text:style-name="T52_34">،<text:s/></text:span><text:span text:style-name="T52_35">نوع</text:span><text:span text:style-name="T52_36"><text:s/></text:span><text:span text:style-name="T52_37">عناصر</text:span><text:span text:style-name="T52_38"><text:s/></text:span><text:span text:style-name="T52_39">باید</text:span><text:span text:style-name="T52_40"><text:s/></text:span><text:span text:style-name="T52_41">با</text:span><text:span text:style-name="T52_42"><text:s/></text:span><text:span text:style-name="T52_43">دنباله</text:span><text:span text:style-name="T52_44"><text:s/></text:span><text:span text:style-name="T52_45">های</text:span><text:span text:style-name="T52_46"><text:s/></text:span><text:span text:style-name="T52_47">فرمت</text:span><text:span text:style-name="T52_48"><text:s/></text:span><text:span text:style-name="T52_49">سازگار</text:span><text:span text:style-name="T52_50"><text:s/></text:span><text:span text:style-name="T52_51">باشد</text:span><text:span text:style-name="T52_52">.</text:span></text:p>
      <text:p text:style-name="P53"><text:span text:style-name="T53_1">&gt;&gt;&gt;<text:s/>'%</text:span><text:span text:style-name="T53_2">d</text:span><text:span text:style-name="T53_3"><text:s/>%</text:span><text:span text:style-name="T53_4">d</text:span><text:span text:style-name="T53_5"><text:s/>%</text:span><text:span text:style-name="T53_6">d</text:span><text:span text:style-name="T53_7">'<text:s/>%<text:s/>(1,<text:s/>2)</text:span></text:p>
      <text:p text:style-name="P54"><text:span text:style-name="T54_1">TypeError</text:span><text:span text:style-name="T54_2">:<text:s/></text:span><text:span text:style-name="T54_3">not</text:span><text:span text:style-name="T54_4"><text:s/></text:span><text:span text:style-name="T54_5">enough</text:span><text:span text:style-name="T54_6"><text:s/></text:span><text:span text:style-name="T54_7">arguments</text:span><text:span text:style-name="T54_8"><text:s/></text:span><text:span text:style-name="T54_9">for</text:span><text:span text:style-name="T54_10"><text:s/></text:span><text:span text:style-name="T54_11">format</text:span><text:span text:style-name="T54_12"><text:s/></text:span><text:span text:style-name="T54_13">string</text:span></text:p>
      <text:p text:style-name="P55"><text:span text:style-name="T55_1">&gt;&gt;&gt;<text:s/>'%</text:span><text:span text:style-name="T55_2">d</text:span><text:span text:style-name="T55_3">'<text:s/>%<text:s/>'</text:span><text:span text:style-name="T55_4">dollars</text:span><text:span text:style-name="T55_5">'</text:span></text:p>
      <text:p text:style-name="P56"><text:span text:style-name="T56_1">TypeError</text:span><text:span text:style-name="T56_2">:<text:s/>%</text:span><text:span text:style-name="T56_3">d</text:span><text:span text:style-name="T56_4"><text:s/></text:span><text:span text:style-name="T56_5">format</text:span><text:span text:style-name="T56_6">:<text:s/></text:span><text:span text:style-name="T56_7">a</text:span><text:span text:style-name="T56_8"><text:s/></text:span><text:span text:style-name="T56_9">number</text:span><text:span text:style-name="T56_10"><text:s/></text:span><text:span text:style-name="T56_11">is</text:span><text:span text:style-name="T56_12"><text:s/></text:span><text:span text:style-name="T56_13">required</text:span><text:span text:style-name="T56_14">,<text:s/></text:span><text:span text:style-name="T56_15">not</text:span><text:span text:style-name="T56_16"><text:s/></text:span><text:span text:style-name="T56_17">str</text:span></text:p>
      <text:p text:style-name="P57"/>
      <text:p text:style-name="P58"><text:span text:style-name="T58_1">در</text:span><text:span text:style-name="T58_2"><text:s/></text:span><text:span text:style-name="T58_3">مثال</text:span><text:span text:style-name="T58_4"><text:s/></text:span><text:span text:style-name="T58_5">اول</text:span><text:span text:style-name="T58_6">،<text:s/></text:span><text:span text:style-name="T58_7">تعداد</text:span><text:span text:style-name="T58_8"><text:s/></text:span><text:span text:style-name="T58_9">کافی</text:span><text:span text:style-name="T58_10"><text:s/></text:span><text:span text:style-name="T58_11">عنصر</text:span><text:span text:style-name="T58_12"><text:s/></text:span><text:span text:style-name="T58_13">وجود</text:span><text:span text:style-name="T58_14"><text:s/></text:span><text:span text:style-name="T58_15">ندارد</text:span><text:span text:style-name="T58_16">؛<text:s/></text:span><text:span text:style-name="T58_17">در</text:span><text:span text:style-name="T58_18"><text:s/></text:span><text:span text:style-name="T58_19">مثال</text:span><text:span text:style-name="T58_20"><text:s/></text:span><text:span text:style-name="T58_21">دوم</text:span><text:span text:style-name="T58_22"><text:s/>،<text:s/></text:span><text:span text:style-name="T58_23">نوع</text:span><text:span text:style-name="T58_24"><text:s/></text:span><text:span text:style-name="T58_25">عنصر</text:span><text:span text:style-name="T58_26"><text:s/></text:span><text:span text:style-name="T58_27">اشتباه</text:span><text:span text:style-name="T58_28"><text:s/></text:span><text:span text:style-name="T58_29">است</text:span><text:span text:style-name="T58_30">.</text:span></text:p>
      <text:p text:style-name="P59"><text:span text:style-name="T59_1">برای</text:span><text:span text:style-name="T59_2"><text:s/></text:span><text:span text:style-name="T59_3">اطلاعات</text:span><text:span text:style-name="T59_4"><text:s/></text:span><text:span text:style-name="T59_5">بیشتر</text:span><text:span text:style-name="T59_6"><text:s/></text:span><text:span text:style-name="T59_7">درمورد</text:span><text:span text:style-name="T59_8"><text:s/></text:span><text:span text:style-name="T59_9">عملگر</text:span><text:span text:style-name="T59_10"><text:s/></text:span><text:span text:style-name="T59_11">فرمت</text:span><text:span text:style-name="T59_12"><text:s/>،<text:s/></text:span><text:span text:style-name="T59_13">این</text:span><text:span text:style-name="T59_14"><text:s/></text:span><text:span text:style-name="T59_15">لینک</text:span><text:span text:style-name="T59_16"><text:s/></text:span><text:span text:style-name="T59_17">را</text:span><text:span text:style-name="T59_18"><text:s/></text:span><text:span text:style-name="T59_19">مشاهده</text:span><text:span text:style-name="T59_20"><text:s/></text:span><text:span text:style-name="T59_21">فرمایید</text:span><text:span text:style-name="T59_22"><text:s/></text:span><text:span text:style-name="T59_23">https</text:span><text:span text:style-name="T59_24">://</text:span><text:span text:style-name="T59_25">docs</text:span><text:span text:style-name="T59_26">.</text:span><text:span text:style-name="T59_27">python</text:span><text:span text:style-name="T59_28">.</text:span><text:span text:style-name="T59_29">org</text:span><text:span text:style-name="T59_30">/3/</text:span><text:span text:style-name="T59_31">library</text:span><text:span text:style-name="T59_32">/<text:s/></text:span><text:span text:style-name="T59_33">stdtypes</text:span><text:span text:style-name="T59_34">.</text:span><text:span text:style-name="T59_35">html</text:span><text:span text:style-name="T59_36">#</text:span><text:span text:style-name="T59_37">printf</text:span><text:span text:style-name="T59_38">-</text:span><text:span text:style-name="T59_39">style</text:span><text:span text:style-name="T59_40">-</text:span><text:span text:style-name="T59_41">string</text:span><text:span text:style-name="T59_42">-</text:span><text:span text:style-name="T59_43">formatting</text:span></text:p>
      <text:p text:style-name="P60"><text:span text:style-name="T60_1">یک</text:span><text:span text:style-name="T60_2"><text:s/></text:span><text:span text:style-name="T60_3">جایگزین</text:span><text:span text:style-name="T60_4"><text:s/></text:span><text:span text:style-name="T60_5">قدرتمند</text:span><text:span text:style-name="T60_6"><text:s/></text:span><text:span text:style-name="T60_7">متد</text:span><text:span text:style-name="T60_8"><text:s/></text:span><text:span text:style-name="T60_9">string</text:span><text:span text:style-name="T60_10"><text:s/></text:span><text:span text:style-name="T60_11">format</text:span><text:span text:style-name="T60_12"><text:s/></text:span><text:span text:style-name="T60_13">است</text:span><text:span text:style-name="T60_14"><text:s/>،<text:s/></text:span><text:span text:style-name="T60_15">که</text:span><text:span text:style-name="T60_16"><text:s/></text:span><text:span text:style-name="T60_17">میتوانید</text:span><text:span text:style-name="T60_18"><text:s/></text:span><text:span text:style-name="T60_19">در</text:span><text:span text:style-name="T60_20"><text:s/></text:span><text:span text:style-name="T60_21">https</text:span><text:span text:style-name="T60_22">://</text:span><text:span text:style-name="T60_23">docs</text:span><text:span text:style-name="T60_24">.</text:span><text:span text:style-name="T60_25">python</text:span><text:span text:style-name="T60_26">.</text:span><text:span text:style-name="T60_27">org</text:span><text:span text:style-name="T60_28">/3/<text:s/></text:span><text:span text:style-name="T60_29">library</text:span><text:span text:style-name="T60_30">/</text:span><text:span text:style-name="T60_31">stdtypes</text:span><text:span text:style-name="T60_32">.</text:span><text:span text:style-name="T60_33">html</text:span><text:span text:style-name="T60_34">#</text:span><text:span text:style-name="T60_35">str</text:span><text:span text:style-name="T60_36">.</text:span><text:span text:style-name="T60_37">format</text:span><text:span text:style-name="T60_38"><text:s/></text:span><text:span text:style-name="T60_39">درمورد</text:span><text:span text:style-name="T60_40"><text:s/></text:span><text:span text:style-name="T60_41">آن</text:span><text:span text:style-name="T60_42"><text:s/></text:span><text:span text:style-name="T60_43">مطالعه</text:span><text:span text:style-name="T60_44"><text:s/></text:span><text:span text:style-name="T60_45">کنید</text:span><text:span text:style-name="T60_46">.</text:span></text:p>
      <text:p text:style-name="P61"/>
      <text:p text:style-name="P62"/>
      <text:p text:style-name="P63"><text:span text:style-name="T63_1">۱۴.۴<text:s/></text:span><text:span text:style-name="T63_2">نام</text:span><text:span text:style-name="T63_3"><text:s/></text:span><text:span text:style-name="T63_4">و</text:span><text:span text:style-name="T63_5"><text:s/></text:span><text:span text:style-name="T63_6">مسیر</text:span><text:span text:style-name="T63_7"><text:s/></text:span><text:span text:style-name="T63_8">فایل</text:span><text:span text:style-name="T63_9"><text:s/></text:span><text:span text:style-name="T63_10">ها</text:span></text:p>
      <text:p text:style-name="P64"><text:span text:style-name="T64_1">فایل</text:span><text:span text:style-name="T64_2"><text:s/></text:span><text:span text:style-name="T64_3">ها</text:span><text:span text:style-name="T64_4"><text:s/></text:span><text:span text:style-name="T64_5">در</text:span><text:span text:style-name="T64_6"><text:s/></text:span><text:span text:style-name="T64_7">دایرکتوری</text:span><text:span text:style-name="T64_8"><text:s/></text:span><text:span text:style-name="T64_9">ها</text:span><text:span text:style-name="T64_10"><text:s/>(<text:s/></text:span><text:span text:style-name="T64_11">فولدر</text:span><text:span text:style-name="T64_12"><text:s/></text:span><text:span text:style-name="T64_13">ها</text:span><text:span text:style-name="T64_14"><text:s/>)<text:s/></text:span><text:span text:style-name="T64_15">سازمان</text:span><text:span text:style-name="T64_16"><text:s/></text:span><text:span text:style-name="T64_17">میابند</text:span><text:span text:style-name="T64_18">.<text:s/></text:span><text:span text:style-name="T64_19">هر</text:span><text:span text:style-name="T64_20"><text:s/></text:span><text:span text:style-name="T64_21">برنامه</text:span><text:span text:style-name="T64_22"><text:s/></text:span><text:span text:style-name="T64_23">در</text:span><text:span text:style-name="T64_24"><text:s/></text:span><text:span text:style-name="T64_25">حال</text:span><text:span text:style-name="T64_26"><text:s/></text:span><text:span text:style-name="T64_27">اجرا</text:span><text:span text:style-name="T64_28"><text:s/></text:span><text:span text:style-name="T64_29">یک</text:span><text:span text:style-name="T64_30"><text:s/>“</text:span><text:span text:style-name="T64_31">دایرکتوری</text:span><text:span text:style-name="T64_32"><text:s/></text:span><text:span text:style-name="T64_33">فعلی</text:span><text:span text:style-name="T64_34">”<text:s/></text:span><text:span text:style-name="T64_35">دارد</text:span><text:span text:style-name="T64_36">،<text:s/></text:span><text:span text:style-name="T64_37">که</text:span><text:span text:style-name="T64_38"><text:s/></text:span><text:span text:style-name="T64_39">دایرکتوری</text:span><text:span text:style-name="T64_40"><text:s/></text:span><text:span text:style-name="T64_41">پیشفرض</text:span><text:span text:style-name="T64_42"><text:s/></text:span><text:span text:style-name="T64_43">برای</text:span><text:span text:style-name="T64_44"><text:s/></text:span><text:span text:style-name="T64_45">بیشتر</text:span><text:span text:style-name="T64_46"><text:s/></text:span><text:span text:style-name="T64_47">عملیات</text:span><text:span text:style-name="T64_48"><text:s/></text:span><text:span text:style-name="T64_49">هاست</text:span><text:span text:style-name="T64_50">.<text:s/></text:span><text:span text:style-name="T64_51">برای</text:span><text:span text:style-name="T64_52"><text:s/></text:span><text:span text:style-name="T64_53">مثال</text:span><text:span text:style-name="T64_54"><text:s/>،<text:s/></text:span><text:span text:style-name="T64_55">وقتی</text:span><text:span text:style-name="T64_56"><text:s/></text:span><text:span text:style-name="T64_57">شما</text:span><text:span text:style-name="T64_58"><text:s/></text:span><text:span text:style-name="T64_59">یک</text:span><text:span text:style-name="T64_60"><text:s/></text:span><text:span text:style-name="T64_61">فایل</text:span><text:span text:style-name="T64_62"><text:s/></text:span><text:span text:style-name="T64_63">را</text:span><text:span text:style-name="T64_64"><text:s/></text:span><text:span text:style-name="T64_65">برای</text:span><text:span text:style-name="T64_66"><text:s/></text:span><text:span text:style-name="T64_67">عملیات</text:span><text:span text:style-name="T64_68"><text:s/></text:span><text:span text:style-name="T64_69">خواندن</text:span><text:span text:style-name="T64_70"><text:s/></text:span><text:span text:style-name="T64_71">باز</text:span><text:span text:style-name="T64_72"><text:s/></text:span><text:span text:style-name="T64_73">میکنید</text:span><text:span text:style-name="T64_74">،<text:s/></text:span><text:span text:style-name="T64_75">پایتون</text:span><text:span text:style-name="T64_76"><text:s/></text:span><text:span text:style-name="T64_77">در</text:span><text:span text:style-name="T64_78"><text:s/></text:span><text:span text:style-name="T64_79">دایرکتوری</text:span><text:span text:style-name="T64_80"><text:s/></text:span><text:span text:style-name="T64_81">فعلی</text:span><text:span text:style-name="T64_82"><text:s/></text:span><text:span text:style-name="T64_83">به</text:span><text:span text:style-name="T64_84"><text:s/></text:span><text:span text:style-name="T64_85">دنبال</text:span><text:span text:style-name="T64_86"><text:s/></text:span><text:span text:style-name="T64_87">آن</text:span><text:span text:style-name="T64_88"><text:s/></text:span><text:span text:style-name="T64_89">میگردد</text:span><text:span text:style-name="T64_90">.</text:span></text:p>
      <text:p text:style-name="P65"><text:span text:style-name="T65_1">ماژول</text:span><text:span text:style-name="T65_2"><text:s/></text:span><text:span text:style-name="T65_3">os</text:span><text:span text:style-name="T65_4"><text:s/></text:span><text:span text:style-name="T65_5">توابعی</text:span><text:span text:style-name="T65_6"><text:s/></text:span><text:span text:style-name="T65_7">برای</text:span><text:span text:style-name="T65_8"><text:s/></text:span><text:span text:style-name="T65_9">کار</text:span><text:span text:style-name="T65_10"><text:s/></text:span><text:span text:style-name="T65_11">بار</text:span><text:span text:style-name="T65_12"><text:s/></text:span><text:span text:style-name="T65_13">فایل</text:span><text:span text:style-name="T65_14"><text:s/></text:span><text:span text:style-name="T65_15">ها</text:span><text:span text:style-name="T65_16"><text:s/></text:span><text:span text:style-name="T65_17">و</text:span><text:span text:style-name="T65_18"><text:s/></text:span><text:span text:style-name="T65_19">دایرکتوری</text:span><text:span text:style-name="T65_20"><text:s/></text:span><text:span text:style-name="T65_21">ها</text:span><text:span text:style-name="T65_22"><text:s/></text:span><text:span text:style-name="T65_23">فراهم</text:span><text:span text:style-name="T65_24"><text:s/></text:span><text:span text:style-name="T65_25">میکند</text:span><text:span text:style-name="T65_26"><text:s/>(</text:span><text:span text:style-name="T65_27">نام</text:span><text:span text:style-name="T65_28"><text:s/></text:span><text:span text:style-name="T65_29">os</text:span><text:span text:style-name="T65_30"><text:s/></text:span><text:span text:style-name="T65_31">مخفف</text:span><text:span text:style-name="T65_32"><text:s/></text:span><text:span text:style-name="T65_33">عبارت</text:span><text:span text:style-name="T65_34"><text:s/></text:span><text:span text:style-name="T65_35">operating</text:span><text:span text:style-name="T65_36"><text:s/></text:span><text:span text:style-name="T65_37">system</text:span><text:span text:style-name="T65_38"><text:s/></text:span><text:span text:style-name="T65_39">به</text:span><text:span text:style-name="T65_40"><text:s/></text:span><text:span text:style-name="T65_41">معنای</text:span><text:span text:style-name="T65_42"><text:s/></text:span><text:span text:style-name="T65_43">سیستم</text:span><text:span text:style-name="T65_44"><text:s/></text:span><text:span text:style-name="T65_45">عامل</text:span><text:span text:style-name="T65_46"><text:s/></text:span><text:span text:style-name="T65_47">است</text:span><text:span text:style-name="T65_48">).<text:s/></text:span><text:span text:style-name="T65_49">متد</text:span><text:span text:style-name="T65_50"><text:s/></text:span><text:span text:style-name="T65_51">os</text:span><text:span text:style-name="T65_52">.</text:span><text:span text:style-name="T65_53">getcwd</text:span><text:span text:style-name="T65_54"><text:s/></text:span><text:span text:style-name="T65_55">نام</text:span><text:span text:style-name="T65_56"><text:s/></text:span><text:span text:style-name="T65_57">دایرکتوری</text:span><text:span text:style-name="T65_58"><text:s/></text:span><text:span text:style-name="T65_59">فعلی</text:span><text:span text:style-name="T65_60"><text:s/></text:span><text:span text:style-name="T65_61">را</text:span><text:span text:style-name="T65_62"><text:s/></text:span><text:span text:style-name="T65_63">برمیگرداند</text:span><text:span text:style-name="T65_64"><text:s/>:</text:span></text:p>
      <text:p text:style-name="P66"><text:span text:style-name="T66_1">&gt;&gt;&gt;<text:s/></text:span><text:span text:style-name="T66_2">import</text:span><text:span text:style-name="T66_3"><text:s/></text:span><text:span text:style-name="T66_4">os</text:span></text:p>
      <text:p text:style-name="P67"><text:span text:style-name="T67_1">&gt;&gt;&gt;<text:s/></text:span><text:span text:style-name="T67_2">cwd</text:span><text:span text:style-name="T67_3"><text:s/>=<text:s/></text:span><text:span text:style-name="T67_4">os</text:span><text:span text:style-name="T67_5">.</text:span><text:span text:style-name="T67_6">getcwd</text:span><text:span text:style-name="T67_7">()</text:span></text:p>
      <text:p text:style-name="P68"><text:span text:style-name="T68_1">&gt;&gt;&gt;<text:s/></text:span><text:span text:style-name="T68_2">cwd</text:span></text:p>
      <text:p text:style-name="P69"><text:span text:style-name="T69_1">'/</text:span><text:span text:style-name="T69_2">home</text:span><text:span text:style-name="T69_3">/</text:span><text:span text:style-name="T69_4">dinsdale</text:span><text:span text:style-name="T69_5">'</text:span></text:p>
      <text:p text:style-name="P70"/>
      <text:p text:style-name="P71"/>
      <text:p text:style-name="P72"><text:span text:style-name="T72_1">cwd</text:span><text:span text:style-name="T72_2"><text:s/></text:span><text:span text:style-name="T72_3">مخفف</text:span><text:span text:style-name="T72_4"><text:s/>“</text:span><text:span text:style-name="T72_5">current</text:span><text:span text:style-name="T72_6"><text:s/></text:span><text:span text:style-name="T72_7">working</text:span><text:span text:style-name="T72_8"><text:s/></text:span><text:span text:style-name="T72_9">directory</text:span><text:span text:style-name="T72_10">”<text:s text:c="2"/></text:span><text:span text:style-name="T72_11">به</text:span><text:span text:style-name="T72_12"><text:s/></text:span><text:span text:style-name="T72_13">معنای</text:span><text:span text:style-name="T72_14"><text:s/></text:span><text:span text:style-name="T72_15">دایرکتوری</text:span><text:span text:style-name="T72_16"><text:s/></text:span><text:span text:style-name="T72_17">کاری</text:span><text:span text:style-name="T72_18"><text:s/></text:span><text:span text:style-name="T72_19">جاری</text:span><text:span text:style-name="T72_20"><text:s/></text:span><text:span text:style-name="T72_21">میباشد</text:span><text:span text:style-name="T72_22">.<text:s/></text:span><text:span text:style-name="T72_23">در</text:span><text:span text:style-name="T72_24"><text:s/></text:span><text:span text:style-name="T72_25">این</text:span><text:span text:style-name="T72_26"><text:s/></text:span><text:span text:style-name="T72_27">مثال</text:span><text:span text:style-name="T72_28"><text:s/></text:span><text:span text:style-name="T72_29">نتیجه</text:span><text:span text:style-name="T72_30"><text:s/>/</text:span><text:span text:style-name="T72_31">home</text:span><text:span text:style-name="T72_32">/</text:span><text:span text:style-name="T72_33">dinsdale</text:span><text:span text:style-name="T72_34"><text:s/></text:span><text:span text:style-name="T72_35">است</text:span><text:span text:style-name="T72_36"><text:s/></text:span><text:span text:style-name="T72_37">که</text:span><text:span text:style-name="T72_38"><text:s/></text:span><text:span text:style-name="T72_39">دایرکتوری</text:span><text:span text:style-name="T72_40"><text:s/></text:span><text:span text:style-name="T72_41">home</text:span><text:span text:style-name="T72_42"><text:s/></text:span><text:span text:style-name="T72_43">کاربری</text:span><text:span text:style-name="T72_44"><text:s/></text:span><text:span text:style-name="T72_45">با</text:span><text:span text:style-name="T72_46"><text:s/></text:span><text:span text:style-name="T72_47">نام</text:span><text:span text:style-name="T72_48"><text:s/></text:span><text:span text:style-name="T72_49">dinsdale</text:span><text:span text:style-name="T72_50"><text:s/></text:span><text:span text:style-name="T72_51">است</text:span><text:span text:style-name="T72_52">.</text:span></text:p>
      <text:p text:style-name="P73"><text:span text:style-name="T73_1">یک</text:span><text:span text:style-name="T73_2"><text:s/></text:span><text:span text:style-name="T73_3">رشته</text:span><text:span text:style-name="T73_4"><text:s/></text:span><text:span text:style-name="T73_5">مانند</text:span><text:span text:style-name="T73_6"><text:s/>'/</text:span><text:span text:style-name="T73_7">home</text:span><text:span text:style-name="T73_8">/</text:span><text:span text:style-name="T73_9">dinsdale</text:span><text:span text:style-name="T73_10">'<text:s/></text:span><text:span text:style-name="T73_11">که</text:span><text:span text:style-name="T73_12"><text:s/></text:span><text:span text:style-name="T73_13">فایل</text:span><text:span text:style-name="T73_14"><text:s/></text:span><text:span text:style-name="T73_15">یا</text:span><text:span text:style-name="T73_16"><text:s/></text:span><text:span text:style-name="T73_17">دایرکتوری</text:span><text:span text:style-name="T73_18"><text:s/></text:span><text:span text:style-name="T73_19">جاری</text:span><text:span text:style-name="T73_20"><text:s/></text:span><text:span text:style-name="T73_21">را</text:span><text:span text:style-name="T73_22"><text:s/></text:span><text:span text:style-name="T73_23">مشخص</text:span><text:span text:style-name="T73_24"><text:s/></text:span><text:span text:style-name="T73_25">میکند</text:span><text:span text:style-name="T73_26"><text:s/></text:span><text:span text:style-name="T73_27">مسیر</text:span><text:span text:style-name="T73_28"><text:s/>(</text:span><text:span text:style-name="T73_29">path</text:span><text:span text:style-name="T73_30">)<text:s/></text:span><text:span text:style-name="T73_31">نام</text:span><text:span text:style-name="T73_32"><text:s/></text:span><text:span text:style-name="T73_33">دارد</text:span><text:span text:style-name="T73_34">.</text:span></text:p>
      <text:p text:style-name="P74"><text:span text:style-name="T74_1">یک</text:span><text:span text:style-name="T74_2"><text:s/></text:span><text:span text:style-name="T74_3">نام</text:span><text:span text:style-name="T74_4"><text:s/></text:span><text:span text:style-name="T74_5">فایل</text:span><text:span text:style-name="T74_6"><text:s/></text:span><text:span text:style-name="T74_7">ساده</text:span><text:span text:style-name="T74_8"><text:s/>،<text:s/></text:span><text:span text:style-name="T74_9">مثل</text:span><text:span text:style-name="T74_10"><text:s/></text:span><text:span text:style-name="T74_11">memo</text:span><text:span text:style-name="T74_12">.</text:span><text:span text:style-name="T74_13">txt</text:span><text:span text:style-name="T74_14"><text:s/></text:span><text:span text:style-name="T74_15">هم</text:span><text:span text:style-name="T74_16"><text:s/></text:span><text:span text:style-name="T74_17">به</text:span><text:span text:style-name="T74_18"><text:s/></text:span><text:span text:style-name="T74_19">عنوان</text:span><text:span text:style-name="T74_20"><text:s/></text:span><text:span text:style-name="T74_21">یک</text:span><text:span text:style-name="T74_22"><text:s/></text:span><text:span text:style-name="T74_23">مسیر</text:span><text:span text:style-name="T74_24"><text:s/></text:span><text:span text:style-name="T74_25">درنظر</text:span><text:span text:style-name="T74_26"><text:s/></text:span><text:span text:style-name="T74_27">گرفته</text:span><text:span text:style-name="T74_28"><text:s/></text:span><text:span text:style-name="T74_29">میشود</text:span><text:span text:style-name="T74_30">،<text:s/></text:span><text:span text:style-name="T74_31">اما</text:span><text:span text:style-name="T74_32"><text:s/></text:span><text:span text:style-name="T74_33">یک</text:span><text:span text:style-name="T74_34"><text:s/></text:span><text:span text:style-name="T74_35">مسیر</text:span><text:span text:style-name="T74_36"><text:s/></text:span><text:span text:style-name="T74_37">نسبی</text:span><text:span text:style-name="T74_38"><text:s/>،<text:s/></text:span><text:span text:style-name="T74_39">زیرا</text:span><text:span text:style-name="T74_40"><text:s/></text:span><text:span text:style-name="T74_41">نسبت</text:span><text:span text:style-name="T74_42"><text:s/></text:span><text:span text:style-name="T74_43">به</text:span><text:span text:style-name="T74_44"><text:s/></text:span><text:span text:style-name="T74_45">دایرکتوری</text:span><text:span text:style-name="T74_46"><text:s/></text:span><text:span text:style-name="T74_47">فعلی</text:span><text:span text:style-name="T74_48"><text:s/></text:span><text:span text:style-name="T74_49">مسیر</text:span><text:span text:style-name="T74_50"><text:s/></text:span><text:span text:style-name="T74_51">را</text:span><text:span text:style-name="T74_52"><text:s/></text:span><text:span text:style-name="T74_53">مشخص</text:span><text:span text:style-name="T74_54"><text:s/></text:span><text:span text:style-name="T74_55">میکند</text:span><text:span text:style-name="T74_56">.<text:s/></text:span><text:span text:style-name="T74_57">اگر</text:span><text:span text:style-name="T74_58"><text:s/></text:span><text:span text:style-name="T74_59">دایرکتوری</text:span><text:span text:style-name="T74_60"><text:s/></text:span><text:span text:style-name="T74_61">فعلی</text:span><text:span text:style-name="T74_62"><text:s text:c="2"/>/</text:span><text:span text:style-name="T74_63">home</text:span><text:span text:style-name="T74_64">/</text:span><text:span text:style-name="T74_65">dinsdale</text:span><text:span text:style-name="T74_66"><text:s text:c="2"/></text:span><text:span text:style-name="T74_67">باشد</text:span><text:span text:style-name="T74_68"><text:s/>،<text:s/></text:span><text:span text:style-name="T74_69">نام</text:span><text:span text:style-name="T74_70"><text:s/></text:span><text:span text:style-name="T74_71">فایل</text:span><text:span text:style-name="T74_72"><text:s/></text:span><text:span text:style-name="T74_73">memo</text:span><text:span text:style-name="T74_74">.</text:span><text:span text:style-name="T74_75">txt</text:span><text:span text:style-name="T74_76"><text:s/></text:span><text:span text:style-name="T74_77">به</text:span><text:span text:style-name="T74_78"><text:s/>/</text:span><text:span text:style-name="T74_79">home</text:span><text:span text:style-name="T74_80">/</text:span><text:span text:style-name="T74_81">dinsdale</text:span><text:span text:style-name="T74_82">/</text:span><text:span text:style-name="T74_83">memo</text:span><text:span text:style-name="T74_84">.</text:span><text:span text:style-name="T74_85">txt</text:span><text:span text:style-name="T74_86"><text:s/></text:span><text:span text:style-name="T74_87">اشاره</text:span><text:span text:style-name="T74_88"><text:s/></text:span><text:span text:style-name="T74_89">میکند</text:span><text:span text:style-name="T74_90">.</text:span></text:p>
      <text:p text:style-name="P75"><text:span text:style-name="T75_1">یک</text:span><text:span text:style-name="T75_2"><text:s/></text:span><text:span text:style-name="T75_3">مسیر</text:span><text:span text:style-name="T75_4"><text:s/></text:span><text:span text:style-name="T75_5">که</text:span><text:span text:style-name="T75_6"><text:s/></text:span><text:span text:style-name="T75_7">با</text:span><text:span text:style-name="T75_8"><text:s/>/<text:s/></text:span><text:span text:style-name="T75_9">شروع</text:span><text:span text:style-name="T75_10"><text:s/></text:span><text:span text:style-name="T75_11">میشود</text:span><text:span text:style-name="T75_12"><text:s/></text:span><text:span text:style-name="T75_13">به</text:span><text:span text:style-name="T75_14"><text:s/></text:span><text:span text:style-name="T75_15">دایرکتوری</text:span><text:span text:style-name="T75_16"><text:s/></text:span><text:span text:style-name="T75_17">فعلی</text:span><text:span text:style-name="T75_18"><text:s/></text:span><text:span text:style-name="T75_19">وابسته</text:span><text:span text:style-name="T75_20"><text:s/></text:span><text:span text:style-name="T75_21">نیست</text:span><text:span text:style-name="T75_22"><text:s/>؛<text:s/></text:span><text:span text:style-name="T75_23">برای</text:span><text:span text:style-name="T75_24"><text:s/></text:span><text:span text:style-name="T75_25">همین</text:span><text:span text:style-name="T75_26"><text:s/></text:span><text:span text:style-name="T75_27">به</text:span><text:span text:style-name="T75_28"><text:s/></text:span><text:span text:style-name="T75_29">نام</text:span><text:span text:style-name="T75_30"><text:s/></text:span><text:span text:style-name="T75_31">مسیر</text:span><text:span text:style-name="T75_32"><text:s/></text:span><text:span text:style-name="T75_33">مطلق</text:span><text:span text:style-name="T75_34"><text:s/></text:span><text:span text:style-name="T75_35">شناخته</text:span><text:span text:style-name="T75_36"><text:s/></text:span><text:span text:style-name="T75_37">میشود</text:span><text:span text:style-name="T75_38">.<text:s/></text:span><text:span text:style-name="T75_39">برای</text:span><text:span text:style-name="T75_40"><text:s/></text:span><text:span text:style-name="T75_41">پیدا</text:span><text:span text:style-name="T75_42"><text:s/></text:span><text:span text:style-name="T75_43">کردن</text:span><text:span text:style-name="T75_44"><text:s/></text:span><text:span text:style-name="T75_45">مسیر</text:span><text:span text:style-name="T75_46"><text:s/></text:span><text:span text:style-name="T75_47">مطلق</text:span><text:span text:style-name="T75_48"><text:s/></text:span><text:span text:style-name="T75_49">یک</text:span><text:span text:style-name="T75_50"><text:s/></text:span><text:span text:style-name="T75_51">فایل</text:span><text:span text:style-name="T75_52"><text:s/>،<text:s/></text:span><text:span text:style-name="T75_53">میتوان</text:span><text:span text:style-name="T75_54"><text:s/></text:span><text:span text:style-name="T75_55">از</text:span><text:span text:style-name="T75_56"><text:s/></text:span><text:span text:style-name="T75_57">os</text:span><text:span text:style-name="T75_58">.</text:span><text:span text:style-name="T75_59">path</text:span><text:span text:style-name="T75_60">.</text:span><text:span text:style-name="T75_61">abspath</text:span><text:span text:style-name="T75_62"><text:s/></text:span><text:span text:style-name="T75_63">استفاده</text:span><text:span text:style-name="T75_64"><text:s/></text:span><text:span text:style-name="T75_65">کرد</text:span><text:span text:style-name="T75_66"><text:s/>:</text:span></text:p>
      <text:p text:style-name="P76"><text:span text:style-name="T76_1">&gt;&gt;&gt;<text:s/></text:span><text:span text:style-name="T76_2">os</text:span><text:span text:style-name="T76_3">.</text:span><text:span text:style-name="T76_4">path</text:span><text:span text:style-name="T76_5">.</text:span><text:span text:style-name="T76_6">abspath</text:span><text:span text:style-name="T76_7">('</text:span><text:span text:style-name="T76_8">memo</text:span><text:span text:style-name="T76_9">.</text:span><text:span text:style-name="T76_10">txt</text:span><text:span text:style-name="T76_11">')</text:span></text:p>
      <text:p text:style-name="P77"><text:span text:style-name="T77_1">'/</text:span><text:span text:style-name="T77_2">home</text:span><text:span text:style-name="T77_3">/</text:span><text:span text:style-name="T77_4">dinsdale</text:span><text:span text:style-name="T77_5">/</text:span><text:span text:style-name="T77_6">memo</text:span><text:span text:style-name="T77_7">.</text:span><text:span text:style-name="T77_8">txt</text:span><text:span text:style-name="T77_9">'</text:span></text:p>
      <text:p text:style-name="P78"/>
      <text:p text:style-name="P79"><text:span text:style-name="T79_1">os</text:span><text:span text:style-name="T79_2">.</text:span><text:span text:style-name="T79_3">path</text:span><text:span text:style-name="T79_4"><text:s/></text:span><text:span text:style-name="T79_5">توابع</text:span><text:span text:style-name="T79_6"><text:s/></text:span><text:span text:style-name="T79_7">دیگری</text:span><text:span text:style-name="T79_8"><text:s/></text:span><text:span text:style-name="T79_9">را</text:span><text:span text:style-name="T79_10"><text:s/></text:span><text:span text:style-name="T79_11">برای</text:span><text:span text:style-name="T79_12"><text:s/></text:span><text:span text:style-name="T79_13">کار</text:span><text:span text:style-name="T79_14"><text:s/></text:span><text:span text:style-name="T79_15">با</text:span><text:span text:style-name="T79_16"><text:s/></text:span><text:span text:style-name="T79_17">نام</text:span><text:span text:style-name="T79_18"><text:s/></text:span><text:span text:style-name="T79_19">و</text:span><text:span text:style-name="T79_20"><text:s/></text:span><text:span text:style-name="T79_21">مسیر</text:span><text:span text:style-name="T79_22"><text:s/></text:span><text:span text:style-name="T79_23">فایل</text:span><text:span text:style-name="T79_24"><text:s/></text:span><text:span text:style-name="T79_25">ها</text:span><text:span text:style-name="T79_26"><text:s/></text:span><text:span text:style-name="T79_27">فراهم</text:span><text:span text:style-name="T79_28"><text:s/></text:span><text:span text:style-name="T79_29">میکند</text:span><text:span text:style-name="T79_30">.<text:s/></text:span><text:span text:style-name="T79_31">برای</text:span><text:span text:style-name="T79_32"><text:s/></text:span><text:span text:style-name="T79_33">مثال</text:span><text:span text:style-name="T79_34"><text:s/>،<text:s/></text:span><text:span text:style-name="T79_35">os</text:span><text:span text:style-name="T79_36">.</text:span><text:span text:style-name="T79_37">path</text:span><text:span text:style-name="T79_38">.</text:span><text:span text:style-name="T79_39">exists</text:span><text:span text:style-name="T79_40"><text:s/></text:span><text:span text:style-name="T79_41">چک</text:span><text:span text:style-name="T79_42"><text:s/></text:span><text:span text:style-name="T79_43">میکند</text:span><text:span text:style-name="T79_44"><text:s/></text:span><text:span text:style-name="T79_45">که</text:span><text:span text:style-name="T79_46"><text:s/></text:span><text:span text:style-name="T79_47">فایل</text:span><text:span text:style-name="T79_48"><text:s/></text:span><text:span text:style-name="T79_49">یا</text:span><text:span text:style-name="T79_50"><text:s/></text:span><text:span text:style-name="T79_51">دایرکتوری</text:span><text:span text:style-name="T79_52"><text:s/></text:span><text:span text:style-name="T79_53">فعلی</text:span><text:span text:style-name="T79_54"><text:s/></text:span><text:span text:style-name="T79_55">وجود</text:span><text:span text:style-name="T79_56"><text:s/></text:span><text:span text:style-name="T79_57">دارد</text:span><text:span text:style-name="T79_58"><text:s/></text:span><text:span text:style-name="T79_59">یا</text:span><text:span text:style-name="T79_60"><text:s/></text:span><text:span text:style-name="T79_61">خیر</text:span><text:span text:style-name="T79_62"><text:s/>:</text:span></text:p>
      <text:p text:style-name="P80"><text:span text:style-name="T80_1">&gt;&gt;&gt;<text:s/></text:span><text:span text:style-name="T80_2">os</text:span><text:span text:style-name="T80_3">.</text:span><text:span text:style-name="T80_4">path</text:span><text:span text:style-name="T80_5">.</text:span><text:span text:style-name="T80_6">exists</text:span><text:span text:style-name="T80_7">('</text:span><text:span text:style-name="T80_8">memo</text:span><text:span text:style-name="T80_9">.</text:span><text:span text:style-name="T80_10">txt</text:span><text:span text:style-name="T80_11">')</text:span></text:p>
      <text:p text:style-name="P81"><text:span text:style-name="T81_1">True</text:span></text:p>
      <text:p text:style-name="P82"><text:span text:style-name="T82_1">اگر</text:span><text:span text:style-name="T82_2"><text:s/></text:span><text:span text:style-name="T82_3">وجود</text:span><text:span text:style-name="T82_4"><text:s/></text:span><text:span text:style-name="T82_5">داشته</text:span><text:span text:style-name="T82_6"><text:s/></text:span><text:span text:style-name="T82_7">باشد</text:span><text:span text:style-name="T82_8"><text:s/>،<text:s/></text:span><text:span text:style-name="T82_9">os</text:span><text:span text:style-name="T82_10">.</text:span><text:span text:style-name="T82_11">path</text:span><text:span text:style-name="T82_12">.</text:span><text:span text:style-name="T82_13">isdir</text:span><text:span text:style-name="T82_14"><text:s/></text:span><text:span text:style-name="T82_15">چک</text:span><text:span text:style-name="T82_16"><text:s/></text:span><text:span text:style-name="T82_17">میکند</text:span><text:span text:style-name="T82_18"><text:s/></text:span><text:span text:style-name="T82_19">که</text:span><text:span text:style-name="T82_20"><text:s/></text:span><text:span text:style-name="T82_21">آیا</text:span><text:span text:style-name="T82_22"><text:s/></text:span><text:span text:style-name="T82_23">این</text:span><text:span text:style-name="T82_24"><text:s/></text:span><text:span text:style-name="T82_25">مسیر</text:span><text:span text:style-name="T82_26"><text:s/></text:span><text:span text:style-name="T82_27">دایرکتوری</text:span><text:span text:style-name="T82_28"><text:s/></text:span><text:span text:style-name="T82_29">هست</text:span><text:span text:style-name="T82_30"><text:s/></text:span><text:span text:style-name="T82_31">یا</text:span><text:span text:style-name="T82_32"><text:s/></text:span><text:span text:style-name="T82_33">خیر</text:span><text:span text:style-name="T82_34"><text:s/>:</text:span></text:p>
      <text:p text:style-name="P83"><text:span text:style-name="T83_1">&gt;&gt;&gt;<text:s/></text:span><text:span text:style-name="T83_2">os</text:span><text:span text:style-name="T83_3">.</text:span><text:span text:style-name="T83_4">path</text:span><text:span text:style-name="T83_5">.</text:span><text:span text:style-name="T83_6">isdir</text:span><text:span text:style-name="T83_7">('</text:span><text:span text:style-name="T83_8">memo</text:span><text:span text:style-name="T83_9">.</text:span><text:span text:style-name="T83_10">txt</text:span><text:span text:style-name="T83_11">')</text:span></text:p>
      <text:p text:style-name="P84"><text:span text:style-name="T84_1">False</text:span></text:p>
      <text:p text:style-name="P85"><text:span text:style-name="T85_1">&gt;&gt;&gt;<text:s/></text:span><text:span text:style-name="T85_2">os</text:span><text:span text:style-name="T85_3">.</text:span><text:span text:style-name="T85_4">path</text:span><text:span text:style-name="T85_5">.</text:span><text:span text:style-name="T85_6">isdir</text:span><text:span text:style-name="T85_7">('/</text:span><text:span text:style-name="T85_8">home</text:span><text:span text:style-name="T85_9">/</text:span><text:span text:style-name="T85_10">dinsdale</text:span><text:span text:style-name="T85_11">')</text:span></text:p>
      <text:p text:style-name="P86"><text:span text:style-name="T86_1">True</text:span></text:p>
      <text:p text:style-name="P87"><text:span text:style-name="T87_1">به</text:span><text:span text:style-name="T87_2"><text:s/></text:span><text:span text:style-name="T87_3">همین</text:span><text:span text:style-name="T87_4"><text:s/></text:span><text:span text:style-name="T87_5">شکل</text:span><text:span text:style-name="T87_6"><text:s/>،<text:s/></text:span><text:span text:style-name="T87_7">os</text:span><text:span text:style-name="T87_8">.</text:span><text:span text:style-name="T87_9">path</text:span><text:span text:style-name="T87_10">.</text:span><text:span text:style-name="T87_11">isfile</text:span><text:span text:style-name="T87_12"><text:s/></text:span><text:span text:style-name="T87_13">چک</text:span><text:span text:style-name="T87_14"><text:s/></text:span><text:span text:style-name="T87_15">میکند</text:span><text:span text:style-name="T87_16"><text:s/></text:span><text:span text:style-name="T87_17">که</text:span><text:span text:style-name="T87_18"><text:s/></text:span><text:span text:style-name="T87_19">آیا</text:span><text:span text:style-name="T87_20"><text:s/></text:span><text:span text:style-name="T87_21">این</text:span><text:span text:style-name="T87_22"><text:s/></text:span><text:span text:style-name="T87_23">مسیر</text:span><text:span text:style-name="T87_24"><text:s/></text:span><text:span text:style-name="T87_25">یک</text:span><text:span text:style-name="T87_26"><text:s/></text:span><text:span text:style-name="T87_27">فایل</text:span><text:span text:style-name="T87_28"><text:s/></text:span><text:span text:style-name="T87_29">هست</text:span><text:span text:style-name="T87_30"><text:s/></text:span><text:span text:style-name="T87_31">یا</text:span><text:span text:style-name="T87_32"><text:s/></text:span><text:span text:style-name="T87_33">خیر</text:span><text:span text:style-name="T87_34">.</text:span></text:p>
      <text:p text:style-name="P88"><text:span text:style-name="T88_1">os</text:span><text:span text:style-name="T88_2">.</text:span><text:span text:style-name="T88_3">listdir</text:span><text:span text:style-name="T88_4"><text:s/></text:span><text:span text:style-name="T88_5">یک</text:span><text:span text:style-name="T88_6"><text:s/></text:span><text:span text:style-name="T88_7">لیست</text:span><text:span text:style-name="T88_8"><text:s/></text:span><text:span text:style-name="T88_9">از</text:span><text:span text:style-name="T88_10"><text:s/></text:span><text:span text:style-name="T88_11">فایل</text:span><text:span text:style-name="T88_12"><text:s/></text:span><text:span text:style-name="T88_13">ها</text:span><text:span text:style-name="T88_14"><text:s/>(</text:span><text:span text:style-name="T88_15">و</text:span><text:span text:style-name="T88_16"><text:s/></text:span><text:span text:style-name="T88_17">دایکتوری</text:span><text:span text:style-name="T88_18"><text:s/></text:span><text:span text:style-name="T88_19">های</text:span><text:span text:style-name="T88_20"><text:s/></text:span><text:span text:style-name="T88_21">دیگر</text:span><text:span text:style-name="T88_22">)<text:s/></text:span><text:span text:style-name="T88_23">را</text:span><text:span text:style-name="T88_24"><text:s/></text:span><text:span text:style-name="T88_25">در</text:span><text:span text:style-name="T88_26"><text:s/></text:span><text:span text:style-name="T88_27">دایکتوری</text:span><text:span text:style-name="T88_28"><text:s/></text:span><text:span text:style-name="T88_29">فعلی</text:span><text:span text:style-name="T88_30"><text:s/></text:span><text:span text:style-name="T88_31">برمیگرداند</text:span><text:span text:style-name="T88_32">:</text:span></text:p>
      <text:p text:style-name="P89"><text:span text:style-name="T89_1">&gt;&gt;&gt;<text:s/></text:span><text:span text:style-name="T89_2">os</text:span><text:span text:style-name="T89_3">.</text:span><text:span text:style-name="T89_4">listdir</text:span><text:span text:style-name="T89_5">(</text:span><text:span text:style-name="T89_6">cwd</text:span><text:span text:style-name="T89_7">)</text:span></text:p>
      <text:p text:style-name="P90"><text:span text:style-name="T90_1">['</text:span><text:span text:style-name="T90_2">music</text:span><text:span text:style-name="T90_3">',<text:s/>'</text:span><text:span text:style-name="T90_4">photos</text:span><text:span text:style-name="T90_5">',<text:s/>'</text:span><text:span text:style-name="T90_6">memo</text:span><text:span text:style-name="T90_7">.</text:span><text:span text:style-name="T90_8">txt</text:span><text:span text:style-name="T90_9">']</text:span></text:p>
      <text:p text:style-name="P91"><text:span text:style-name="T91_1">برای</text:span><text:span text:style-name="T91_2"><text:s/></text:span><text:span text:style-name="T91_3">نشان</text:span><text:span text:style-name="T91_4"><text:s/></text:span><text:span text:style-name="T91_5">دادن</text:span><text:span text:style-name="T91_6"><text:s/></text:span><text:span text:style-name="T91_7">این</text:span><text:span text:style-name="T91_8"><text:s/></text:span><text:span text:style-name="T91_9">توابع</text:span><text:span text:style-name="T91_10"><text:s/>،<text:s/></text:span><text:span text:style-name="T91_11">مثال</text:span><text:span text:style-name="T91_12"><text:s/></text:span><text:span text:style-name="T91_13">بعدی</text:span><text:span text:style-name="T91_14"><text:s/></text:span><text:span text:style-name="T91_15">در</text:span><text:span text:style-name="T91_16"><text:s/></text:span><text:span text:style-name="T91_17">داخل</text:span><text:span text:style-name="T91_18"><text:s/></text:span><text:span text:style-name="T91_19">یک</text:span><text:span text:style-name="T91_20"><text:s/></text:span><text:span text:style-name="T91_21">دایرکتوری</text:span><text:span text:style-name="T91_22"><text:s/></text:span><text:span text:style-name="T91_23">پیمایش</text:span><text:span text:style-name="T91_24"><text:s/></text:span><text:span text:style-name="T91_25">میکند</text:span><text:span text:style-name="T91_26">،<text:s/></text:span><text:span text:style-name="T91_27">و</text:span><text:span text:style-name="T91_28"><text:s/></text:span><text:span text:style-name="T91_29">اسم</text:span><text:span text:style-name="T91_30"><text:s/></text:span><text:span text:style-name="T91_31">تمام</text:span><text:span text:style-name="T91_32"><text:s/></text:span><text:span text:style-name="T91_33">فایل</text:span><text:span text:style-name="T91_34"><text:s/></text:span><text:span text:style-name="T91_35">ها</text:span><text:span text:style-name="T91_36"><text:s/></text:span><text:span text:style-name="T91_37">را</text:span><text:span text:style-name="T91_38"><text:s/></text:span><text:span text:style-name="T91_39">چاپ</text:span><text:span text:style-name="T91_40"><text:s/></text:span><text:span text:style-name="T91_41">کرده</text:span><text:span text:style-name="T91_42"><text:s/>،<text:s/></text:span><text:span text:style-name="T91_43">و</text:span><text:span text:style-name="T91_44"><text:s text:c="2"/></text:span><text:span text:style-name="T91_45">به</text:span><text:span text:style-name="T91_46"><text:s/></text:span><text:span text:style-name="T91_47">صورت</text:span><text:span text:style-name="T91_48"><text:s/></text:span><text:span text:style-name="T91_49">بازگشتی</text:span><text:span text:style-name="T91_50"><text:s/></text:span><text:span text:style-name="T91_51">خود</text:span><text:span text:style-name="T91_52"><text:s/></text:span><text:span text:style-name="T91_53">را</text:span><text:span text:style-name="T91_54"><text:s/></text:span><text:span text:style-name="T91_55">برای</text:span><text:span text:style-name="T91_56"><text:s/></text:span><text:span text:style-name="T91_57">تمام</text:span><text:span text:style-name="T91_58"><text:s/></text:span><text:span text:style-name="T91_59">دایرکتوری</text:span><text:span text:style-name="T91_60"><text:s/></text:span><text:span text:style-name="T91_61">ها</text:span><text:span text:style-name="T91_62"><text:s/></text:span><text:span text:style-name="T91_63">صدا</text:span><text:span text:style-name="T91_64"><text:s/></text:span><text:span text:style-name="T91_65">میکند</text:span><text:span text:style-name="T91_66"><text:s/>:</text:span></text:p>
      <text:p text:style-name="P92"><text:span text:style-name="T92_1">def</text:span><text:span text:style-name="T92_2"><text:s/></text:span><text:span text:style-name="T92_3">walk</text:span><text:span text:style-name="T92_4">(</text:span><text:span text:style-name="T92_5">dirname</text:span><text:span text:style-name="T92_6">):</text:span></text:p>
      <text:p text:style-name="P93"><text:span text:style-name="T93_1"><text:s text:c="3"/></text:span><text:span text:style-name="T93_2">for</text:span><text:span text:style-name="T93_3"><text:s/></text:span><text:span text:style-name="T93_4">name</text:span><text:span text:style-name="T93_5"><text:s/></text:span><text:span text:style-name="T93_6">in</text:span><text:span text:style-name="T93_7"><text:s/></text:span><text:span text:style-name="T93_8">os</text:span><text:span text:style-name="T93_9">.</text:span><text:span text:style-name="T93_10">listdir</text:span><text:span text:style-name="T93_11">(</text:span><text:span text:style-name="T93_12">dirname</text:span><text:span text:style-name="T93_13">):</text:span></text:p>
      <text:p text:style-name="P94"><text:span text:style-name="T94_1"><text:s text:c="7"/></text:span><text:span text:style-name="T94_2">path</text:span><text:span text:style-name="T94_3"><text:s/>=<text:s/></text:span><text:span text:style-name="T94_4">os</text:span><text:span text:style-name="T94_5">.</text:span><text:span text:style-name="T94_6">path</text:span><text:span text:style-name="T94_7">.</text:span><text:span text:style-name="T94_8">join</text:span><text:span text:style-name="T94_9">(</text:span><text:span text:style-name="T94_10">dirname</text:span><text:span text:style-name="T94_11">,<text:s/></text:span><text:span text:style-name="T94_12">name</text:span><text:span text:style-name="T94_13">)</text:span></text:p>
      <text:p text:style-name="P95"><text:span text:style-name="T95_1"><text:s text:c="7"/></text:span><text:span text:style-name="T95_2">if</text:span><text:span text:style-name="T95_3"><text:s/></text:span><text:span text:style-name="T95_4">os</text:span><text:span text:style-name="T95_5">.</text:span><text:span text:style-name="T95_6">path</text:span><text:span text:style-name="T95_7">.</text:span><text:span text:style-name="T95_8">isfile</text:span><text:span text:style-name="T95_9">(</text:span><text:span text:style-name="T95_10">path</text:span><text:span text:style-name="T95_11">):</text:span></text:p>
      <text:p text:style-name="P96"><text:span text:style-name="T96_1"><text:s text:c="11"/></text:span><text:span text:style-name="T96_2">print</text:span><text:span text:style-name="T96_3">(</text:span><text:span text:style-name="T96_4">path</text:span><text:span text:style-name="T96_5">)</text:span></text:p>
      <text:p text:style-name="P97"><text:span text:style-name="T97_1"><text:s text:c="7"/></text:span><text:span text:style-name="T97_2">else</text:span><text:span text:style-name="T97_3">:</text:span></text:p>
      <text:p text:style-name="P98"><text:span text:style-name="T98_1"><text:s text:c="11"/></text:span><text:span text:style-name="T98_2">walk</text:span><text:span text:style-name="T98_3">(</text:span><text:span text:style-name="T98_4">path</text:span><text:span text:style-name="T98_5">)</text:span></text:p>
      <text:p text:style-name="P99"><text:span text:style-name="T99_1">os</text:span><text:span text:style-name="T99_2">.</text:span><text:span text:style-name="T99_3">path</text:span><text:span text:style-name="T99_4">.</text:span><text:span text:style-name="T99_5">join</text:span><text:span text:style-name="T99_6"><text:s/></text:span><text:span text:style-name="T99_7">دایرکتوری</text:span><text:span text:style-name="T99_8"><text:s/></text:span><text:span text:style-name="T99_9">و</text:span><text:span text:style-name="T99_10"><text:s/></text:span><text:span text:style-name="T99_11">نام</text:span><text:span text:style-name="T99_12"><text:s/></text:span><text:span text:style-name="T99_13">فایل</text:span><text:span text:style-name="T99_14"><text:s/></text:span><text:span text:style-name="T99_15">را</text:span><text:span text:style-name="T99_16"><text:s/></text:span><text:span text:style-name="T99_17">میگیرد</text:span><text:span text:style-name="T99_18"><text:s/></text:span><text:span text:style-name="T99_19">و</text:span><text:span text:style-name="T99_20"><text:s/></text:span><text:span text:style-name="T99_21">آن</text:span><text:span text:style-name="T99_22"><text:s/></text:span><text:span text:style-name="T99_23">ها</text:span><text:span text:style-name="T99_24"><text:s/></text:span><text:span text:style-name="T99_25">را</text:span><text:span text:style-name="T99_26"><text:s/></text:span><text:span text:style-name="T99_27">متصل</text:span><text:span text:style-name="T99_28"><text:s/></text:span><text:span text:style-name="T99_29">میکند</text:span><text:span text:style-name="T99_30"><text:s/></text:span><text:span text:style-name="T99_31">تا</text:span><text:span text:style-name="T99_32"><text:s/></text:span><text:span text:style-name="T99_33">مسیر</text:span><text:span text:style-name="T99_34"><text:s/></text:span><text:span text:style-name="T99_35">کامل</text:span><text:span text:style-name="T99_36"><text:s/></text:span><text:span text:style-name="T99_37">بدست</text:span><text:span text:style-name="T99_38"><text:s/></text:span><text:span text:style-name="T99_39">آید</text:span><text:span text:style-name="T99_40">.</text:span></text:p>
      <text:p text:style-name="P100"><text:span text:style-name="T100_1">ماژول</text:span><text:span text:style-name="T100_2"><text:s/></text:span><text:span text:style-name="T100_3">os</text:span><text:span text:style-name="T100_4"><text:s/></text:span><text:span text:style-name="T100_5">تابعی</text:span><text:span text:style-name="T100_6"><text:s/></text:span><text:span text:style-name="T100_7">با</text:span><text:span text:style-name="T100_8"><text:s/></text:span><text:span text:style-name="T100_9">نام</text:span><text:span text:style-name="T100_10"><text:s/></text:span><text:span text:style-name="T100_11">walk</text:span><text:span text:style-name="T100_12"><text:s/></text:span><text:span text:style-name="T100_13">فراهم</text:span><text:span text:style-name="T100_14"><text:s/></text:span><text:span text:style-name="T100_15">میکند</text:span><text:span text:style-name="T100_16"><text:s/></text:span><text:span text:style-name="T100_17">که</text:span><text:span text:style-name="T100_18"><text:s/></text:span><text:span text:style-name="T100_19">شبیه</text:span><text:span text:style-name="T100_20"><text:s/></text:span><text:span text:style-name="T100_21">همین</text:span><text:span text:style-name="T100_22"><text:s/></text:span><text:span text:style-name="T100_23">تابع</text:span><text:span text:style-name="T100_24"><text:s/></text:span><text:span text:style-name="T100_25">هست</text:span><text:span text:style-name="T100_26"><text:s/></text:span><text:span text:style-name="T100_27">اما</text:span><text:span text:style-name="T100_28"><text:s/></text:span><text:span text:style-name="T100_29">جامع</text:span><text:span text:style-name="T100_30"><text:s/></text:span><text:span text:style-name="T100_31">تر</text:span><text:span text:style-name="T100_32"><text:s/></text:span><text:span text:style-name="T100_33">است</text:span><text:span text:style-name="T100_34">.<text:s/></text:span><text:span text:style-name="T100_35">به</text:span><text:span text:style-name="T100_36"><text:s/></text:span><text:span text:style-name="T100_37">عنوان</text:span><text:span text:style-name="T100_38"><text:s/></text:span><text:span text:style-name="T100_39">یک</text:span><text:span text:style-name="T100_40"><text:s/></text:span><text:span text:style-name="T100_41">تمرین</text:span><text:span text:style-name="T100_42">،<text:s text:c="3"/></text:span><text:span text:style-name="T100_43">مستندات</text:span><text:span text:style-name="T100_44"><text:s/></text:span><text:span text:style-name="T100_45">را</text:span><text:span text:style-name="T100_46"><text:s/></text:span><text:span text:style-name="T100_47">بخوانید</text:span><text:span text:style-name="T100_48"><text:s/></text:span><text:span text:style-name="T100_49">و</text:span><text:span text:style-name="T100_50"><text:s/></text:span><text:span text:style-name="T100_51">از</text:span><text:span text:style-name="T100_52"><text:s/></text:span><text:span text:style-name="T100_53">آن</text:span><text:span text:style-name="T100_54"><text:s/></text:span><text:span text:style-name="T100_55">برای</text:span><text:span text:style-name="T100_56"><text:s/></text:span><text:span text:style-name="T100_57">چاپ</text:span><text:span text:style-name="T100_58"><text:s/></text:span><text:span text:style-name="T100_59">نام</text:span><text:span text:style-name="T100_60"><text:s/></text:span><text:span text:style-name="T100_61">فایل</text:span><text:span text:style-name="T100_62"><text:s/></text:span><text:span text:style-name="T100_63">های</text:span><text:span text:style-name="T100_64"><text:s/></text:span><text:span text:style-name="T100_65">درون</text:span><text:span text:style-name="T100_66"><text:s/></text:span><text:span text:style-name="T100_67">یک</text:span><text:span text:style-name="T100_68"><text:s/></text:span><text:span text:style-name="T100_69">دایرکتوری</text:span><text:span text:style-name="T100_70"><text:s/></text:span><text:span text:style-name="T100_71">و</text:span><text:span text:style-name="T100_72"><text:s/></text:span><text:span text:style-name="T100_73">زیردایرکتوری</text:span><text:span text:style-name="T100_74"><text:s/></text:span><text:span text:style-name="T100_75">های</text:span><text:span text:style-name="T100_76"><text:s/></text:span><text:span text:style-name="T100_77">آن</text:span><text:span text:style-name="T100_78"><text:s/></text:span><text:span text:style-name="T100_79">استفاده</text:span><text:span text:style-name="T100_80"><text:s/></text:span><text:span text:style-name="T100_81">کنید</text:span><text:span text:style-name="T100_82">.<text:s/></text:span><text:span text:style-name="T100_83">شما</text:span><text:span text:style-name="T100_84"><text:s/></text:span><text:span text:style-name="T100_85">میتوانید</text:span><text:span text:style-name="T100_86"><text:s/></text:span><text:span text:style-name="T100_87">راه</text:span><text:span text:style-name="T100_88"><text:s/></text:span><text:span text:style-name="T100_89">حل</text:span><text:span text:style-name="T100_90"><text:s/></text:span><text:span text:style-name="T100_91">من</text:span><text:span text:style-name="T100_92"><text:s/></text:span><text:span text:style-name="T100_93">را</text:span><text:span text:style-name="T100_94"><text:s/></text:span><text:span text:style-name="T100_95">از</text:span><text:span text:style-name="T100_96"><text:s/></text:span><text:span text:style-name="T100_97">http</text:span><text:span text:style-name="T100_98">://</text:span><text:span text:style-name="T100_99">thinkpython</text:span><text:span text:style-name="T100_100">2.</text:span><text:span text:style-name="T100_101">com</text:span><text:span text:style-name="T100_102">/</text:span><text:span text:style-name="T100_103">code</text:span><text:span text:style-name="T100_104">/</text:span><text:span text:style-name="T100_105">walk</text:span><text:span text:style-name="T100_106">.</text:span><text:span text:style-name="T100_107">py</text:span><text:span text:style-name="T100_108"><text:s text:c="2"/></text:span><text:span text:style-name="T100_109">دانلود</text:span><text:span text:style-name="T100_110"><text:s/></text:span><text:span text:style-name="T100_111">نمایید</text:span><text:span text:style-name="T100_112">.</text:span></text:p>
      <text:p text:style-name="P101"/>
      <text:p text:style-name="P102"><text:span text:style-name="T102_1">۱۴.۵<text:s/></text:span><text:span text:style-name="T102_2">گرفتن</text:span><text:span text:style-name="T102_3"><text:s/></text:span><text:span text:style-name="T102_4">اکسپشن</text:span><text:span text:style-name="T102_5"><text:s/></text:span><text:span text:style-name="T102_6">ها</text:span></text:p>
      <text:p text:style-name="P103"><text:span text:style-name="T103_1">در</text:span><text:span text:style-name="T103_2"><text:s/></text:span><text:span text:style-name="T103_3">موقع</text:span><text:span text:style-name="T103_4"><text:s/></text:span><text:span text:style-name="T103_5">خواندن</text:span><text:span text:style-name="T103_6"><text:s/></text:span><text:span text:style-name="T103_7">یا</text:span><text:span text:style-name="T103_8"><text:s/></text:span><text:span text:style-name="T103_9">نوشتن</text:span><text:span text:style-name="T103_10"><text:s/></text:span><text:span text:style-name="T103_11">در</text:span><text:span text:style-name="T103_12"><text:s/></text:span><text:span text:style-name="T103_13">فایل</text:span><text:span text:style-name="T103_14"><text:s/>،<text:s/></text:span><text:span text:style-name="T103_15">خیلی</text:span><text:span text:style-name="T103_16"><text:s/></text:span><text:span text:style-name="T103_17">چیز</text:span><text:span text:style-name="T103_18"><text:s/></text:span><text:span text:style-name="T103_19">ها</text:span><text:span text:style-name="T103_20"><text:s/></text:span><text:span text:style-name="T103_21">ممکن</text:span><text:span text:style-name="T103_22"><text:s/></text:span><text:span text:style-name="T103_23">است</text:span><text:span text:style-name="T103_24"><text:s/></text:span><text:span text:style-name="T103_25">با</text:span><text:span text:style-name="T103_26"><text:s/></text:span><text:span text:style-name="T103_27">مشکل</text:span><text:span text:style-name="T103_28"><text:s/></text:span><text:span text:style-name="T103_29">مواجه</text:span><text:span text:style-name="T103_30"><text:s/></text:span><text:span text:style-name="T103_31">شوند</text:span><text:span text:style-name="T103_32">.<text:s/></text:span><text:span text:style-name="T103_33">اگر</text:span><text:span text:style-name="T103_34"><text:s/></text:span><text:span text:style-name="T103_35">شما</text:span><text:span text:style-name="T103_36"><text:s/></text:span><text:span text:style-name="T103_37">سعی</text:span><text:span text:style-name="T103_38"><text:s/></text:span><text:span text:style-name="T103_39">کنید</text:span><text:span text:style-name="T103_40"><text:s/></text:span><text:span text:style-name="T103_41">فایلی</text:span><text:span text:style-name="T103_42"><text:s/></text:span><text:span text:style-name="T103_43">را</text:span><text:span text:style-name="T103_44"><text:s/></text:span><text:span text:style-name="T103_45">باز</text:span><text:span text:style-name="T103_46"><text:s/></text:span><text:span text:style-name="T103_47">کنید</text:span><text:span text:style-name="T103_48"><text:s/></text:span><text:span text:style-name="T103_49">که</text:span><text:span text:style-name="T103_50"><text:s/></text:span><text:span text:style-name="T103_51">وجود</text:span><text:span text:style-name="T103_52"><text:s/></text:span><text:span text:style-name="T103_53">ندارد</text:span><text:span text:style-name="T103_54">،<text:s/></text:span><text:span text:style-name="T103_55">شما</text:span><text:span text:style-name="T103_56"><text:s/></text:span><text:span text:style-name="T103_57">یک</text:span><text:span text:style-name="T103_58"><text:s/></text:span><text:span text:style-name="T103_59">خطای</text:span><text:span text:style-name="T103_60"><text:s/></text:span><text:span text:style-name="T103_61">IOError</text:span><text:span text:style-name="T103_62"><text:s/></text:span><text:span text:style-name="T103_63">دریافت</text:span><text:span text:style-name="T103_64"><text:s/></text:span><text:span text:style-name="T103_65">میکنید</text:span><text:span text:style-name="T103_66">:</text:span></text:p>
      <text:p text:style-name="P104"><text:span text:style-name="T104_1">&gt;&gt;&gt;<text:s/></text:span><text:span text:style-name="T104_2">fin</text:span><text:span text:style-name="T104_3"><text:s/>=<text:s/></text:span><text:span text:style-name="T104_4">open</text:span><text:span text:style-name="T104_5">('</text:span><text:span text:style-name="T104_6">bad</text:span><text:span text:style-name="T104_7">_</text:span><text:span text:style-name="T104_8">file</text:span><text:span text:style-name="T104_9">')</text:span></text:p>
      <text:p text:style-name="P105"><text:span text:style-name="T105_1">IOError</text:span><text:span text:style-name="T105_2">:<text:s/>[</text:span><text:span text:style-name="T105_3">Errno</text:span><text:span text:style-name="T105_4"><text:s/>2]<text:s/></text:span><text:span text:style-name="T105_5">No</text:span><text:span text:style-name="T105_6"><text:s/></text:span><text:span text:style-name="T105_7">such</text:span><text:span text:style-name="T105_8"><text:s/></text:span><text:span text:style-name="T105_9">file</text:span><text:span text:style-name="T105_10"><text:s/></text:span><text:span text:style-name="T105_11">or</text:span><text:span text:style-name="T105_12"><text:s/></text:span><text:span text:style-name="T105_13">directory</text:span><text:span text:style-name="T105_14">:<text:s/>'</text:span><text:span text:style-name="T105_15">bad</text:span><text:span text:style-name="T105_16">_</text:span><text:span text:style-name="T105_17">file</text:span><text:span text:style-name="T105_18">'</text:span></text:p>
      <text:p text:style-name="P106"><text:span text:style-name="T106_1">اگر</text:span><text:span text:style-name="T106_2"><text:s/></text:span><text:span text:style-name="T106_3">شما</text:span><text:span text:style-name="T106_4"><text:s/></text:span><text:span text:style-name="T106_5">اجازه</text:span><text:span text:style-name="T106_6"><text:s/></text:span><text:span text:style-name="T106_7">دسترسی</text:span><text:span text:style-name="T106_8"><text:s/></text:span><text:span text:style-name="T106_9">به</text:span><text:span text:style-name="T106_10"><text:s/></text:span><text:span text:style-name="T106_11">یک</text:span><text:span text:style-name="T106_12"><text:s/></text:span><text:span text:style-name="T106_13">فایل</text:span><text:span text:style-name="T106_14"><text:s/></text:span><text:span text:style-name="T106_15">را</text:span><text:span text:style-name="T106_16"><text:s/></text:span><text:span text:style-name="T106_17">نداشته</text:span><text:span text:style-name="T106_18"><text:s/></text:span><text:span text:style-name="T106_19">باشید</text:span><text:span text:style-name="T106_20"><text:s/>:</text:span></text:p>
      <text:p text:style-name="P107"><text:span text:style-name="T107_1">&gt;&gt;&gt;<text:s/></text:span><text:span text:style-name="T107_2">fout</text:span><text:span text:style-name="T107_3"><text:s/>=<text:s/></text:span><text:span text:style-name="T107_4">open</text:span><text:span text:style-name="T107_5">('/</text:span><text:span text:style-name="T107_6">etc</text:span><text:span text:style-name="T107_7">/</text:span><text:span text:style-name="T107_8">passwd</text:span><text:span text:style-name="T107_9">',<text:s/>'</text:span><text:span text:style-name="T107_10">w</text:span><text:span text:style-name="T107_11">')</text:span></text:p>
      <text:p text:style-name="P108"><text:span text:style-name="T108_1">PermissionError</text:span><text:span text:style-name="T108_2">:<text:s/>[</text:span><text:span text:style-name="T108_3">Errno</text:span><text:span text:style-name="T108_4"><text:s/>13]<text:s/></text:span><text:span text:style-name="T108_5">Permission</text:span><text:span text:style-name="T108_6"><text:s/></text:span><text:span text:style-name="T108_7">denied</text:span><text:span text:style-name="T108_8">:<text:s/>'/</text:span><text:span text:style-name="T108_9">etc</text:span><text:span text:style-name="T108_10">/</text:span><text:span text:style-name="T108_11">passwd</text:span><text:span text:style-name="T108_12">'</text:span></text:p>
      <text:p text:style-name="P109"/>
      <text:p text:style-name="P110"><text:span text:style-name="T110_1">و</text:span><text:span text:style-name="T110_2"><text:s/></text:span><text:span text:style-name="T110_3">اگر</text:span><text:span text:style-name="T110_4"><text:s/></text:span><text:span text:style-name="T110_5">سعی</text:span><text:span text:style-name="T110_6"><text:s/></text:span><text:span text:style-name="T110_7">کنید</text:span><text:span text:style-name="T110_8"><text:s/></text:span><text:span text:style-name="T110_9">یک</text:span><text:span text:style-name="T110_10"><text:s/></text:span><text:span text:style-name="T110_11">دایرکتوری</text:span><text:span text:style-name="T110_12"><text:s/></text:span><text:span text:style-name="T110_13">را</text:span><text:span text:style-name="T110_14"><text:s/></text:span><text:span text:style-name="T110_15">برای</text:span><text:span text:style-name="T110_16"><text:s/></text:span><text:span text:style-name="T110_17">خواندن</text:span><text:span text:style-name="T110_18"><text:s/></text:span><text:span text:style-name="T110_19">باز</text:span><text:span text:style-name="T110_20"><text:s/></text:span><text:span text:style-name="T110_21">کنید</text:span><text:span text:style-name="T110_22"><text:s/>:</text:span></text:p>
      <text:p text:style-name="P111"><text:span text:style-name="T111_1">&gt;&gt;&gt;<text:s/></text:span><text:span text:style-name="T111_2">fin</text:span><text:span text:style-name="T111_3"><text:s/>=<text:s/></text:span><text:span text:style-name="T111_4">open</text:span><text:span text:style-name="T111_5">('/</text:span><text:span text:style-name="T111_6">home</text:span><text:span text:style-name="T111_7">')</text:span></text:p>
      <text:p text:style-name="P112"><text:span text:style-name="T112_1">IsADirectoryError</text:span><text:span text:style-name="T112_2">:<text:s/>[</text:span><text:span text:style-name="T112_3">Errno</text:span><text:span text:style-name="T112_4"><text:s/>21]<text:s/></text:span><text:span text:style-name="T112_5">Is</text:span><text:span text:style-name="T112_6"><text:s/></text:span><text:span text:style-name="T112_7">a</text:span><text:span text:style-name="T112_8"><text:s/></text:span><text:span text:style-name="T112_9">directory</text:span><text:span text:style-name="T112_10">:<text:s/>'/</text:span><text:span text:style-name="T112_11">home</text:span><text:span text:style-name="T112_12">'</text:span></text:p>
      <text:p text:style-name="P113"><text:span text:style-name="T113_1">برای</text:span><text:span text:style-name="T113_2"><text:s/></text:span><text:span text:style-name="T113_3">اجتناب</text:span><text:span text:style-name="T113_4"><text:s/></text:span><text:span text:style-name="T113_5">از</text:span><text:span text:style-name="T113_6"><text:s/></text:span><text:span text:style-name="T113_7">این</text:span><text:span text:style-name="T113_8"><text:s/></text:span><text:span text:style-name="T113_9">خطاها</text:span><text:span text:style-name="T113_10"><text:s/>،<text:s/></text:span><text:span text:style-name="T113_11">شما</text:span><text:span text:style-name="T113_12"><text:s/></text:span><text:span text:style-name="T113_13">میتوانید</text:span><text:span text:style-name="T113_14"><text:s/></text:span><text:span text:style-name="T113_15">از</text:span><text:span text:style-name="T113_16"><text:s/></text:span><text:span text:style-name="T113_17">توابعی</text:span><text:span text:style-name="T113_18"><text:s/></text:span><text:span text:style-name="T113_19">مانند</text:span><text:span text:style-name="T113_20"><text:s/></text:span><text:span text:style-name="T113_21">os</text:span><text:span text:style-name="T113_22">.</text:span><text:span text:style-name="T113_23">path</text:span><text:span text:style-name="T113_24">.</text:span><text:span text:style-name="T113_25">exists</text:span><text:span text:style-name="T113_26"><text:s/></text:span><text:span text:style-name="T113_27">و</text:span><text:span text:style-name="T113_28"><text:s/></text:span><text:span text:style-name="T113_29">os</text:span><text:span text:style-name="T113_30">.</text:span><text:span text:style-name="T113_31">path</text:span><text:span text:style-name="T113_32">.</text:span><text:span text:style-name="T113_33">isfile</text:span><text:span text:style-name="T113_34"><text:s/></text:span><text:span text:style-name="T113_35">استفاده</text:span><text:span text:style-name="T113_36"><text:s/></text:span><text:span text:style-name="T113_37">کنید</text:span><text:span text:style-name="T113_38">،<text:s/></text:span><text:span text:style-name="T113_39">اما</text:span><text:span text:style-name="T113_40"><text:s/></text:span><text:span text:style-name="T113_41">چک</text:span><text:span text:style-name="T113_42"><text:s/></text:span><text:span text:style-name="T113_43">کردن</text:span><text:span text:style-name="T113_44"><text:s/></text:span><text:span text:style-name="T113_45">تمام</text:span><text:span text:style-name="T113_46"><text:s/></text:span><text:span text:style-name="T113_47">احتمالات</text:span><text:span text:style-name="T113_48"><text:s/></text:span><text:span text:style-name="T113_49">ممکن</text:span><text:span text:style-name="T113_50"><text:s/></text:span><text:span text:style-name="T113_51">است</text:span><text:span text:style-name="T113_52"><text:s/></text:span><text:span text:style-name="T113_53">زمان</text:span><text:span text:style-name="T113_54"><text:s/></text:span><text:span text:style-name="T113_55">زیادی</text:span><text:span text:style-name="T113_56"><text:s/></text:span><text:span text:style-name="T113_57">طول</text:span><text:span text:style-name="T113_58"><text:s/></text:span><text:span text:style-name="T113_59">بکشد</text:span><text:span text:style-name="T113_60">.<text:s/>(</text:span><text:span text:style-name="T113_61">اگر</text:span><text:span text:style-name="T113_62"><text:s/>“</text:span><text:span text:style-name="T113_63">Errno</text:span><text:span text:style-name="T113_64"><text:s/>21”<text:s/></text:span><text:span text:style-name="T113_65">نمایش</text:span><text:span text:style-name="T113_66"><text:s/></text:span><text:span text:style-name="T113_67">داده</text:span><text:span text:style-name="T113_68"><text:s/></text:span><text:span text:style-name="T113_69">شود</text:span><text:span text:style-name="T113_70"><text:s/>،<text:s/></text:span><text:span text:style-name="T113_71">یعنی</text:span><text:span text:style-name="T113_72"><text:s/></text:span><text:span text:style-name="T113_73">حداقل</text:span><text:span text:style-name="T113_74"><text:s/>۲۱<text:s/></text:span><text:span text:style-name="T113_75">اشتباه</text:span><text:span text:style-name="T113_76"><text:s/></text:span><text:span text:style-name="T113_77">ممکن</text:span><text:span text:style-name="T113_78"><text:s/></text:span><text:span text:style-name="T113_79">است</text:span><text:span text:style-name="T113_80"><text:s/></text:span><text:span text:style-name="T113_81">رخ</text:span><text:span text:style-name="T113_82"><text:s/></text:span><text:span text:style-name="T113_83">داده</text:span><text:span text:style-name="T113_84"><text:s/></text:span><text:span text:style-name="T113_85">باشد</text:span><text:span text:style-name="T113_86"><text:s/>)</text:span></text:p>
      <text:p text:style-name="P114"><text:span text:style-name="T114_1">بهتر</text:span><text:span text:style-name="T114_2"><text:s/></text:span><text:span text:style-name="T114_3">است</text:span><text:span text:style-name="T114_4"><text:s/></text:span><text:span text:style-name="T114_5">که</text:span><text:span text:style-name="T114_6"><text:s/></text:span><text:span text:style-name="T114_7">جلو</text:span><text:span text:style-name="T114_8"><text:s/></text:span><text:span text:style-name="T114_9">بروید</text:span><text:span text:style-name="T114_10"><text:s/></text:span><text:span text:style-name="T114_11">و</text:span><text:span text:style-name="T114_12"><text:s/></text:span><text:span text:style-name="T114_13">تلاش</text:span><text:span text:style-name="T114_14"><text:s/></text:span><text:span text:style-name="T114_15">کنید</text:span><text:span text:style-name="T114_16"><text:s/>-<text:s/></text:span><text:span text:style-name="T114_17">و</text:span><text:span text:style-name="T114_18"><text:s/></text:span><text:span text:style-name="T114_19">اگر</text:span><text:span text:style-name="T114_20"><text:s/></text:span><text:span text:style-name="T114_21">مشکلی</text:span><text:span text:style-name="T114_22"><text:s/></text:span><text:span text:style-name="T114_23">رخ</text:span><text:span text:style-name="T114_24"><text:s/></text:span><text:span text:style-name="T114_25">داد</text:span><text:span text:style-name="T114_26"><text:s/></text:span><text:span text:style-name="T114_27">با</text:span><text:span text:style-name="T114_28"><text:s/></text:span><text:span text:style-name="T114_29">آن</text:span><text:span text:style-name="T114_30"><text:s/></text:span><text:span text:style-name="T114_31">مقابله</text:span><text:span text:style-name="T114_32"><text:s/></text:span><text:span text:style-name="T114_33">کنید</text:span><text:span text:style-name="T114_34"><text:s/>-<text:s/></text:span><text:span text:style-name="T114_35">دقیقا</text:span><text:span text:style-name="T114_36"><text:s/></text:span><text:span text:style-name="T114_37">کاری</text:span><text:span text:style-name="T114_38"><text:s/></text:span><text:span text:style-name="T114_39">را</text:span><text:span text:style-name="T114_40"><text:s/></text:span><text:span text:style-name="T114_41">میکنید</text:span><text:span text:style-name="T114_42"><text:s/></text:span><text:span text:style-name="T114_43">که</text:span><text:span text:style-name="T114_44"><text:s/></text:span><text:span text:style-name="T114_45">دستور</text:span><text:span text:style-name="T114_46"><text:s/></text:span><text:span text:style-name="T114_47">try</text:span><text:span text:style-name="T114_48"><text:s text:c="2"/></text:span><text:span text:style-name="T114_49">انجام</text:span><text:span text:style-name="T114_50"><text:s/></text:span><text:span text:style-name="T114_51">میدهد</text:span><text:span text:style-name="T114_52">.<text:s/></text:span><text:span text:style-name="T114_53">سینتکس</text:span><text:span text:style-name="T114_54"><text:s/></text:span><text:span text:style-name="T114_55">آن</text:span><text:span text:style-name="T114_56"><text:s/></text:span><text:span text:style-name="T114_57">بسیار</text:span><text:span text:style-name="T114_58"><text:s/></text:span><text:span text:style-name="T114_59">شبیه</text:span><text:span text:style-name="T114_60"><text:s/></text:span><text:span text:style-name="T114_61">دستور</text:span><text:span text:style-name="T114_62"><text:s/></text:span><text:span text:style-name="T114_63">if</text:span><text:span text:style-name="T114_64">….</text:span><text:span text:style-name="T114_65">else</text:span><text:span text:style-name="T114_66"><text:s/></text:span><text:span text:style-name="T114_67">میباشد</text:span><text:span text:style-name="T114_68">:</text:span></text:p>
      <text:p text:style-name="P115"><text:span text:style-name="T115_1">try</text:span><text:span text:style-name="T115_2">:</text:span></text:p>
      <text:p text:style-name="P116"><text:span text:style-name="T116_1"><text:s text:c="3"/></text:span><text:span text:style-name="T116_2">fin</text:span><text:span text:style-name="T116_3"><text:s/>=<text:s/></text:span><text:span text:style-name="T116_4">open</text:span><text:span text:style-name="T116_5">('</text:span><text:span text:style-name="T116_6">bad</text:span><text:span text:style-name="T116_7">_</text:span><text:span text:style-name="T116_8">file</text:span><text:span text:style-name="T116_9">')</text:span></text:p>
      <text:p text:style-name="P117"><text:span text:style-name="T117_1">except</text:span><text:span text:style-name="T117_2">:</text:span></text:p>
      <text:p text:style-name="P118"><text:span text:style-name="T118_1"><text:s text:c="3"/></text:span><text:span text:style-name="T118_2">print</text:span><text:span text:style-name="T118_3">('</text:span><text:span text:style-name="T118_4">Something</text:span><text:span text:style-name="T118_5"><text:s/></text:span><text:span text:style-name="T118_6">went</text:span><text:span text:style-name="T118_7"><text:s/></text:span><text:span text:style-name="T118_8">wrong</text:span><text:span text:style-name="T118_9">.')</text:span></text:p>
      <text:p text:style-name="P119"><text:span text:style-name="T119_1">پایتون</text:span><text:span text:style-name="T119_2"><text:s/></text:span><text:span text:style-name="T119_3">اول</text:span><text:span text:style-name="T119_4"><text:s/></text:span><text:span text:style-name="T119_5">سعی</text:span><text:span text:style-name="T119_6"><text:s/></text:span><text:span text:style-name="T119_7">میکند</text:span><text:span text:style-name="T119_8"><text:s/></text:span><text:span text:style-name="T119_9">تا</text:span><text:span text:style-name="T119_10"><text:s/></text:span><text:span text:style-name="T119_11">بند</text:span><text:span text:style-name="T119_12"><text:s/></text:span><text:span text:style-name="T119_13">try</text:span><text:span text:style-name="T119_14"><text:s/></text:span><text:span text:style-name="T119_15">را</text:span><text:span text:style-name="T119_16"><text:s/></text:span><text:span text:style-name="T119_17">اجرا</text:span><text:span text:style-name="T119_18"><text:s/></text:span><text:span text:style-name="T119_19">کند</text:span><text:span text:style-name="T119_20">.<text:s/></text:span><text:span text:style-name="T119_21">اگر</text:span><text:span text:style-name="T119_22"><text:s/></text:span><text:span text:style-name="T119_23">همه</text:span><text:span text:style-name="T119_24"><text:s/></text:span><text:span text:style-name="T119_25">چیز</text:span><text:span text:style-name="T119_26"><text:s/></text:span><text:span text:style-name="T119_27">خوب</text:span><text:span text:style-name="T119_28"><text:s/></text:span><text:span text:style-name="T119_29">پیش</text:span><text:span text:style-name="T119_30"><text:s/></text:span><text:span text:style-name="T119_31">برود</text:span><text:span text:style-name="T119_32"><text:s/>،<text:s/></text:span><text:span text:style-name="T119_33">از</text:span><text:span text:style-name="T119_34"><text:s/></text:span><text:span text:style-name="T119_35">بند</text:span><text:span text:style-name="T119_36"><text:s/></text:span><text:span text:style-name="T119_37">except</text:span><text:span text:style-name="T119_38"><text:s/></text:span><text:span text:style-name="T119_39">پرش</text:span><text:span text:style-name="T119_40"><text:s/></text:span><text:span text:style-name="T119_41">میکند</text:span><text:span text:style-name="T119_42"><text:s/></text:span><text:span text:style-name="T119_43">و</text:span><text:span text:style-name="T119_44"><text:s/></text:span><text:span text:style-name="T119_45">ادامه</text:span><text:span text:style-name="T119_46"><text:s/></text:span><text:span text:style-name="T119_47">میدهد</text:span><text:span text:style-name="T119_48">.<text:s/></text:span><text:span text:style-name="T119_49">اگر</text:span><text:span text:style-name="T119_50"><text:s/></text:span><text:span text:style-name="T119_51">اکسپشنی</text:span><text:span text:style-name="T119_52"><text:s/></text:span><text:span text:style-name="T119_53">رخ</text:span><text:span text:style-name="T119_54"><text:s/></text:span><text:span text:style-name="T119_55">داد</text:span><text:span text:style-name="T119_56"><text:s/>،<text:s/></text:span><text:span text:style-name="T119_57">از</text:span><text:span text:style-name="T119_58"><text:s/></text:span><text:span text:style-name="T119_59">بند</text:span><text:span text:style-name="T119_60"><text:s/></text:span><text:span text:style-name="T119_61">try</text:span><text:span text:style-name="T119_62"><text:s/></text:span><text:span text:style-name="T119_63">خارج</text:span><text:span text:style-name="T119_64"><text:s/></text:span><text:span text:style-name="T119_65">میشود</text:span><text:span text:style-name="T119_66"><text:s/></text:span><text:span text:style-name="T119_67">و</text:span><text:span text:style-name="T119_68"><text:s/></text:span><text:span text:style-name="T119_69">بند</text:span><text:span text:style-name="T119_70"><text:s/></text:span><text:span text:style-name="T119_71">except</text:span><text:span text:style-name="T119_72"><text:s/></text:span><text:span text:style-name="T119_73">را</text:span><text:span text:style-name="T119_74"><text:s/></text:span><text:span text:style-name="T119_75">اجرا</text:span><text:span text:style-name="T119_76"><text:s/></text:span><text:span text:style-name="T119_77">میکند</text:span><text:span text:style-name="T119_78">.</text:span></text:p>
      <text:p text:style-name="P120"><text:span text:style-name="T120_1">مدیریت</text:span><text:span text:style-name="T120_2"><text:s/></text:span><text:span text:style-name="T120_3">اکسپشن</text:span><text:span text:style-name="T120_4"><text:s/></text:span><text:span text:style-name="T120_5">با</text:span><text:span text:style-name="T120_6"><text:s/></text:span><text:span text:style-name="T120_7">یک</text:span><text:span text:style-name="T120_8"><text:s/></text:span><text:span text:style-name="T120_9">دستور</text:span><text:span text:style-name="T120_10"><text:s/></text:span><text:span text:style-name="T120_11">try</text:span><text:span text:style-name="T120_12"><text:s/></text:span><text:span text:style-name="T120_13">به</text:span><text:span text:style-name="T120_14"><text:s/></text:span><text:span text:style-name="T120_15">نام</text:span><text:span text:style-name="T120_16"><text:s/></text:span><text:span text:style-name="T120_17">گرفتن</text:span><text:span text:style-name="T120_18"><text:s/></text:span><text:span text:style-name="T120_19">اکسپشن</text:span><text:span text:style-name="T120_20"><text:s/></text:span><text:span text:style-name="T120_21">شناخته</text:span><text:span text:style-name="T120_22"><text:s/></text:span><text:span text:style-name="T120_23">میشود</text:span><text:span text:style-name="T120_24">.<text:s/></text:span><text:span text:style-name="T120_25">در</text:span><text:span text:style-name="T120_26"><text:s/></text:span><text:span text:style-name="T120_27">این</text:span><text:span text:style-name="T120_28"><text:s/></text:span><text:span text:style-name="T120_29">مثال</text:span><text:span text:style-name="T120_30"><text:s/>،<text:s/></text:span><text:span text:style-name="T120_31">بند</text:span><text:span text:style-name="T120_32"><text:s/></text:span><text:span text:style-name="T120_33">except</text:span><text:span text:style-name="T120_34"><text:s/></text:span><text:span text:style-name="T120_35">فقط</text:span><text:span text:style-name="T120_36"><text:s/></text:span><text:span text:style-name="T120_37">یک</text:span><text:span text:style-name="T120_38"><text:s/></text:span><text:span text:style-name="T120_39">پیغام</text:span><text:span text:style-name="T120_40"><text:s/></text:span><text:span text:style-name="T120_41">خطا</text:span><text:span text:style-name="T120_42"><text:s/></text:span><text:span text:style-name="T120_43">چاپ</text:span><text:span text:style-name="T120_44"><text:s/></text:span><text:span text:style-name="T120_45">میکند</text:span><text:span text:style-name="T120_46"><text:s/></text:span><text:span text:style-name="T120_47">که</text:span><text:span text:style-name="T120_48"><text:s/></text:span><text:span text:style-name="T120_49">خیلی</text:span><text:span text:style-name="T120_50"><text:s/></text:span><text:span text:style-name="T120_51">سودمند</text:span><text:span text:style-name="T120_52"><text:s/></text:span><text:span text:style-name="T120_53">نیست</text:span><text:span text:style-name="T120_54">.<text:s/></text:span><text:span text:style-name="T120_55">در</text:span><text:span text:style-name="T120_56"><text:s/></text:span><text:span text:style-name="T120_57">حالت</text:span><text:span text:style-name="T120_58"><text:s/></text:span><text:span text:style-name="T120_59">کلی</text:span><text:span text:style-name="T120_60"><text:s/>،<text:s/></text:span><text:span text:style-name="T120_61">گرفتن</text:span><text:span text:style-name="T120_62"><text:s/></text:span><text:span text:style-name="T120_63">یک</text:span><text:span text:style-name="T120_64"><text:s/></text:span><text:span text:style-name="T120_65">اکسپشن</text:span><text:span text:style-name="T120_66"><text:s/></text:span><text:span text:style-name="T120_67">به</text:span><text:span text:style-name="T120_68"><text:s/></text:span><text:span text:style-name="T120_69">شما</text:span><text:span text:style-name="T120_70"><text:s/></text:span><text:span text:style-name="T120_71">فرصتی</text:span><text:span text:style-name="T120_72"><text:s/></text:span><text:span text:style-name="T120_73">میدهد</text:span><text:span text:style-name="T120_74"><text:s/></text:span><text:span text:style-name="T120_75">تا</text:span><text:span text:style-name="T120_76"><text:s/></text:span><text:span text:style-name="T120_77">بتواند</text:span><text:span text:style-name="T120_78"><text:s/></text:span><text:span text:style-name="T120_79">مشکل</text:span><text:span text:style-name="T120_80"><text:s/></text:span><text:span text:style-name="T120_81">به</text:span><text:span text:style-name="T120_82"><text:s/></text:span><text:span text:style-name="T120_83">وجود</text:span><text:span text:style-name="T120_84"><text:s/></text:span><text:span text:style-name="T120_85">آمده</text:span><text:span text:style-name="T120_86"><text:s/></text:span><text:span text:style-name="T120_87">را</text:span><text:span text:style-name="T120_88"><text:s/></text:span><text:span text:style-name="T120_89">برطرف</text:span><text:span text:style-name="T120_90"><text:s/></text:span><text:span text:style-name="T120_91">کنید</text:span><text:span text:style-name="T120_92"><text:s/>،<text:s/></text:span><text:span text:style-name="T120_93">دوباره</text:span><text:span text:style-name="T120_94"><text:s/></text:span><text:span text:style-name="T120_95">سعی</text:span><text:span text:style-name="T120_96"><text:s/></text:span><text:span text:style-name="T120_97">کنید</text:span><text:span text:style-name="T120_98"><text:s/></text:span><text:span text:style-name="T120_99">و</text:span><text:span text:style-name="T120_100"><text:s/></text:span><text:span text:style-name="T120_101">یا</text:span><text:span text:style-name="T120_102"><text:s/></text:span><text:span text:style-name="T120_103">حداقل</text:span><text:span text:style-name="T120_104"><text:s text:c="2"/></text:span><text:span text:style-name="T120_105">برنامه</text:span><text:span text:style-name="T120_106"><text:s/></text:span><text:span text:style-name="T120_107">را</text:span><text:span text:style-name="T120_108"><text:s/></text:span><text:span text:style-name="T120_109">به</text:span><text:span text:style-name="T120_110"><text:s/></text:span><text:span text:style-name="T120_111">طور</text:span><text:span text:style-name="T120_112"><text:s/></text:span><text:span text:style-name="T120_113">عادی</text:span><text:span text:style-name="T120_114"><text:s/></text:span><text:span text:style-name="T120_115">اتمام</text:span><text:span text:style-name="T120_116"><text:s/></text:span><text:span text:style-name="T120_117">برسانید</text:span><text:span text:style-name="T120_118">.</text:span></text:p>
      <text:p text:style-name="P121"/>
      <text:p text:style-name="P122"/>
      <text:p text:style-name="P123"><text:span text:style-name="T123_1">۱۴.۶<text:s/></text:span><text:span text:style-name="T123_2">پایگاه</text:span><text:span text:style-name="T123_3"><text:s/></text:span><text:span text:style-name="T123_4">های</text:span><text:span text:style-name="T123_5"><text:s/></text:span><text:span text:style-name="T123_6">داده</text:span></text:p>
      <text:p text:style-name="P124"><text:span text:style-name="T124_1">یک</text:span><text:span text:style-name="T124_2"><text:s/></text:span><text:span text:style-name="T124_3">پایگاه</text:span><text:span text:style-name="T124_4"><text:s/></text:span><text:span text:style-name="T124_5">داده</text:span><text:span text:style-name="T124_6"><text:s/>،<text:s/></text:span><text:span text:style-name="T124_7">فایلی</text:span><text:span text:style-name="T124_8"><text:s/></text:span><text:span text:style-name="T124_9">است</text:span><text:span text:style-name="T124_10"><text:s/></text:span><text:span text:style-name="T124_11">که</text:span><text:span text:style-name="T124_12"><text:s/></text:span><text:span text:style-name="T124_13">برای</text:span><text:span text:style-name="T124_14"><text:s/></text:span><text:span text:style-name="T124_15">ذخیره</text:span><text:span text:style-name="T124_16"><text:s/></text:span><text:span text:style-name="T124_17">سازی</text:span><text:span text:style-name="T124_18"><text:s/></text:span><text:span text:style-name="T124_19">داده</text:span><text:span text:style-name="T124_20"><text:s/></text:span><text:span text:style-name="T124_21">ها</text:span><text:span text:style-name="T124_22"><text:s/></text:span><text:span text:style-name="T124_23">به</text:span><text:span text:style-name="T124_24"><text:s/></text:span><text:span text:style-name="T124_25">وجود</text:span><text:span text:style-name="T124_26"><text:s/></text:span><text:span text:style-name="T124_27">آمده</text:span><text:span text:style-name="T124_28"><text:s/></text:span><text:span text:style-name="T124_29">است</text:span><text:span text:style-name="T124_30">.</text:span><text:span text:style-name="T124_31">بسیاری</text:span><text:span text:style-name="T124_32"><text:s/></text:span><text:span text:style-name="T124_33">از</text:span><text:span text:style-name="T124_34"><text:s/></text:span><text:span text:style-name="T124_35">پایگاه</text:span><text:span text:style-name="T124_36"><text:s/></text:span><text:span text:style-name="T124_37">های</text:span><text:span text:style-name="T124_38"><text:s/></text:span><text:span text:style-name="T124_39">داده</text:span><text:span text:style-name="T124_40"><text:s/></text:span><text:span text:style-name="T124_41">مانند</text:span><text:span text:style-name="T124_42"><text:s/></text:span><text:span text:style-name="T124_43">یک</text:span><text:span text:style-name="T124_44"><text:s/></text:span><text:span text:style-name="T124_45">دیکشنری</text:span><text:span text:style-name="T124_46"><text:s/></text:span><text:span text:style-name="T124_47">ساخته</text:span><text:span text:style-name="T124_48"><text:s/></text:span><text:span text:style-name="T124_49">می</text:span><text:span text:style-name="T124_50"><text:s/></text:span><text:span text:style-name="T124_51">شوند</text:span><text:span text:style-name="T124_52"><text:s text:c="2"/></text:span><text:span text:style-name="T124_53">چون</text:span><text:span text:style-name="T124_54"><text:s/></text:span><text:span text:style-name="T124_55">مانند</text:span><text:span text:style-name="T124_56"><text:s/></text:span><text:span text:style-name="T124_57">دیکشنری</text:span><text:span text:style-name="T124_58"><text:s/></text:span><text:span text:style-name="T124_59">ها</text:span><text:span text:style-name="T124_60"><text:s/></text:span><text:span text:style-name="T124_61">با</text:span><text:span text:style-name="T124_62"><text:s/></text:span><text:span text:style-name="T124_63">گرفتن</text:span><text:span text:style-name="T124_64"><text:s/></text:span><text:span text:style-name="T124_65">یک</text:span><text:span text:style-name="T124_66"><text:s/></text:span><text:span text:style-name="T124_67">کلید</text:span><text:span text:style-name="T124_68"><text:s/>،<text:s/></text:span><text:span text:style-name="T124_69">یک</text:span><text:span text:style-name="T124_70"><text:s/></text:span><text:span text:style-name="T124_71">مقدار</text:span><text:span text:style-name="T124_72"><text:s/></text:span><text:span text:style-name="T124_73">به</text:span><text:span text:style-name="T124_74"><text:s/></text:span><text:span text:style-name="T124_75">ما</text:span><text:span text:style-name="T124_76"><text:s/></text:span><text:span text:style-name="T124_77">تحویل</text:span><text:span text:style-name="T124_78"><text:s/></text:span><text:span text:style-name="T124_79">می</text:span><text:span text:style-name="T124_80"><text:s/></text:span><text:span text:style-name="T124_81">دهند</text:span><text:span text:style-name="T124_82">.<text:s/></text:span><text:span text:style-name="T124_83">بزرگ</text:span><text:span text:style-name="T124_84"><text:s/></text:span><text:span text:style-name="T124_85">ترین</text:span><text:span text:style-name="T124_86"><text:s/></text:span><text:span text:style-name="T124_87">تفاوت</text:span><text:span text:style-name="T124_88"><text:s/></text:span><text:span text:style-name="T124_89">بین</text:span><text:span text:style-name="T124_90"><text:s/></text:span><text:span text:style-name="T124_91">یک</text:span><text:span text:style-name="T124_92"><text:s/></text:span><text:span text:style-name="T124_93">پایگاه</text:span><text:span text:style-name="T124_94"><text:s/></text:span><text:span text:style-name="T124_95">داده</text:span><text:span text:style-name="T124_96"><text:s/></text:span><text:span text:style-name="T124_97">و</text:span><text:span text:style-name="T124_98"><text:s/></text:span><text:span text:style-name="T124_99">یک</text:span><text:span text:style-name="T124_100"><text:s/></text:span><text:span text:style-name="T124_101">دیکشنری</text:span><text:span text:style-name="T124_102"><text:s/></text:span><text:span text:style-name="T124_103">این</text:span><text:span text:style-name="T124_104"><text:s/></text:span><text:span text:style-name="T124_105">است</text:span><text:span text:style-name="T124_106"><text:s/></text:span><text:span text:style-name="T124_107">که</text:span><text:span text:style-name="T124_108"><text:s/></text:span><text:span text:style-name="T124_109">دیتابیس</text:span><text:span text:style-name="T124_110"><text:s/></text:span><text:span text:style-name="T124_111">روی</text:span><text:span text:style-name="T124_112"><text:s/></text:span><text:span text:style-name="T124_113">دیسک</text:span><text:span text:style-name="T124_114"><text:s/>(</text:span><text:span text:style-name="T124_115">یا</text:span><text:span text:style-name="T124_116"><text:s/></text:span><text:span text:style-name="T124_117">حافظه</text:span><text:span text:style-name="T124_118"><text:s/></text:span><text:span text:style-name="T124_119">های</text:span><text:span text:style-name="T124_120"><text:s/></text:span><text:span text:style-name="T124_121">دائمی</text:span><text:span text:style-name="T124_122"><text:s/></text:span><text:span text:style-name="T124_123">دیگر</text:span><text:span text:style-name="T124_124">)<text:s/></text:span><text:span text:style-name="T124_125">ذخیره</text:span><text:span text:style-name="T124_126"><text:s/></text:span><text:span text:style-name="T124_127">می</text:span><text:span text:style-name="T124_128"><text:s/></text:span><text:span text:style-name="T124_129">شود</text:span><text:span text:style-name="T124_130"><text:s/></text:span><text:span text:style-name="T124_131">و</text:span><text:span text:style-name="T124_132"><text:s/></text:span><text:span text:style-name="T124_133">به</text:span><text:span text:style-name="T124_134"><text:s/></text:span><text:span text:style-name="T124_135">همین</text:span><text:span text:style-name="T124_136"><text:s/></text:span><text:span text:style-name="T124_137">دلیل</text:span><text:span text:style-name="T124_138"><text:s/></text:span><text:span text:style-name="T124_139">پس</text:span><text:span text:style-name="T124_140"><text:s/></text:span><text:span text:style-name="T124_141">از</text:span><text:span text:style-name="T124_142"><text:s/></text:span><text:span text:style-name="T124_143">اتمام</text:span><text:span text:style-name="T124_144"><text:s/></text:span><text:span text:style-name="T124_145">کار</text:span><text:span text:style-name="T124_146"><text:s/></text:span><text:span text:style-name="T124_147">برنامه</text:span><text:span text:style-name="T124_148"><text:s/></text:span><text:span text:style-name="T124_149">اطلاعات</text:span><text:span text:style-name="T124_150"><text:s/></text:span><text:span text:style-name="T124_151">حفظ</text:span><text:span text:style-name="T124_152"><text:s/></text:span><text:span text:style-name="T124_153">می</text:span><text:span text:style-name="T124_154"><text:s/></text:span><text:span text:style-name="T124_155">شوند</text:span><text:span text:style-name="T124_156">.</text:span></text:p>
      <text:p text:style-name="P125"><text:span text:style-name="T125_1">ماژول</text:span><text:span text:style-name="T125_2"><text:s/></text:span><text:span text:style-name="T125_3">dbm</text:span><text:span text:style-name="T125_4"><text:s/></text:span><text:span text:style-name="T125_5">یک</text:span><text:span text:style-name="T125_6"><text:s/></text:span><text:span text:style-name="T125_7">رابط</text:span><text:span text:style-name="T125_8"><text:s/></text:span><text:span text:style-name="T125_9">برای</text:span><text:span text:style-name="T125_10"><text:s/></text:span><text:span text:style-name="T125_11">ساختن</text:span><text:span text:style-name="T125_12"><text:s/></text:span><text:span text:style-name="T125_13">و</text:span><text:span text:style-name="T125_14"><text:s/></text:span><text:span text:style-name="T125_15">به</text:span><text:span text:style-name="T125_16"><text:s/></text:span><text:span text:style-name="T125_17">روزرسانی</text:span><text:span text:style-name="T125_18"><text:s/></text:span><text:span text:style-name="T125_19">فایل</text:span><text:span text:style-name="T125_20"><text:s/></text:span><text:span text:style-name="T125_21">ها</text:span><text:span text:style-name="T125_22"><text:s/></text:span><text:span text:style-name="T125_23">پایگاه</text:span><text:span text:style-name="T125_24"><text:s/></text:span><text:span text:style-name="T125_25">داده</text:span><text:span text:style-name="T125_26"><text:s/></text:span><text:span text:style-name="T125_27">است</text:span><text:span text:style-name="T125_28">.<text:s/></text:span><text:span text:style-name="T125_29">به</text:span><text:span text:style-name="T125_30"><text:s/></text:span><text:span text:style-name="T125_31">عنوان</text:span><text:span text:style-name="T125_32"><text:s/></text:span><text:span text:style-name="T125_33">مثال</text:span><text:span text:style-name="T125_34"><text:s/></text:span><text:span text:style-name="T125_35">یک</text:span><text:span text:style-name="T125_36"><text:s/></text:span><text:span text:style-name="T125_37">پایگاه</text:span><text:span text:style-name="T125_38"><text:s/></text:span><text:span text:style-name="T125_39">داده</text:span><text:span text:style-name="T125_40"><text:s/></text:span><text:span text:style-name="T125_41">خواهیم</text:span><text:span text:style-name="T125_42"><text:s/></text:span><text:span text:style-name="T125_43">ساخت</text:span><text:span text:style-name="T125_44"><text:s/></text:span><text:span text:style-name="T125_45">که</text:span><text:span text:style-name="T125_46"><text:s/></text:span><text:span text:style-name="T125_47">برای</text:span><text:span text:style-name="T125_48"><text:s/></text:span><text:span text:style-name="T125_49">عکس</text:span><text:span text:style-name="T125_50"><text:s/></text:span><text:span text:style-name="T125_51">ها</text:span><text:span text:style-name="T125_52"><text:s/></text:span><text:span text:style-name="T125_53">یک</text:span><text:span text:style-name="T125_54"><text:s/></text:span><text:span text:style-name="T125_55">عنوان</text:span><text:span text:style-name="T125_56"><text:s/></text:span><text:span text:style-name="T125_57">ذخیره</text:span><text:span text:style-name="T125_58"><text:s/></text:span><text:span text:style-name="T125_59">کند</text:span><text:span text:style-name="T125_60">.</text:span></text:p>
      <text:p text:style-name="P126"><text:span text:style-name="T126_1">&gt;&gt;&gt;<text:s/></text:span><text:span text:style-name="T126_2">import</text:span><text:span text:style-name="T126_3"><text:s/></text:span><text:span text:style-name="T126_4">dbm</text:span></text:p>
      <text:p text:style-name="P127"><text:span text:style-name="T127_1">&gt;&gt;&gt;<text:s/></text:span><text:span text:style-name="T127_2">dbm</text:span><text:span text:style-name="T127_3"><text:s/>=<text:s/></text:span><text:span text:style-name="T127_4">dbm</text:span><text:span text:style-name="T127_5">.</text:span><text:span text:style-name="T127_6">open</text:span><text:span text:style-name="T127_7"><text:s/>(‘</text:span><text:span text:style-name="T127_8">captions</text:span><text:span text:style-name="T127_9">’<text:s/>,<text:s/>‘</text:span><text:span text:style-name="T127_10">c</text:span><text:span text:style-name="T127_11">’)</text:span></text:p>
      <text:p text:style-name="P128"/>
      <text:p text:style-name="P129"><text:span text:style-name="T129_1">حالت</text:span><text:span text:style-name="T129_2"><text:s/></text:span><text:span text:style-name="T129_3">c</text:span><text:span text:style-name="T129_4"><text:s/></text:span><text:span text:style-name="T129_5">به</text:span><text:span text:style-name="T129_6"><text:s/></text:span><text:span text:style-name="T129_7">این</text:span><text:span text:style-name="T129_8"><text:s/></text:span><text:span text:style-name="T129_9">معنی</text:span><text:span text:style-name="T129_10"><text:s/></text:span><text:span text:style-name="T129_11">است</text:span><text:span text:style-name="T129_12"><text:s/></text:span><text:span text:style-name="T129_13">که</text:span><text:span text:style-name="T129_14"><text:s/></text:span><text:span text:style-name="T129_15">اگر</text:span><text:span text:style-name="T129_16"><text:s/></text:span><text:span text:style-name="T129_17">پایگاه</text:span><text:span text:style-name="T129_18"><text:s/></text:span><text:span text:style-name="T129_19">داده</text:span><text:span text:style-name="T129_20"><text:s/></text:span><text:span text:style-name="T129_21">تا</text:span><text:span text:style-name="T129_22"><text:s/></text:span><text:span text:style-name="T129_23">به</text:span><text:span text:style-name="T129_24"><text:s/></text:span><text:span text:style-name="T129_25">اینجا</text:span><text:span text:style-name="T129_26"><text:s/></text:span><text:span text:style-name="T129_27">ساخته</text:span><text:span text:style-name="T129_28"><text:s/></text:span><text:span text:style-name="T129_29">نشده</text:span><text:span text:style-name="T129_30"><text:s/></text:span><text:span text:style-name="T129_31">است</text:span><text:span text:style-name="T129_32"><text:s/></text:span><text:span text:style-name="T129_33">و</text:span><text:span text:style-name="T129_34"><text:s/></text:span><text:span text:style-name="T129_35">وجود</text:span><text:span text:style-name="T129_36"><text:s/></text:span><text:span text:style-name="T129_37">ندارد</text:span><text:span text:style-name="T129_38"><text:s/>،‌</text:span><text:span text:style-name="T129_39">باید</text:span><text:span text:style-name="T129_40"><text:s/></text:span><text:span text:style-name="T129_41">ساخته</text:span><text:span text:style-name="T129_42"><text:s/></text:span><text:span text:style-name="T129_43">شود</text:span><text:span text:style-name="T129_44">.</text:span><text:span text:style-name="T129_45">حاصل</text:span><text:span text:style-name="T129_46"><text:s/></text:span><text:span text:style-name="T129_47">یک</text:span><text:span text:style-name="T129_48"><text:s/></text:span><text:span text:style-name="T129_49">شی</text:span><text:span text:style-name="T129_50"><text:s/></text:span><text:span text:style-name="T129_51">پایگاه</text:span><text:span text:style-name="T129_52"><text:s/></text:span><text:span text:style-name="T129_53">داده</text:span><text:span text:style-name="T129_54"><text:s/></text:span><text:span text:style-name="T129_55">که</text:span><text:span text:style-name="T129_56"><text:s/></text:span><text:span text:style-name="T129_57">میتواند</text:span><text:span text:style-name="T129_58"><text:s/></text:span><text:span text:style-name="T129_59">برای</text:span><text:span text:style-name="T129_60"><text:s/></text:span><text:span text:style-name="T129_61">اکثر</text:span><text:span text:style-name="T129_62"><text:s/></text:span><text:span text:style-name="T129_63">عملیات</text:span><text:span text:style-name="T129_64"><text:s/></text:span><text:span text:style-name="T129_65">ها</text:span><text:span text:style-name="T129_66"><text:s/></text:span><text:span text:style-name="T129_67">مانند</text:span><text:span text:style-name="T129_68"><text:s/></text:span><text:span text:style-name="T129_69">یک</text:span><text:span text:style-name="T129_70"><text:s/></text:span><text:span text:style-name="T129_71">دیکشنری</text:span><text:span text:style-name="T129_72"><text:s/></text:span><text:span text:style-name="T129_73">استفاده</text:span><text:span text:style-name="T129_74"><text:s/></text:span><text:span text:style-name="T129_75">شود</text:span><text:span text:style-name="T129_76">.</text:span></text:p>
      <text:p text:style-name="P130"><text:span text:style-name="T130_1">هنگامی</text:span><text:span text:style-name="T130_2"><text:s/></text:span><text:span text:style-name="T130_3">که</text:span><text:span text:style-name="T130_4"><text:s/></text:span><text:span text:style-name="T130_5">یک</text:span><text:span text:style-name="T130_6"><text:s/></text:span><text:span text:style-name="T130_7">آیتم</text:span><text:span text:style-name="T130_8"><text:s/></text:span><text:span text:style-name="T130_9">جدید</text:span><text:span text:style-name="T130_10"><text:s/></text:span><text:span text:style-name="T130_11">می</text:span><text:span text:style-name="T130_12"><text:s/></text:span><text:span text:style-name="T130_13">سازید</text:span><text:span text:style-name="T130_14"><text:s/>،<text:s/></text:span><text:span text:style-name="T130_15">dbm</text:span><text:span text:style-name="T130_16"><text:s/></text:span><text:span text:style-name="T130_17">فایل</text:span><text:span text:style-name="T130_18"><text:s/></text:span><text:span text:style-name="T130_19">پایگاه</text:span><text:span text:style-name="T130_20"><text:s/></text:span><text:span text:style-name="T130_21">داده</text:span><text:span text:style-name="T130_22"><text:s/></text:span><text:span text:style-name="T130_23">را</text:span><text:span text:style-name="T130_24"><text:s/></text:span><text:span text:style-name="T130_25">به</text:span><text:span text:style-name="T130_26"><text:s/></text:span><text:span text:style-name="T130_27">روزرسانی</text:span><text:span text:style-name="T130_28"><text:s/></text:span><text:span text:style-name="T130_29">می</text:span><text:span text:style-name="T130_30"><text:s/></text:span><text:span text:style-name="T130_31">کند</text:span><text:span text:style-name="T130_32">.</text:span></text:p>
      <text:p text:style-name="P131"><text:span text:style-name="T131_1">&gt;&gt;&gt;<text:s text:c="2"/></text:span><text:span text:style-name="T131_2">db</text:span><text:span text:style-name="T131_3"><text:s/>[‘</text:span><text:span text:style-name="T131_4">cleese</text:span><text:span text:style-name="T131_5">.</text:span><text:span text:style-name="T131_6">png</text:span><text:span text:style-name="T131_7">’]<text:s/>=<text:s/>‘<text:s/></text:span><text:span text:style-name="T131_8">Photo</text:span><text:span text:style-name="T131_9"><text:s/></text:span><text:span text:style-name="T131_10">of</text:span><text:span text:style-name="T131_11"><text:s/></text:span><text:span text:style-name="T131_12">John</text:span><text:span text:style-name="T131_13"><text:s/></text:span><text:span text:style-name="T131_14">Cleese</text:span><text:span text:style-name="T131_15"><text:s/>.<text:s/>‘</text:span></text:p>
      <text:p text:style-name="P132"><text:span text:style-name="T132_1">هنگامی</text:span><text:span text:style-name="T132_2"><text:s/></text:span><text:span text:style-name="T132_3">که</text:span><text:span text:style-name="T132_4"><text:s/></text:span><text:span text:style-name="T132_5">به</text:span><text:span text:style-name="T132_6"><text:s/></text:span><text:span text:style-name="T132_7">یکی</text:span><text:span text:style-name="T132_8"><text:s/></text:span><text:span text:style-name="T132_9">از</text:span><text:span text:style-name="T132_10"><text:s/></text:span><text:span text:style-name="T132_11">آن</text:span><text:span text:style-name="T132_12"><text:s/></text:span><text:span text:style-name="T132_13">ایتم</text:span><text:span text:style-name="T132_14"><text:s/></text:span><text:span text:style-name="T132_15">ها</text:span><text:span text:style-name="T132_16"><text:s/></text:span><text:span text:style-name="T132_17">دسترسی</text:span><text:span text:style-name="T132_18"><text:s/></text:span><text:span text:style-name="T132_19">پیدا</text:span><text:span text:style-name="T132_20"><text:s/></text:span><text:span text:style-name="T132_21">میکنید</text:span><text:span text:style-name="T132_22"><text:s/>،<text:s/></text:span><text:span text:style-name="T132_23">dbm</text:span><text:span text:style-name="T132_24"><text:s/></text:span><text:span text:style-name="T132_25">فایل</text:span><text:span text:style-name="T132_26"><text:s/></text:span><text:span text:style-name="T132_27">را</text:span><text:span text:style-name="T132_28"><text:s/></text:span><text:span text:style-name="T132_29">می</text:span><text:span text:style-name="T132_30"><text:s/></text:span><text:span text:style-name="T132_31">خواند</text:span><text:span text:style-name="T132_32">:</text:span></text:p>
      <text:p text:style-name="P133"/>
      <text:p text:style-name="P134"><text:span text:style-name="T134_1">&gt;&gt;&gt;<text:s/></text:span><text:span text:style-name="T134_2">db</text:span><text:span text:style-name="T134_3"><text:s/>[<text:s/>‘</text:span><text:span text:style-name="T134_4">cleese</text:span><text:span text:style-name="T134_5">.</text:span><text:span text:style-name="T134_6">png</text:span><text:span text:style-name="T134_7">’]</text:span></text:p>
      <text:p text:style-name="P135"><text:span text:style-name="T135_1">b</text:span><text:span text:style-name="T135_2">’</text:span><text:span text:style-name="T135_3">Photo</text:span><text:span text:style-name="T135_4"><text:s/></text:span><text:span text:style-name="T135_5">of</text:span><text:span text:style-name="T135_6"><text:s/></text:span><text:span text:style-name="T135_7">John</text:span><text:span text:style-name="T135_8"><text:s/></text:span><text:span text:style-name="T135_9">Cleese</text:span><text:span text:style-name="T135_10">.’</text:span></text:p>
      <text:p text:style-name="P136"><text:span text:style-name="T136_1">حاصل</text:span><text:span text:style-name="T136_2"><text:s/></text:span><text:span text:style-name="T136_3">یک</text:span><text:span text:style-name="T136_4"><text:s/></text:span><text:span text:style-name="T136_5">شی</text:span><text:span text:style-name="T136_6"><text:s/></text:span><text:span text:style-name="T136_7">بایت</text:span><text:span text:style-name="T136_8"><text:s/></text:span><text:span text:style-name="T136_9">است</text:span></text:p>
      <text:p text:style-name="P137"/>
      <text:p text:style-name="P138"/>
      <text:p text:style-name="P139"/>
      <text:p text:style-name="P140"/>
      <text:p text:style-name="P141"/>
      <text:p text:style-name="P142"><text:span text:style-name="T142_1">۱۴.۹<text:s/></text:span><text:span text:style-name="T142_2">نوشتن</text:span><text:span text:style-name="T142_3"><text:s/></text:span><text:span text:style-name="T142_4">ماژول</text:span><text:span text:style-name="T142_5"><text:s/></text:span><text:span text:style-name="T142_6">ها</text:span></text:p>
      <text:p text:style-name="P143"><text:span text:style-name="T143_1">هر</text:span><text:span text:style-name="T143_2"><text:s/></text:span><text:span text:style-name="T143_3">فایلی</text:span><text:span text:style-name="T143_4"><text:s/></text:span><text:span text:style-name="T143_5">که</text:span><text:span text:style-name="T143_6"><text:s/></text:span><text:span text:style-name="T143_7">شامل</text:span><text:span text:style-name="T143_8"><text:s/></text:span><text:span text:style-name="T143_9">کد</text:span><text:span text:style-name="T143_10"><text:s/></text:span><text:span text:style-name="T143_11">پایتون</text:span><text:span text:style-name="T143_12"><text:s/></text:span><text:span text:style-name="T143_13">باشد</text:span><text:span text:style-name="T143_14"><text:s/></text:span><text:span text:style-name="T143_15">را</text:span><text:span text:style-name="T143_16"><text:s/></text:span><text:span text:style-name="T143_17">میتوان</text:span><text:span text:style-name="T143_18"><text:s/></text:span><text:span text:style-name="T143_19">به</text:span><text:span text:style-name="T143_20"><text:s/></text:span><text:span text:style-name="T143_21">عنوان</text:span><text:span text:style-name="T143_22"><text:s/></text:span><text:span text:style-name="T143_23">ماژول</text:span><text:span text:style-name="T143_24"><text:s/></text:span><text:span text:style-name="T143_25">وارد</text:span><text:span text:style-name="T143_26"><text:s/></text:span><text:span text:style-name="T143_27">برنامه</text:span><text:span text:style-name="T143_28"><text:s/></text:span><text:span text:style-name="T143_29">کرد</text:span><text:span text:style-name="T143_30">.<text:s/></text:span><text:span text:style-name="T143_31">به</text:span><text:span text:style-name="T143_32"><text:s/></text:span><text:span text:style-name="T143_33">طور</text:span><text:span text:style-name="T143_34"><text:s/></text:span><text:span text:style-name="T143_35">مثال</text:span><text:span text:style-name="T143_36">،<text:s/></text:span><text:span text:style-name="T143_37">فرض</text:span><text:span text:style-name="T143_38"><text:s/></text:span><text:span text:style-name="T143_39">کنید</text:span><text:span text:style-name="T143_40"><text:s/></text:span><text:span text:style-name="T143_41">فایلی</text:span><text:span text:style-name="T143_42"><text:s/></text:span><text:span text:style-name="T143_43">با</text:span><text:span text:style-name="T143_44"><text:s/></text:span><text:span text:style-name="T143_45">اسم</text:span><text:span text:style-name="T143_46"><text:s/></text:span><text:span text:style-name="T143_47">wc</text:span><text:span text:style-name="T143_48">.</text:span><text:span text:style-name="T143_49">py</text:span><text:span text:style-name="T143_50"><text:s/></text:span><text:span text:style-name="T143_51">شامل</text:span><text:span text:style-name="T143_52"><text:s/></text:span><text:span text:style-name="T143_53">کد</text:span><text:span text:style-name="T143_54"><text:s/></text:span><text:span text:style-name="T143_55">زیر</text:span><text:span text:style-name="T143_56"><text:s/></text:span><text:span text:style-name="T143_57">داریم</text:span><text:span text:style-name="T143_58">:</text:span></text:p>
      <text:p text:style-name="P144"><text:span text:style-name="T144_1">def</text:span><text:span text:style-name="T144_2"><text:s/></text:span><text:span text:style-name="T144_3">linecount</text:span><text:span text:style-name="T144_4">(</text:span><text:span text:style-name="T144_5">filename</text:span><text:span text:style-name="T144_6">):<text:line-break/><text:s text:c="4"/></text:span><text:span text:style-name="T144_7">count</text:span><text:span text:style-name="T144_8"><text:s/>=<text:s/>0<text:line-break/><text:s text:c="4"/></text:span><text:span text:style-name="T144_9">for</text:span><text:span text:style-name="T144_10"><text:s/></text:span><text:span text:style-name="T144_11">line</text:span><text:span text:style-name="T144_12"><text:s/></text:span><text:span text:style-name="T144_13">in</text:span><text:span text:style-name="T144_14"><text:s/></text:span><text:span text:style-name="T144_15">open</text:span><text:span text:style-name="T144_16">(</text:span><text:span text:style-name="T144_17">filename</text:span><text:span text:style-name="T144_18">):<text:line-break/><text:s text:c="8"/></text:span><text:span text:style-name="T144_19">count</text:span><text:span text:style-name="T144_20"><text:s/>+=<text:s/>1<text:line-break/><text:s text:c="4"/></text:span><text:span text:style-name="T144_21">return</text:span><text:span text:style-name="T144_22"><text:s/></text:span><text:span text:style-name="T144_23">count</text:span><text:span text:style-name="T144_24"><text:line-break/><text:line-break/></text:span><text:span text:style-name="T144_25">print</text:span><text:span text:style-name="T144_26"><text:s/></text:span><text:span text:style-name="T144_27">linecount</text:span><text:span text:style-name="T144_28">('</text:span><text:span text:style-name="T144_29">wc</text:span><text:span text:style-name="T144_30">.</text:span><text:span text:style-name="T144_31">py</text:span><text:span text:style-name="T144_32">')<text:line-break/><text:line-break/></text:span></text:p>
      <text:p text:style-name="P145"><text:span text:style-name="T145_1">اگر</text:span><text:span text:style-name="T145_2"><text:s/></text:span><text:span text:style-name="T145_3">این</text:span><text:span text:style-name="T145_4"><text:s/></text:span><text:span text:style-name="T145_5">برنامه</text:span><text:span text:style-name="T145_6"><text:s/></text:span><text:span text:style-name="T145_7">را</text:span><text:span text:style-name="T145_8"><text:s/></text:span><text:span text:style-name="T145_9">اجرا</text:span><text:span text:style-name="T145_10"><text:s/></text:span><text:span text:style-name="T145_11">کنید</text:span><text:span text:style-name="T145_12"><text:s/></text:span><text:span text:style-name="T145_13">کد</text:span><text:span text:style-name="T145_14"><text:s/></text:span><text:span text:style-name="T145_15">خودش</text:span><text:span text:style-name="T145_16"><text:s/></text:span><text:span text:style-name="T145_17">را</text:span><text:span text:style-name="T145_18"><text:s/></text:span><text:span text:style-name="T145_19">میخواند</text:span><text:span text:style-name="T145_20"><text:s/></text:span><text:span text:style-name="T145_21">و</text:span><text:span text:style-name="T145_22"><text:s/></text:span><text:span text:style-name="T145_23">تعداد</text:span><text:span text:style-name="T145_24"><text:s/></text:span><text:span text:style-name="T145_25">خط</text:span><text:span text:style-name="T145_26"><text:s/></text:span><text:span text:style-name="T145_27">های</text:span><text:span text:style-name="T145_28"><text:s/></text:span><text:span text:style-name="T145_29">آن</text:span><text:span text:style-name="T145_30"><text:s/></text:span><text:span text:style-name="T145_31">را</text:span><text:span text:style-name="T145_32"><text:s/></text:span><text:span text:style-name="T145_33">چاپ</text:span><text:span text:style-name="T145_34"><text:s/></text:span><text:span text:style-name="T145_35">میکند</text:span><text:span text:style-name="T145_36">.<text:s/></text:span><text:span text:style-name="T145_37">همینطور</text:span><text:span text:style-name="T145_38"><text:s/></text:span><text:span text:style-name="T145_39">میتواند</text:span><text:span text:style-name="T145_40"><text:s/></text:span><text:span text:style-name="T145_41">آن</text:span><text:span text:style-name="T145_42"><text:s/></text:span><text:span text:style-name="T145_43">را</text:span><text:span text:style-name="T145_44"><text:s/></text:span><text:span text:style-name="T145_45">به</text:span><text:span text:style-name="T145_46"><text:s/></text:span><text:span text:style-name="T145_47">این</text:span><text:span text:style-name="T145_48"><text:s/></text:span><text:span text:style-name="T145_49">شکل</text:span><text:span text:style-name="T145_50"><text:s/></text:span><text:span text:style-name="T145_51">وارد</text:span><text:span text:style-name="T145_52"><text:s/></text:span><text:span text:style-name="T145_53">کنید</text:span><text:span text:style-name="T145_54">:</text:span></text:p>
      <text:p text:style-name="P146"><text:span text:style-name="T146_1">&gt;&gt;&gt;<text:s/></text:span><text:span text:style-name="T146_2">import</text:span><text:span text:style-name="T146_3"><text:s/></text:span><text:span text:style-name="T146_4">wc</text:span><text:span text:style-name="T146_5"><text:line-break/>7<text:line-break/><text:line-break/></text:span></text:p>
      <text:p text:style-name="P147"><text:span text:style-name="T147_1">حالا</text:span><text:span text:style-name="T147_2"><text:s/></text:span><text:span text:style-name="T147_3">ما</text:span><text:span text:style-name="T147_4"><text:s/></text:span><text:span text:style-name="T147_5">یک</text:span><text:span text:style-name="T147_6"><text:s/></text:span><text:span text:style-name="T147_7">ماژول</text:span><text:span text:style-name="T147_8"><text:s/></text:span><text:span text:style-name="T147_9">به</text:span><text:span text:style-name="T147_10"><text:s/></text:span><text:span text:style-name="T147_11">اسم</text:span><text:span text:style-name="T147_12"><text:s/></text:span><text:span text:style-name="T147_13">wc</text:span><text:span text:style-name="T147_14"><text:s/></text:span><text:span text:style-name="T147_15">داریم</text:span><text:span text:style-name="T147_16">:</text:span></text:p>
      <text:p text:style-name="P148"><text:span text:style-name="T148_1">&gt;&gt;&gt;<text:s/></text:span><text:span text:style-name="T148_2">print</text:span><text:span text:style-name="T148_3"><text:s/></text:span><text:span text:style-name="T148_4">wc</text:span><text:span text:style-name="T148_5"><text:line-break/>&lt;</text:span><text:span text:style-name="T148_6">module</text:span><text:span text:style-name="T148_7"><text:s/>'</text:span><text:span text:style-name="T148_8">wc</text:span><text:span text:style-name="T148_9">'<text:s/></text:span><text:span text:style-name="T148_10">from</text:span><text:span text:style-name="T148_11"><text:s/>'</text:span><text:span text:style-name="T148_12">wc</text:span><text:span text:style-name="T148_13">.</text:span><text:span text:style-name="T148_14">py</text:span><text:span text:style-name="T148_15">'&gt;<text:line-break/><text:line-break/></text:span></text:p>
      <text:p text:style-name="P149"><text:span text:style-name="T149_1">اینکار</text:span><text:span text:style-name="T149_2"><text:s/></text:span><text:span text:style-name="T149_3">تابع</text:span><text:span text:style-name="T149_4"><text:s/></text:span><text:span text:style-name="T149_5">linecount</text:span><text:span text:style-name="T149_6"><text:s/></text:span><text:span text:style-name="T149_7">را</text:span><text:span text:style-name="T149_8"><text:s/></text:span><text:span text:style-name="T149_9">در</text:span><text:span text:style-name="T149_10"><text:s/></text:span><text:span text:style-name="T149_11">اختیار</text:span><text:span text:style-name="T149_12"><text:s/></text:span><text:span text:style-name="T149_13">ما</text:span><text:span text:style-name="T149_14"><text:s/></text:span><text:span text:style-name="T149_15">قرار</text:span><text:span text:style-name="T149_16"><text:s/></text:span><text:span text:style-name="T149_17">میدهد</text:span><text:span text:style-name="T149_18">:</text:span></text:p>
      <text:p text:style-name="P150"><text:span text:style-name="T150_1">&gt;&gt;&gt;<text:s/></text:span><text:span text:style-name="T150_2">wc</text:span><text:span text:style-name="T150_3">.</text:span><text:span text:style-name="T150_4">linecount</text:span><text:span text:style-name="T150_5">('</text:span><text:span text:style-name="T150_6">wc</text:span><text:span text:style-name="T150_7">.</text:span><text:span text:style-name="T150_8">py</text:span><text:span text:style-name="T150_9">')<text:line-break/>7</text:span></text:p>
      <text:p text:style-name="P151"><text:span text:style-name="T151_1">به</text:span><text:span text:style-name="T151_2"><text:s/></text:span><text:span text:style-name="T151_3">این</text:span><text:span text:style-name="T151_4"><text:s/></text:span><text:span text:style-name="T151_5">شکل</text:span><text:span text:style-name="T151_6"><text:s/></text:span><text:span text:style-name="T151_7">یک</text:span><text:span text:style-name="T151_8"><text:s/></text:span><text:span text:style-name="T151_9">ماژول</text:span><text:span text:style-name="T151_10"><text:s/></text:span><text:span text:style-name="T151_11">در</text:span><text:span text:style-name="T151_12"><text:s/></text:span><text:span text:style-name="T151_13">پایتون</text:span><text:span text:style-name="T151_14"><text:s/></text:span><text:span text:style-name="T151_15">مینویسیم</text:span><text:span text:style-name="T151_16">.</text:span></text:p>
      <text:p text:style-name="P152"><text:span text:style-name="T152_1">تنها</text:span><text:span text:style-name="T152_2"><text:s/></text:span><text:span text:style-name="T152_3">مشکل</text:span><text:span text:style-name="T152_4"><text:s/></text:span><text:span text:style-name="T152_5">وارد</text:span><text:span text:style-name="T152_6"><text:s/></text:span><text:span text:style-name="T152_7">کردن</text:span><text:span text:style-name="T152_8"><text:s/></text:span><text:span text:style-name="T152_9">یک</text:span><text:span text:style-name="T152_10"><text:s/></text:span><text:span text:style-name="T152_11">ماژول</text:span><text:span text:style-name="T152_12"><text:s/></text:span><text:span text:style-name="T152_13">در</text:span><text:span text:style-name="T152_14"><text:s/></text:span><text:span text:style-name="T152_15">پایتون</text:span><text:span text:style-name="T152_16"><text:s/></text:span><text:span text:style-name="T152_17">این</text:span><text:span text:style-name="T152_18"><text:s/></text:span><text:span text:style-name="T152_19">است</text:span><text:span text:style-name="T152_20"><text:s/></text:span><text:span text:style-name="T152_21">که</text:span><text:span text:style-name="T152_22"><text:s/></text:span><text:span text:style-name="T152_23">کد</text:span><text:span text:style-name="T152_24"><text:s/></text:span><text:span text:style-name="T152_25">تست</text:span><text:span text:style-name="T152_26"><text:s/></text:span><text:span text:style-name="T152_27">انتهایی</text:span><text:span text:style-name="T152_28"><text:s/></text:span><text:span text:style-name="T152_29">را</text:span><text:span text:style-name="T152_30"><text:s/></text:span><text:span text:style-name="T152_31">اجرا</text:span><text:span text:style-name="T152_32"><text:s/></text:span><text:span text:style-name="T152_33">میکند</text:span><text:span text:style-name="T152_34">.<text:s/></text:span><text:span text:style-name="T152_35">معمولا</text:span><text:span text:style-name="T152_36"><text:s/></text:span><text:span text:style-name="T152_37">وقتی</text:span><text:span text:style-name="T152_38"><text:s/></text:span><text:span text:style-name="T152_39">یک</text:span><text:span text:style-name="T152_40"><text:s/></text:span><text:span text:style-name="T152_41">ماژول</text:span><text:span text:style-name="T152_42"><text:s/></text:span><text:span text:style-name="T152_43">را</text:span><text:span text:style-name="T152_44"><text:s/></text:span><text:span text:style-name="T152_45">وارد</text:span><text:span text:style-name="T152_46"><text:s/></text:span><text:span text:style-name="T152_47">میکنید</text:span><text:span text:style-name="T152_48"><text:s/></text:span><text:span text:style-name="T152_49">توابع</text:span><text:span text:style-name="T152_50"><text:s/></text:span><text:span text:style-name="T152_51">جدیدی</text:span><text:span text:style-name="T152_52"><text:s/></text:span><text:span text:style-name="T152_53">ایجاد</text:span><text:span text:style-name="T152_54"><text:s/></text:span><text:span text:style-name="T152_55">میکند</text:span><text:span text:style-name="T152_56"><text:s/></text:span><text:span text:style-name="T152_57">ولی</text:span><text:span text:style-name="T152_58"><text:s/></text:span><text:span text:style-name="T152_59">آنها</text:span><text:span text:style-name="T152_60"><text:s/></text:span><text:span text:style-name="T152_61">را</text:span><text:span text:style-name="T152_62"><text:s/></text:span><text:span text:style-name="T152_63">اجرا</text:span><text:span text:style-name="T152_64"><text:s/></text:span><text:span text:style-name="T152_65">نمیکند</text:span><text:span text:style-name="T152_66">.</text:span></text:p>
      <text:p text:style-name="P153"><text:span text:style-name="T153_1">برنامه</text:span><text:span text:style-name="T153_2"><text:s/></text:span><text:span text:style-name="T153_3">هایی</text:span><text:span text:style-name="T153_4"><text:s/></text:span><text:span text:style-name="T153_5">که</text:span><text:span text:style-name="T153_6"><text:s/></text:span><text:span text:style-name="T153_7">به</text:span><text:span text:style-name="T153_8"><text:s/></text:span><text:span text:style-name="T153_9">عنوان</text:span><text:span text:style-name="T153_10"><text:s/></text:span><text:span text:style-name="T153_11">ماژول</text:span><text:span text:style-name="T153_12"><text:s/></text:span><text:span text:style-name="T153_13">وارد</text:span><text:span text:style-name="T153_14"><text:s/></text:span><text:span text:style-name="T153_15">میشود</text:span><text:span text:style-name="T153_16"><text:s/></text:span><text:span text:style-name="T153_17">از</text:span><text:span text:style-name="T153_18"><text:s/></text:span><text:span text:style-name="T153_19">قطعه</text:span><text:span text:style-name="T153_20"><text:s/></text:span><text:span text:style-name="T153_21">زیر</text:span><text:span text:style-name="T153_22"><text:s/></text:span><text:span text:style-name="T153_23">استفاده</text:span><text:span text:style-name="T153_24"><text:s/></text:span><text:span text:style-name="T153_25">میکنند</text:span><text:span text:style-name="T153_26">:</text:span></text:p>
      <text:p text:style-name="P154"/>
      <text:p text:style-name="P155"><text:span text:style-name="T155_1">if</text:span><text:span text:style-name="T155_2"><text:s/>__</text:span><text:span text:style-name="T155_3">name</text:span><text:span text:style-name="T155_4">__<text:s/>==<text:s/>'__</text:span><text:span text:style-name="T155_5">main</text:span><text:span text:style-name="T155_6">__':<text:line-break/><text:s text:c="4"/></text:span><text:span text:style-name="T155_7">print</text:span><text:span text:style-name="T155_8"><text:s/></text:span><text:span text:style-name="T155_9">linecount</text:span><text:span text:style-name="T155_10">('</text:span><text:span text:style-name="T155_11">wc</text:span><text:span text:style-name="T155_12">.</text:span><text:span text:style-name="T155_13">py</text:span><text:span text:style-name="T155_14">')</text:span></text:p>
      <text:p text:style-name="P156"><text:span text:style-name="T156_1">متغیر</text:span><text:span text:style-name="T156_2"><text:s/></text:span><text:span text:style-name="T156_3">توکار</text:span><text:span text:style-name="T156_4"><text:s/>__</text:span><text:span text:style-name="T156_5">name</text:span><text:span text:style-name="T156_6">__<text:s/></text:span><text:span text:style-name="T156_7">وقتی</text:span><text:span text:style-name="T156_8"><text:s/></text:span><text:span text:style-name="T156_9">برنامه</text:span><text:span text:style-name="T156_10"><text:s/></text:span><text:span text:style-name="T156_11">اجرا</text:span><text:span text:style-name="T156_12"><text:s/></text:span><text:span text:style-name="T156_13">میشود</text:span><text:span text:style-name="T156_14"><text:s/></text:span><text:span text:style-name="T156_15">مقدار</text:span><text:span text:style-name="T156_16"><text:s/></text:span><text:span text:style-name="T156_17">دهی</text:span><text:span text:style-name="T156_18"><text:s/></text:span><text:span text:style-name="T156_19">میشود</text:span><text:span text:style-name="T156_20">.<text:s/></text:span><text:span text:style-name="T156_21">اگر</text:span><text:span text:style-name="T156_22"><text:s/></text:span><text:span text:style-name="T156_23">برنامه</text:span><text:span text:style-name="T156_24"><text:s/></text:span><text:span text:style-name="T156_25">به</text:span><text:span text:style-name="T156_26"><text:s/></text:span><text:span text:style-name="T156_27">شکل</text:span><text:span text:style-name="T156_28"><text:s/></text:span><text:span text:style-name="T156_29">اسکریپت</text:span><text:span text:style-name="T156_30"><text:s/></text:span><text:span text:style-name="T156_31">اجرا</text:span><text:span text:style-name="T156_32"><text:s/></text:span><text:span text:style-name="T156_33">شود</text:span><text:span text:style-name="T156_34"><text:s/>__</text:span><text:span text:style-name="T156_35">name</text:span><text:span text:style-name="T156_36">__<text:s/></text:span><text:span text:style-name="T156_37">دارای</text:span><text:span text:style-name="T156_38"><text:s/></text:span><text:span text:style-name="T156_39">مقدار</text:span><text:span text:style-name="T156_40"><text:s/>__</text:span><text:span text:style-name="T156_41">main</text:span><text:span text:style-name="T156_42">__<text:s/></text:span><text:span text:style-name="T156_43">است</text:span><text:span text:style-name="T156_44">؛<text:s/></text:span><text:span text:style-name="T156_45">یعنی</text:span><text:span text:style-name="T156_46"><text:s/></text:span><text:span text:style-name="T156_47">وقتی</text:span><text:span text:style-name="T156_48"><text:s/></text:span><text:span text:style-name="T156_49">کد</text:span><text:span text:style-name="T156_50"><text:s/></text:span><text:span text:style-name="T156_51">اجرا</text:span><text:span text:style-name="T156_52"><text:s/></text:span><text:span text:style-name="T156_53">میشود</text:span><text:span text:style-name="T156_54">.<text:s/></text:span><text:span text:style-name="T156_55">در</text:span><text:span text:style-name="T156_56"><text:s/></text:span><text:span text:style-name="T156_57">غیر</text:span><text:span text:style-name="T156_58"><text:s/></text:span><text:span text:style-name="T156_59">اینصورت</text:span><text:span text:style-name="T156_60">،<text:s/></text:span><text:span text:style-name="T156_61">وقتی</text:span><text:span text:style-name="T156_62"><text:s/></text:span><text:span text:style-name="T156_63">ماژول</text:span><text:span text:style-name="T156_64"><text:s/></text:span><text:span text:style-name="T156_65">وارد</text:span><text:span text:style-name="T156_66"><text:s/></text:span><text:span text:style-name="T156_67">میشود</text:span><text:span text:style-name="T156_68"><text:s/></text:span><text:span text:style-name="T156_69">کد</text:span><text:span text:style-name="T156_70"><text:s/></text:span><text:span text:style-name="T156_71">تست</text:span><text:span text:style-name="T156_72"><text:s/></text:span><text:span text:style-name="T156_73">اجرا</text:span><text:span text:style-name="T156_74"><text:s/></text:span><text:span text:style-name="T156_75">نمیشود</text:span><text:span text:style-name="T156_76">.</text:span></text:p>
      <text:p text:style-name="P157"/>
      <text:p text:style-name="P158"><text:span text:style-name="T158_1">تمرین</text:span><text:span text:style-name="T158_2"><text:s/>۵</text:span></text:p>
      <text:p text:style-name="P159"><text:span text:style-name="T159_1">این</text:span><text:span text:style-name="T159_2"><text:s/></text:span><text:span text:style-name="T159_3">تمرین</text:span><text:span text:style-name="T159_4"><text:s/></text:span><text:span text:style-name="T159_5">را</text:span><text:span text:style-name="T159_6"><text:s/></text:span><text:span text:style-name="T159_7">در</text:span><text:span text:style-name="T159_8"><text:s/></text:span><text:span text:style-name="T159_9">فایلی</text:span><text:span text:style-name="T159_10"><text:s/></text:span><text:span text:style-name="T159_11">به</text:span><text:span text:style-name="T159_12"><text:s/></text:span><text:span text:style-name="T159_13">اسم</text:span><text:span text:style-name="T159_14"><text:s/></text:span><text:span text:style-name="T159_15">wc</text:span><text:span text:style-name="T159_16">.</text:span><text:span text:style-name="T159_17">py</text:span><text:span text:style-name="T159_18"><text:s/></text:span><text:span text:style-name="T159_19">بنویسید</text:span><text:span text:style-name="T159_20"><text:s/></text:span><text:span text:style-name="T159_21">و</text:span><text:span text:style-name="T159_22"><text:s/></text:span><text:span text:style-name="T159_23">آن</text:span><text:span text:style-name="T159_24"><text:s/></text:span><text:span text:style-name="T159_25">را</text:span><text:span text:style-name="T159_26"><text:s/></text:span><text:span text:style-name="T159_27">به</text:span><text:span text:style-name="T159_28"><text:s/></text:span><text:span text:style-name="T159_29">عنوان</text:span><text:span text:style-name="T159_30"><text:s/></text:span><text:span text:style-name="T159_31">اسکریپت</text:span><text:span text:style-name="T159_32"><text:s/></text:span><text:span text:style-name="T159_33">اجرا</text:span><text:span text:style-name="T159_34"><text:s/></text:span><text:span text:style-name="T159_35">کنید</text:span><text:span text:style-name="T159_36">.<text:s/></text:span><text:span text:style-name="T159_37">سپس</text:span><text:span text:style-name="T159_38"><text:s/></text:span><text:span text:style-name="T159_39">مفسر</text:span><text:span text:style-name="T159_40"><text:s/></text:span><text:span text:style-name="T159_41">پایتون</text:span><text:span text:style-name="T159_42"><text:s/></text:span><text:span text:style-name="T159_43">را</text:span><text:span text:style-name="T159_44"><text:s/></text:span><text:span text:style-name="T159_45">اجرا</text:span><text:span text:style-name="T159_46"><text:s/></text:span><text:span text:style-name="T159_47">کنید</text:span><text:span text:style-name="T159_48"><text:s/></text:span><text:span text:style-name="T159_49">و</text:span><text:span text:style-name="T159_50"><text:s/></text:span><text:span text:style-name="T159_51">wc</text:span><text:span text:style-name="T159_52"><text:s/></text:span><text:span text:style-name="T159_53">را</text:span><text:span text:style-name="T159_54"><text:s/></text:span><text:span text:style-name="T159_55">import</text:span><text:span text:style-name="T159_56"><text:s/></text:span><text:span text:style-name="T159_57">کنید</text:span><text:span text:style-name="T159_58">.<text:s/></text:span><text:span text:style-name="T159_59">مقدار</text:span><text:span text:style-name="T159_60"><text:s/>__</text:span><text:span text:style-name="T159_61">name</text:span><text:span text:style-name="T159_62">__<text:s/></text:span><text:span text:style-name="T159_63">وقتی</text:span><text:span text:style-name="T159_64"><text:s/></text:span><text:span text:style-name="T159_65">به</text:span><text:span text:style-name="T159_66"><text:s/></text:span><text:span text:style-name="T159_67">عنوان</text:span><text:span text:style-name="T159_68"><text:s/></text:span><text:span text:style-name="T159_69">ماژول</text:span><text:span text:style-name="T159_70"><text:s/></text:span><text:span text:style-name="T159_71">اجرا</text:span><text:span text:style-name="T159_72"><text:s/></text:span><text:span text:style-name="T159_73">شود</text:span><text:span text:style-name="T159_74"><text:s/></text:span><text:span text:style-name="T159_75">چیست</text:span><text:span text:style-name="T159_76">؟</text:span></text:p>
      <text:p text:style-name="P160"><text:span text:style-name="T160_1">هشدار</text:span><text:span text:style-name="T160_2">:<text:s/></text:span><text:span text:style-name="T160_3">اگر</text:span><text:span text:style-name="T160_4"><text:s/></text:span><text:span text:style-name="T160_5">ماژولی</text:span><text:span text:style-name="T160_6"><text:s/></text:span><text:span text:style-name="T160_7">که</text:span><text:span text:style-name="T160_8"><text:s/></text:span><text:span text:style-name="T160_9">یک</text:span><text:span text:style-name="T160_10"><text:s/></text:span><text:span text:style-name="T160_11">بار</text:span><text:span text:style-name="T160_12"><text:s/></text:span><text:span text:style-name="T160_13">import</text:span><text:span text:style-name="T160_14"><text:s/></text:span><text:span text:style-name="T160_15">کرده</text:span><text:span text:style-name="T160_16"><text:s/></text:span><text:span text:style-name="T160_17">اید</text:span><text:span text:style-name="T160_18"><text:s/></text:span><text:span text:style-name="T160_19">را</text:span><text:span text:style-name="T160_20"><text:s/></text:span><text:span text:style-name="T160_21">دوباره</text:span><text:span text:style-name="T160_22"><text:s/></text:span><text:span text:style-name="T160_23">import</text:span><text:span text:style-name="T160_24"><text:s/></text:span><text:span text:style-name="T160_25">کنید</text:span><text:span text:style-name="T160_26">،<text:s/></text:span><text:span text:style-name="T160_27">پایتون</text:span><text:span text:style-name="T160_28"><text:s/></text:span><text:span text:style-name="T160_29">هیچ</text:span><text:span text:style-name="T160_30"><text:s/></text:span><text:span text:style-name="T160_31">کاری</text:span><text:span text:style-name="T160_32"><text:s/></text:span><text:span text:style-name="T160_33">نمیکند</text:span><text:span text:style-name="T160_34">.<text:s/></text:span><text:span text:style-name="T160_35">حتی</text:span><text:span text:style-name="T160_36"><text:s/></text:span><text:span text:style-name="T160_37">اگر</text:span><text:span text:style-name="T160_38"><text:s/></text:span><text:span text:style-name="T160_39">فایل</text:span><text:span text:style-name="T160_40"><text:s/></text:span><text:span text:style-name="T160_41">تغییری</text:span><text:span text:style-name="T160_42"><text:s/></text:span><text:span text:style-name="T160_43">کرده</text:span><text:span text:style-name="T160_44"><text:s/></text:span><text:span text:style-name="T160_45">باشد</text:span><text:span text:style-name="T160_46">،<text:s/></text:span><text:span text:style-name="T160_47">دوباره</text:span><text:span text:style-name="T160_48"><text:s/></text:span><text:span text:style-name="T160_49">آن</text:span><text:span text:style-name="T160_50"><text:s/></text:span><text:span text:style-name="T160_51">را</text:span><text:span text:style-name="T160_52"><text:s/></text:span><text:span text:style-name="T160_53">نمیخواند</text:span><text:span text:style-name="T160_54">.</text:span></text:p>
      <text:p text:style-name="P161"><text:span text:style-name="T161_1">اگر</text:span><text:span text:style-name="T161_2"><text:s/></text:span><text:span text:style-name="T161_3">میخواهید</text:span><text:span text:style-name="T161_4"><text:s/></text:span><text:span text:style-name="T161_5">یک</text:span><text:span text:style-name="T161_6"><text:s/></text:span><text:span text:style-name="T161_7">ماژول</text:span><text:span text:style-name="T161_8"><text:s/></text:span><text:span text:style-name="T161_9">را</text:span><text:span text:style-name="T161_10"><text:s/></text:span><text:span text:style-name="T161_11">دوباره</text:span><text:span text:style-name="T161_12"><text:s/></text:span><text:span text:style-name="T161_13">باز</text:span><text:span text:style-name="T161_14"><text:s/></text:span><text:span text:style-name="T161_15">کنید</text:span><text:span text:style-name="T161_16">،<text:s/></text:span><text:span text:style-name="T161_17">میتواند</text:span><text:span text:style-name="T161_18"><text:s/></text:span><text:span text:style-name="T161_19">از</text:span><text:span text:style-name="T161_20"><text:s/></text:span><text:span text:style-name="T161_21">تابع</text:span><text:span text:style-name="T161_22"><text:s/></text:span><text:span text:style-name="T161_23">از</text:span><text:span text:style-name="T161_24"><text:s/></text:span><text:span text:style-name="T161_25">پیش</text:span><text:span text:style-name="T161_26"><text:s/></text:span><text:span text:style-name="T161_27">ساخته</text:span><text:span text:style-name="T161_28"><text:s/></text:span><text:span text:style-name="T161_29">reload</text:span><text:span text:style-name="T161_30"><text:s/></text:span><text:span text:style-name="T161_31">استفاده</text:span><text:span text:style-name="T161_32"><text:s/></text:span><text:span text:style-name="T161_33">کنید</text:span><text:span text:style-name="T161_34">،<text:s/></text:span><text:span text:style-name="T161_35">ولی</text:span><text:span text:style-name="T161_36"><text:s/></text:span><text:span text:style-name="T161_37">کمی</text:span><text:span text:style-name="T161_38"><text:s/></text:span><text:span text:style-name="T161_39">پیچیده</text:span><text:span text:style-name="T161_40"><text:s/></text:span><text:span text:style-name="T161_41">است</text:span><text:span text:style-name="T161_42">.<text:s/></text:span><text:span text:style-name="T161_43">در</text:span><text:span text:style-name="T161_44"><text:s/></text:span><text:span text:style-name="T161_45">نتیجه</text:span><text:span text:style-name="T161_46"><text:s/></text:span><text:span text:style-name="T161_47">بهترین</text:span><text:span text:style-name="T161_48"><text:s/></text:span><text:span text:style-name="T161_49">را</text:span><text:span text:style-name="T161_50"><text:s/></text:span><text:span text:style-name="T161_51">این</text:span><text:span text:style-name="T161_52"><text:s/></text:span><text:span text:style-name="T161_53">است</text:span><text:span text:style-name="T161_54"><text:s/></text:span><text:span text:style-name="T161_55">که</text:span><text:span text:style-name="T161_56"><text:s/></text:span><text:span text:style-name="T161_57">مفسر</text:span><text:span text:style-name="T161_58"><text:s/></text:span><text:span text:style-name="T161_59">را</text:span><text:span text:style-name="T161_60"><text:s/></text:span><text:span text:style-name="T161_61">دوباره</text:span><text:span text:style-name="T161_62"><text:s/></text:span><text:span text:style-name="T161_63">اجرا</text:span><text:span text:style-name="T161_64"><text:s/></text:span><text:span text:style-name="T161_65">کنید</text:span><text:span text:style-name="T161_66"><text:s/></text:span><text:span text:style-name="T161_67">و</text:span><text:span text:style-name="T161_68"><text:s/></text:span><text:span text:style-name="T161_69">ماژول</text:span><text:span text:style-name="T161_70"><text:s/></text:span><text:span text:style-name="T161_71">را</text:span><text:span text:style-name="T161_72"><text:s/></text:span><text:span text:style-name="T161_73">دوباره</text:span><text:span text:style-name="T161_74"><text:s/></text:span><text:span text:style-name="T161_75">import</text:span><text:span text:style-name="T161_76"><text:s/></text:span><text:span text:style-name="T161_77">کنید</text:span><text:span text:style-name="T161_78">.</text:span></text:p>
      <text:p text:style-name="P162"/>
      <text:p text:style-name="P163"><text:span text:style-name="T163_1">14.10<text:s/></text:span><text:span text:style-name="T163_2">رفع</text:span><text:span text:style-name="T163_3"><text:s/></text:span><text:span text:style-name="T163_4">ایراد</text:span></text:p>
      <text:p text:style-name="P164"/>
      <text:p text:style-name="P165"><text:span text:style-name="T165_1">وقتی</text:span><text:span text:style-name="T165_2"><text:s/></text:span><text:span text:style-name="T165_3">میخواهید</text:span><text:span text:style-name="T165_4"><text:s/></text:span><text:span text:style-name="T165_5">فایل</text:span><text:span text:style-name="T165_6"><text:s/></text:span><text:span text:style-name="T165_7">ها</text:span><text:span text:style-name="T165_8"><text:s/></text:span><text:span text:style-name="T165_9">را</text:span><text:span text:style-name="T165_10"><text:s/></text:span><text:span text:style-name="T165_11">بخوانید</text:span><text:span text:style-name="T165_12"><text:s/></text:span><text:span text:style-name="T165_13">یا</text:span><text:span text:style-name="T165_14"><text:s/></text:span><text:span text:style-name="T165_15">بنویسید</text:span><text:span text:style-name="T165_16">،<text:s/></text:span><text:span text:style-name="T165_17">ممکن</text:span><text:span text:style-name="T165_18"><text:s/></text:span><text:span text:style-name="T165_19">به</text:span><text:span text:style-name="T165_20"><text:s/></text:span><text:span text:style-name="T165_21">مشکلاتی</text:span><text:span text:style-name="T165_22"><text:s/></text:span><text:span text:style-name="T165_23">با</text:span><text:span text:style-name="T165_24"><text:s/></text:span><text:span text:style-name="T165_25">قسمت</text:span><text:span text:style-name="T165_26"><text:s/></text:span><text:span text:style-name="T165_27">های</text:span><text:span text:style-name="T165_28"><text:s/></text:span><text:span text:style-name="T165_29">خالی</text:span><text:span text:style-name="T165_30"><text:s/></text:span><text:span text:style-name="T165_31">بخورید</text:span><text:span text:style-name="T165_32"><text:s/>(</text:span><text:span text:style-name="T165_33">Whitespace</text:span><text:span text:style-name="T165_34">)<text:s/></text:span><text:span text:style-name="T165_35">این</text:span><text:span text:style-name="T165_36"><text:s/></text:span><text:span text:style-name="T165_37">خطا</text:span><text:span text:style-name="T165_38"><text:s/></text:span><text:span text:style-name="T165_39">ها</text:span><text:span text:style-name="T165_40"><text:s/></text:span><text:span text:style-name="T165_41">ممکن</text:span><text:span text:style-name="T165_42"><text:s/></text:span><text:span text:style-name="T165_43">است</text:span><text:span text:style-name="T165_44"><text:s/></text:span><text:span text:style-name="T165_45">مشکل</text:span><text:span text:style-name="T165_46"><text:s/></text:span><text:span text:style-name="T165_47">ایجاد</text:span><text:span text:style-name="T165_48"><text:s/></text:span><text:span text:style-name="T165_49">کند</text:span><text:span text:style-name="T165_50"><text:s/></text:span><text:span text:style-name="T165_51">چون</text:span><text:span text:style-name="T165_52"><text:s/></text:span><text:span text:style-name="T165_53">فاصله</text:span><text:span text:style-name="T165_54"><text:s/></text:span><text:span text:style-name="T165_55">ها</text:span><text:span text:style-name="T165_56">،<text:s/></text:span><text:span text:style-name="T165_57">تب</text:span><text:span text:style-name="T165_58"><text:s/></text:span><text:span text:style-name="T165_59">ها</text:span><text:span text:style-name="T165_60"><text:s/></text:span><text:span text:style-name="T165_61">و</text:span><text:span text:style-name="T165_62"><text:s/></text:span><text:span text:style-name="T165_63">خط</text:span><text:span text:style-name="T165_64"><text:s/></text:span><text:span text:style-name="T165_65">های</text:span><text:span text:style-name="T165_66"><text:s/></text:span><text:span text:style-name="T165_67">جدید</text:span><text:span text:style-name="T165_68"><text:s/></text:span><text:span text:style-name="T165_69">معمولا</text:span><text:span text:style-name="T165_70"><text:s/></text:span><text:span text:style-name="T165_71">نامرئی</text:span><text:span text:style-name="T165_72"><text:s/></text:span><text:span text:style-name="T165_73">هستند</text:span><text:span text:style-name="T165_74">.</text:span></text:p>
      <text:p text:style-name="P166"/>
      <text:p text:style-name="P167"><text:span text:style-name="T167_1">&gt;&gt;&gt;<text:s/></text:span><text:span text:style-name="T167_2">s</text:span><text:span text:style-name="T167_3"><text:s/>=<text:s/>‘1<text:s/>2\</text:span><text:span text:style-name="T167_4">t</text:span><text:span text:style-name="T167_5"><text:s/>3\</text:span><text:span text:style-name="T167_6">n</text:span><text:span text:style-name="T167_7"><text:s/>4’</text:span></text:p>
      <text:p text:style-name="P168"><text:span text:style-name="T168_1">&gt;&gt;&gt;<text:s/></text:span><text:span text:style-name="T168_2">print</text:span><text:span text:style-name="T168_3"><text:s/></text:span><text:span text:style-name="T168_4">s</text:span></text:p>
      <text:p text:style-name="P169"><text:span text:style-name="T169_1">1<text:s/>2<text:s text:c="4"/>3</text:span></text:p>
      <text:p text:style-name="P170"><text:span text:style-name="T170_1">3</text:span></text:p>
      <text:p text:style-name="P171"/>
      <text:p text:style-name="P172"><text:span text:style-name="T172_1">تابع</text:span><text:span text:style-name="T172_2"><text:s/></text:span><text:span text:style-name="T172_3">از</text:span><text:span text:style-name="T172_4"><text:s/></text:span><text:span text:style-name="T172_5">پیش</text:span><text:span text:style-name="T172_6"><text:s/></text:span><text:span text:style-name="T172_7">ساخته</text:span><text:span text:style-name="T172_8"><text:s/></text:span><text:span text:style-name="T172_9">repr</text:span><text:span text:style-name="T172_10"><text:s/></text:span><text:span text:style-name="T172_11">میتواند</text:span><text:span text:style-name="T172_12"><text:s/></text:span><text:span text:style-name="T172_13">اینجا</text:span><text:span text:style-name="T172_14"><text:s/></text:span><text:span text:style-name="T172_15">کمک</text:span><text:span text:style-name="T172_16"><text:s/></text:span><text:span text:style-name="T172_17">کند</text:span><text:span text:style-name="T172_18">.<text:s/></text:span><text:span text:style-name="T172_19">این</text:span><text:span text:style-name="T172_20"><text:s/></text:span><text:span text:style-name="T172_21">تابع</text:span><text:span text:style-name="T172_22"><text:s/></text:span><text:span text:style-name="T172_23">هر</text:span><text:span text:style-name="T172_24"><text:s/></text:span><text:span text:style-name="T172_25">شی</text:span><text:span text:style-name="T172_26"><text:s/></text:span><text:span text:style-name="T172_27">ای</text:span><text:span text:style-name="T172_28"><text:s/></text:span><text:span text:style-name="T172_29">را</text:span><text:span text:style-name="T172_30"><text:s text:c="2"/></text:span><text:span text:style-name="T172_31">به</text:span><text:span text:style-name="T172_32"><text:s/></text:span><text:span text:style-name="T172_33">عنوان</text:span><text:span text:style-name="T172_34"><text:s/></text:span><text:span text:style-name="T172_35">ورودی</text:span><text:span text:style-name="T172_36"><text:s/></text:span><text:span text:style-name="T172_37">میگیرد</text:span><text:span text:style-name="T172_38"><text:s/></text:span><text:span text:style-name="T172_39">و</text:span><text:span text:style-name="T172_40"><text:s/></text:span><text:span text:style-name="T172_41">رشته</text:span><text:span text:style-name="T172_42"><text:s/></text:span><text:span text:style-name="T172_43">متناظر</text:span><text:span text:style-name="T172_44"><text:s/></text:span><text:span text:style-name="T172_45">با</text:span><text:span text:style-name="T172_46"><text:s/></text:span><text:span text:style-name="T172_47">آن</text:span><text:span text:style-name="T172_48"><text:s/></text:span><text:span text:style-name="T172_49">را</text:span><text:span text:style-name="T172_50"><text:s/></text:span><text:span text:style-name="T172_51">برمیگرداند</text:span><text:span text:style-name="T172_52">.<text:s/></text:span><text:span text:style-name="T172_53">برای</text:span><text:span text:style-name="T172_54"><text:s/></text:span><text:span text:style-name="T172_55">رشته</text:span><text:span text:style-name="T172_56"><text:s/></text:span><text:span text:style-name="T172_57">ها</text:span><text:span text:style-name="T172_58">،<text:s/></text:span><text:span text:style-name="T172_59">در</text:span><text:span text:style-name="T172_60"><text:s/></text:span><text:span text:style-name="T172_61">رشته</text:span><text:span text:style-name="T172_62"><text:s/></text:span><text:span text:style-name="T172_63">متناظر</text:span><text:span text:style-name="T172_64"><text:s/></text:span><text:span text:style-name="T172_65">خروجی</text:span><text:span text:style-name="T172_66"><text:s/></text:span><text:span text:style-name="T172_67">کاراکتر</text:span><text:span text:style-name="T172_68"><text:s/></text:span><text:span text:style-name="T172_69">های</text:span><text:span text:style-name="T172_70"><text:s/></text:span><text:span text:style-name="T172_71">خالی</text:span><text:span text:style-name="T172_72"><text:s/></text:span><text:span text:style-name="T172_73">با</text:span><text:span text:style-name="T172_74"><text:s/></text:span><text:span text:style-name="T172_75">Backslash</text:span><text:span text:style-name="T172_76"><text:s/></text:span><text:span text:style-name="T172_77">مشخص</text:span><text:span text:style-name="T172_78"><text:s/></text:span><text:span text:style-name="T172_79">میکند</text:span><text:span text:style-name="T172_80">.</text:span></text:p>
      <text:p text:style-name="P173"/>
      <text:p text:style-name="P174"><text:span text:style-name="T174_1">&gt;&gt;&gt;<text:s/></text:span><text:span text:style-name="T174_2">print</text:span><text:span text:style-name="T174_3"><text:s/></text:span><text:span text:style-name="T174_4">repr</text:span><text:span text:style-name="T174_5">(</text:span><text:span text:style-name="T174_6">s</text:span><text:span text:style-name="T174_7">)</text:span></text:p>
      <text:p text:style-name="P175"><text:span text:style-name="T175_1">‘1<text:s/>2\</text:span><text:span text:style-name="T175_2">t</text:span><text:span text:style-name="T175_3"><text:s/>3\</text:span><text:span text:style-name="T175_4">n</text:span><text:span text:style-name="T175_5"><text:s/>4’</text:span></text:p>
      <text:p text:style-name="P176"/>
      <text:p text:style-name="P177"><text:span text:style-name="T177_1">این</text:span><text:span text:style-name="T177_2"><text:s/></text:span><text:span text:style-name="T177_3">میتواند</text:span><text:span text:style-name="T177_4"><text:s/></text:span><text:span text:style-name="T177_5">برای</text:span><text:span text:style-name="T177_6"><text:s/></text:span><text:span text:style-name="T177_7">رفع</text:span><text:span text:style-name="T177_8"><text:s/></text:span><text:span text:style-name="T177_9">ایراد</text:span><text:span text:style-name="T177_10"><text:s/></text:span><text:span text:style-name="T177_11">کمک</text:span><text:span text:style-name="T177_12"><text:s/></text:span><text:span text:style-name="T177_13">کند</text:span><text:span text:style-name="T177_14">.</text:span></text:p>
      <text:p text:style-name="P178"><text:span text:style-name="T178_1">مشکل</text:span><text:span text:style-name="T178_2"><text:s/></text:span><text:span text:style-name="T178_3">دیگر</text:span><text:span text:style-name="T178_4"><text:s/></text:span><text:span text:style-name="T178_5">که</text:span><text:span text:style-name="T178_6"><text:s/></text:span><text:span text:style-name="T178_7">ممکن</text:span><text:span text:style-name="T178_8"><text:s/></text:span><text:span text:style-name="T178_9">است</text:span><text:span text:style-name="T178_10"><text:s/></text:span><text:span text:style-name="T178_11">به</text:span><text:span text:style-name="T178_12"><text:s/></text:span><text:span text:style-name="T178_13">آن</text:span><text:span text:style-name="T178_14"><text:s/></text:span><text:span text:style-name="T178_15">بخورید</text:span><text:span text:style-name="T178_16"><text:s/></text:span><text:span text:style-name="T178_17">این</text:span><text:span text:style-name="T178_18"><text:s/></text:span><text:span text:style-name="T178_19">است</text:span><text:span text:style-name="T178_20"><text:s/></text:span><text:span text:style-name="T178_21">که</text:span><text:span text:style-name="T178_22"><text:s/></text:span><text:span text:style-name="T178_23">سیستم</text:span><text:span text:style-name="T178_24"><text:s/></text:span><text:span text:style-name="T178_25">های</text:span><text:span text:style-name="T178_26"><text:s/></text:span><text:span text:style-name="T178_27">مختلف</text:span><text:span text:style-name="T178_28"><text:s/></text:span><text:span text:style-name="T178_29">از</text:span><text:span text:style-name="T178_30"><text:s/></text:span><text:span text:style-name="T178_31">کاراکتر</text:span><text:span text:style-name="T178_32"><text:s/></text:span><text:span text:style-name="T178_33">های</text:span><text:span text:style-name="T178_34"><text:s/></text:span><text:span text:style-name="T178_35">مختلف</text:span><text:span text:style-name="T178_36"><text:s/></text:span><text:span text:style-name="T178_37">برای</text:span><text:span text:style-name="T178_38"><text:s/></text:span><text:span text:style-name="T178_39">نمایش</text:span><text:span text:style-name="T178_40"><text:s/></text:span><text:span text:style-name="T178_41">پایان</text:span><text:span text:style-name="T178_42"><text:s/></text:span><text:span text:style-name="T178_43">خط</text:span><text:span text:style-name="T178_44"><text:s/></text:span><text:span text:style-name="T178_45">استفاده</text:span><text:span text:style-name="T178_46"><text:s/></text:span><text:span text:style-name="T178_47">میکنند</text:span><text:span text:style-name="T178_48">.<text:s/></text:span><text:span text:style-name="T178_49">برخی</text:span><text:span text:style-name="T178_50"><text:s/></text:span><text:span text:style-name="T178_51">از</text:span><text:span text:style-name="T178_52"><text:s/></text:span><text:span text:style-name="T178_53">newline</text:span><text:span text:style-name="T178_54"><text:s/></text:span><text:span text:style-name="T178_55">استفاده</text:span><text:span text:style-name="T178_56"><text:s/></text:span><text:span text:style-name="T178_57">میکنند</text:span><text:span text:style-name="T178_58"><text:s/></text:span><text:span text:style-name="T178_59">که</text:span><text:span text:style-name="T178_60"><text:s/></text:span><text:span text:style-name="T178_61">با</text:span><text:span text:style-name="T178_62"><text:s/>\</text:span><text:span text:style-name="T178_63">n</text:span><text:span text:style-name="T178_64"><text:s/></text:span><text:span text:style-name="T178_65">نمایش</text:span><text:span text:style-name="T178_66"><text:s/></text:span><text:span text:style-name="T178_67">داده</text:span><text:span text:style-name="T178_68"><text:s/></text:span><text:span text:style-name="T178_69">میشد</text:span><text:span text:style-name="T178_70"><text:s/></text:span><text:span text:style-name="T178_71">و</text:span><text:span text:style-name="T178_72"><text:s/></text:span><text:span text:style-name="T178_73">برخی</text:span><text:span text:style-name="T178_74"><text:s/></text:span><text:span text:style-name="T178_75">از</text:span><text:span text:style-name="T178_76"><text:s/></text:span><text:span text:style-name="T178_77">کاراکتر</text:span><text:span text:style-name="T178_78"><text:s/></text:span><text:span text:style-name="T178_79">return</text:span><text:span text:style-name="T178_80"><text:s/></text:span><text:span text:style-name="T178_81">که</text:span><text:span text:style-name="T178_82"><text:s/></text:span><text:span text:style-name="T178_83">با</text:span><text:span text:style-name="T178_84"><text:s/>\</text:span><text:span text:style-name="T178_85">r</text:span><text:span text:style-name="T178_86"><text:s/></text:span><text:span text:style-name="T178_87">نمایش</text:span><text:span text:style-name="T178_88"><text:s/></text:span><text:span text:style-name="T178_89">داده</text:span><text:span text:style-name="T178_90"><text:s/></text:span><text:span text:style-name="T178_91">میشود</text:span><text:span text:style-name="T178_92">.<text:s/></text:span><text:span text:style-name="T178_93">برخی</text:span><text:span text:style-name="T178_94"><text:s/></text:span><text:span text:style-name="T178_95">از</text:span><text:span text:style-name="T178_96"><text:s/></text:span><text:span text:style-name="T178_97">سیستم</text:span><text:span text:style-name="T178_98"><text:s/></text:span><text:span text:style-name="T178_99">ها</text:span><text:span text:style-name="T178_100"><text:s/></text:span><text:span text:style-name="T178_101">از</text:span><text:span text:style-name="T178_102"><text:s/></text:span><text:span text:style-name="T178_103">هر</text:span><text:span text:style-name="T178_104"><text:s/></text:span><text:span text:style-name="T178_105">دوی</text:span><text:span text:style-name="T178_106"><text:s/></text:span><text:span text:style-name="T178_107">آنها</text:span><text:span text:style-name="T178_108"><text:s/></text:span><text:span text:style-name="T178_109">استفاده</text:span><text:span text:style-name="T178_110"><text:s/></text:span><text:span text:style-name="T178_111">میکنند</text:span><text:span text:style-name="T178_112">.<text:s/></text:span><text:span text:style-name="T178_113">اگر</text:span><text:span text:style-name="T178_114"><text:s/></text:span><text:span text:style-name="T178_115">فایل</text:span><text:span text:style-name="T178_116"><text:s/></text:span><text:span text:style-name="T178_117">ها</text:span><text:span text:style-name="T178_118"><text:s/></text:span><text:span text:style-name="T178_119">را</text:span><text:span text:style-name="T178_120"><text:s/></text:span><text:span text:style-name="T178_121">بین</text:span><text:span text:style-name="T178_122"><text:s/></text:span><text:span text:style-name="T178_123">سیستم</text:span><text:span text:style-name="T178_124"><text:s/></text:span><text:span text:style-name="T178_125">های</text:span><text:span text:style-name="T178_126"><text:s/></text:span><text:span text:style-name="T178_127">مختلف</text:span><text:span text:style-name="T178_128"><text:s/></text:span><text:span text:style-name="T178_129">جابجا</text:span><text:span text:style-name="T178_130"><text:s/></text:span><text:span text:style-name="T178_131">کنید</text:span><text:span text:style-name="T178_132"><text:s/></text:span><text:span text:style-name="T178_133">ممکن</text:span><text:span text:style-name="T178_134"><text:s/></text:span><text:span text:style-name="T178_135">با</text:span><text:span text:style-name="T178_136"><text:s/></text:span><text:span text:style-name="T178_137">این</text:span><text:span text:style-name="T178_138"><text:s/></text:span><text:span text:style-name="T178_139">ناهماهنگی</text:span><text:span text:style-name="T178_140"><text:s/></text:span><text:span text:style-name="T178_141">به</text:span><text:span text:style-name="T178_142"><text:s/></text:span><text:span text:style-name="T178_143">مشکل</text:span><text:span text:style-name="T178_144"><text:s/></text:span><text:span text:style-name="T178_145">بخورید</text:span><text:span text:style-name="T178_146">.</text:span></text:p>
      <text:p text:style-name="P179"><text:span text:style-name="T179_1">برای</text:span><text:span text:style-name="T179_2"><text:s/></text:span><text:span text:style-name="T179_3">برخی</text:span><text:span text:style-name="T179_4"><text:s/></text:span><text:span text:style-name="T179_5">سیستم</text:span><text:span text:style-name="T179_6"><text:s/></text:span><text:span text:style-name="T179_7">ها</text:span><text:span text:style-name="T179_8"><text:s/></text:span><text:span text:style-name="T179_9">برنامه</text:span><text:span text:style-name="T179_10"><text:s/></text:span><text:span text:style-name="T179_11">هایی</text:span><text:span text:style-name="T179_12"><text:s/></text:span><text:span text:style-name="T179_13">وجود</text:span><text:span text:style-name="T179_14"><text:s/></text:span><text:span text:style-name="T179_15">دارد</text:span><text:span text:style-name="T179_16"><text:s/></text:span><text:span text:style-name="T179_17">که</text:span><text:span text:style-name="T179_18"><text:s/></text:span><text:span text:style-name="T179_19">میتوانند</text:span><text:span text:style-name="T179_20"><text:s/></text:span><text:span text:style-name="T179_21">هر</text:span><text:span text:style-name="T179_22"><text:s/></text:span><text:span text:style-name="T179_23">کدام</text:span><text:span text:style-name="T179_24"><text:s/></text:span><text:span text:style-name="T179_25">از</text:span><text:span text:style-name="T179_26"><text:s/></text:span><text:span text:style-name="T179_27">این</text:span><text:span text:style-name="T179_28"><text:s/></text:span><text:span text:style-name="T179_29">فرمت</text:span><text:span text:style-name="T179_30"><text:s/></text:span><text:span text:style-name="T179_31">ها</text:span><text:span text:style-name="T179_32"><text:s/></text:span><text:span text:style-name="T179_33">را</text:span><text:span text:style-name="T179_34"><text:s/></text:span><text:span text:style-name="T179_35">به</text:span><text:span text:style-name="T179_36"><text:s/></text:span><text:span text:style-name="T179_37">دیگری</text:span><text:span text:style-name="T179_38"><text:s/></text:span><text:span text:style-name="T179_39">تبدیل</text:span><text:span text:style-name="T179_40"><text:s/></text:span><text:span text:style-name="T179_41">کنند</text:span><text:span text:style-name="T179_42">.<text:s/></text:span><text:span text:style-name="T179_43">میتوانید</text:span><text:span text:style-name="T179_44"><text:s/></text:span><text:span text:style-name="T179_45">آنها</text:span><text:span text:style-name="T179_46"><text:s/></text:span><text:span text:style-name="T179_47">را</text:span><text:span text:style-name="T179_48"><text:s/></text:span><text:span text:style-name="T179_49">در</text:span><text:span text:style-name="T179_50"><text:s/></text:span><text:span text:style-name="T179_51">اینجا</text:span><text:span text:style-name="T179_52"><text:s/></text:span><text:span text:style-name="T179_53">پیدا</text:span><text:span text:style-name="T179_54"><text:s/></text:span><text:span text:style-name="T179_55">کنید</text:span><text:span text:style-name="T179_56"><text:s/></text:span><text:span text:style-name="T179_57">و</text:span><text:span text:style-name="T179_58"><text:s/></text:span><text:span text:style-name="T179_59">بیشتر</text:span><text:span text:style-name="T179_60"><text:s/></text:span><text:span text:style-name="T179_61">در</text:span><text:span text:style-name="T179_62"><text:s/></text:span><text:span text:style-name="T179_63">مورد</text:span><text:span text:style-name="T179_64"><text:s/></text:span><text:span text:style-name="T179_65">آنها</text:span><text:span text:style-name="T179_66"><text:s/></text:span><text:span text:style-name="T179_67">بدانید</text:span><text:span text:style-name="T179_68">.</text:span><text:span text:style-name="T179_69"><text:a xlink:type="simple" xlink:href="http://en.wikipedia.org/wiki/Newline"><text:span text:style-name="T179_70"><text:s/></text:span></text:a></text:span><text:span text:style-name="T179_71"><text:a xlink:type="simple" xlink:href="http://en.wikipedia.org/wiki/Newline"><text:span text:style-name="T179_72">http</text:span></text:a></text:span><text:span text:style-name="T179_73"><text:a xlink:type="simple" xlink:href="http://en.wikipedia.org/wiki/Newline"><text:span text:style-name="T179_74">://</text:span></text:a></text:span><text:span text:style-name="T179_75"><text:a xlink:type="simple" xlink:href="http://en.wikipedia.org/wiki/Newline"><text:span text:style-name="T179_76">en</text:span></text:a></text:span><text:span text:style-name="T179_77"><text:a xlink:type="simple" xlink:href="http://en.wikipedia.org/wiki/Newline"><text:span text:style-name="T179_78">.</text:span></text:a></text:span><text:span text:style-name="T179_79"><text:a xlink:type="simple" xlink:href="http://en.wikipedia.org/wiki/Newline"><text:span text:style-name="T179_80">wikipedia</text:span></text:a></text:span><text:span text:style-name="T179_81"><text:a xlink:type="simple" xlink:href="http://en.wikipedia.org/wiki/Newline"><text:span text:style-name="T179_82">.</text:span></text:a></text:span><text:span text:style-name="T179_83"><text:a xlink:type="simple" xlink:href="http://en.wikipedia.org/wiki/Newline"><text:span text:style-name="T179_84">org</text:span></text:a></text:span><text:span text:style-name="T179_85"><text:a xlink:type="simple" xlink:href="http://en.wikipedia.org/wiki/Newline"><text:span text:style-name="T179_86">/</text:span></text:a></text:span><text:span text:style-name="T179_87"><text:a xlink:type="simple" xlink:href="http://en.wikipedia.org/wiki/Newline"><text:span text:style-name="T179_88">wiki</text:span></text:a></text:span><text:span text:style-name="T179_89"><text:a xlink:type="simple" xlink:href="http://en.wikipedia.org/wiki/Newline"><text:span text:style-name="T179_90">/</text:span></text:a></text:span><text:span text:style-name="T179_91"><text:a xlink:type="simple" xlink:href="http://en.wikipedia.org/wiki/Newline"><text:span text:style-name="T179_92">Newline</text:span></text:a></text:span><text:span text:style-name="T179_93"><text:s/></text:span><text:span text:style-name="T179_94">و</text:span><text:span text:style-name="T179_95"><text:s/></text:span><text:span text:style-name="T179_96">البته</text:span><text:span text:style-name="T179_97"><text:s/></text:span><text:span text:style-name="T179_98">خودتان</text:span><text:span text:style-name="T179_99"><text:s/></text:span><text:span text:style-name="T179_100">هم</text:span><text:span text:style-name="T179_101"><text:s/></text:span><text:span text:style-name="T179_102">میتواند</text:span><text:span text:style-name="T179_103"><text:s/></text:span><text:span text:style-name="T179_104">یکی</text:span><text:span text:style-name="T179_105"><text:s/></text:span><text:span text:style-name="T179_106">از</text:span><text:span text:style-name="T179_107"><text:s/></text:span><text:span text:style-name="T179_108">این</text:span><text:span text:style-name="T179_109"><text:s/></text:span><text:span text:style-name="T179_110">برنامه</text:span><text:span text:style-name="T179_111"><text:s/></text:span><text:span text:style-name="T179_112">ها</text:span><text:span text:style-name="T179_113"><text:s/></text:span><text:span text:style-name="T179_114">را</text:span><text:span text:style-name="T179_115"><text:s/></text:span><text:span text:style-name="T179_116">بنویسید</text:span><text:span text:style-name="T179_117">.</text:span></text:p>
      <text:p text:style-name="P180"/>
      <text:p text:style-name="P181"><text:span text:style-name="T181_1">14.11<text:s/></text:span><text:span text:style-name="T181_2">دایره</text:span><text:span text:style-name="T181_3"><text:s/></text:span><text:span text:style-name="T181_4">لغات</text:span></text:p>
      <text:p text:style-name="P182"><text:span text:style-name="T182_1">persistent</text:span><text:span text:style-name="T182_2"><text:s/>(</text:span><text:span text:style-name="T182_3">پایا</text:span><text:span text:style-name="T182_4">):</text:span></text:p>
      <text:p text:style-name="P183"><text:span text:style-name="T183_1">برنامه</text:span><text:span text:style-name="T183_2"><text:s/></text:span><text:span text:style-name="T183_3">ای</text:span><text:span text:style-name="T183_4"><text:s/></text:span><text:span text:style-name="T183_5">که</text:span><text:span text:style-name="T183_6"><text:s/></text:span><text:span text:style-name="T183_7">به</text:span><text:span text:style-name="T183_8"><text:s/></text:span><text:span text:style-name="T183_9">طور</text:span><text:span text:style-name="T183_10"><text:s/></text:span><text:span text:style-name="T183_11">محدودی</text:span><text:span text:style-name="T183_12"><text:s/></text:span><text:span text:style-name="T183_13">اجرا</text:span><text:span text:style-name="T183_14"><text:s/></text:span><text:span text:style-name="T183_15">میشود</text:span><text:span text:style-name="T183_16"><text:s/></text:span><text:span text:style-name="T183_17">و</text:span><text:span text:style-name="T183_18"><text:s/></text:span><text:span text:style-name="T183_19">برخی</text:span><text:span text:style-name="T183_20"><text:s/></text:span><text:span text:style-name="T183_21">از</text:span><text:span text:style-name="T183_22"><text:s/></text:span><text:span text:style-name="T183_23">داده</text:span><text:span text:style-name="T183_24"><text:s/></text:span><text:span text:style-name="T183_25">را</text:span><text:span text:style-name="T183_26"><text:s/></text:span><text:span text:style-name="T183_27">در</text:span><text:span text:style-name="T183_28"><text:s/></text:span><text:span text:style-name="T183_29">حافظه</text:span><text:span text:style-name="T183_30"><text:s/></text:span><text:span text:style-name="T183_31">دائمی</text:span><text:span text:style-name="T183_32"><text:s/></text:span><text:span text:style-name="T183_33">نگهداری</text:span><text:span text:style-name="T183_34"><text:s/></text:span><text:span text:style-name="T183_35">میکند</text:span><text:span text:style-name="T183_36">.</text:span></text:p>
      <text:p text:style-name="P184"><text:span text:style-name="T184_1">format</text:span><text:span text:style-name="T184_2"><text:s/></text:span><text:span text:style-name="T184_3">operator</text:span><text:span text:style-name="T184_4"><text:s/>(</text:span><text:span text:style-name="T184_5">عملگر</text:span><text:span text:style-name="T184_6"><text:s/></text:span><text:span text:style-name="T184_7">فرمت</text:span><text:span text:style-name="T184_8">):</text:span></text:p>
      <text:p text:style-name="P185"><text:span text:style-name="T185_1">یک</text:span><text:span text:style-name="T185_2"><text:s/></text:span><text:span text:style-name="T185_3">عملگر</text:span><text:span text:style-name="T185_4">،<text:s/>%،<text:s/></text:span><text:span text:style-name="T185_5">که</text:span><text:span text:style-name="T185_6"><text:s/></text:span><text:span text:style-name="T185_7">یک</text:span><text:span text:style-name="T185_8"><text:s/></text:span><text:span text:style-name="T185_9">رشته</text:span><text:span text:style-name="T185_10"><text:s/></text:span><text:span text:style-name="T185_11">فرمت</text:span><text:span text:style-name="T185_12"><text:s/></text:span><text:span text:style-name="T185_13">و</text:span><text:span text:style-name="T185_14"><text:s/></text:span><text:span text:style-name="T185_15">یک</text:span><text:span text:style-name="T185_16"><text:s/></text:span><text:span text:style-name="T185_17">tuple</text:span><text:span text:style-name="T185_18"><text:s/></text:span><text:span text:style-name="T185_19">میگیرد</text:span><text:span text:style-name="T185_20"><text:s/></text:span><text:span text:style-name="T185_21">و</text:span><text:span text:style-name="T185_22"><text:s/></text:span><text:span text:style-name="T185_23">رشته</text:span><text:span text:style-name="T185_24"><text:s/></text:span><text:span text:style-name="T185_25">را</text:span><text:span text:style-name="T185_26"><text:s/></text:span><text:span text:style-name="T185_27">به</text:span><text:span text:style-name="T185_28"><text:s/></text:span><text:span text:style-name="T185_29">همراه</text:span><text:span text:style-name="T185_30"><text:s/></text:span><text:span text:style-name="T185_31">المان</text:span><text:span text:style-name="T185_32"><text:s/></text:span><text:span text:style-name="T185_33">های</text:span><text:span text:style-name="T185_34"><text:s/></text:span><text:span text:style-name="T185_35">tuple</text:span><text:span text:style-name="T185_36"><text:s/></text:span><text:span text:style-name="T185_37">فرمت</text:span><text:span text:style-name="T185_38"><text:s/></text:span><text:span text:style-name="T185_39">میکند</text:span><text:span text:style-name="T185_40"><text:s/></text:span><text:span text:style-name="T185_41">و</text:span><text:span text:style-name="T185_42"><text:s/></text:span><text:span text:style-name="T185_43">برمیگرداند</text:span><text:span text:style-name="T185_44">.</text:span></text:p>
      <text:p text:style-name="P186"><text:span text:style-name="T186_1">format</text:span><text:span text:style-name="T186_2"><text:s/></text:span><text:span text:style-name="T186_3">string</text:span><text:span text:style-name="T186_4"><text:s/>(</text:span><text:span text:style-name="T186_5">رشته</text:span><text:span text:style-name="T186_6"><text:s/></text:span><text:span text:style-name="T186_7">فرمت</text:span><text:span text:style-name="T186_8">):</text:span></text:p>
      <text:p text:style-name="P187"><text:span text:style-name="T187_1">یک</text:span><text:span text:style-name="T187_2"><text:s/></text:span><text:span text:style-name="T187_3">رشته</text:span><text:span text:style-name="T187_4"><text:s/></text:span><text:span text:style-name="T187_5">که</text:span><text:span text:style-name="T187_6"><text:s/></text:span><text:span text:style-name="T187_7">با</text:span><text:span text:style-name="T187_8"><text:s/></text:span><text:span text:style-name="T187_9">عملگر</text:span><text:span text:style-name="T187_10"><text:s/></text:span><text:span text:style-name="T187_11">های</text:span><text:span text:style-name="T187_12"><text:s/></text:span><text:span text:style-name="T187_13">فرمت</text:span><text:span text:style-name="T187_14">،<text:s/></text:span><text:span text:style-name="T187_15">رشته</text:span><text:span text:style-name="T187_16"><text:s/></text:span><text:span text:style-name="T187_17">های</text:span><text:span text:style-name="T187_18"><text:s/></text:span><text:span text:style-name="T187_19">فرمت</text:span><text:span text:style-name="T187_20"><text:s/></text:span><text:span text:style-name="T187_21">در</text:span><text:span text:style-name="T187_22"><text:s/></text:span><text:span text:style-name="T187_23">آن</text:span><text:span text:style-name="T187_24"><text:s/></text:span><text:span text:style-name="T187_25">مشخص</text:span><text:span text:style-name="T187_26"><text:s/></text:span><text:span text:style-name="T187_27">شده</text:span><text:span text:style-name="T187_28"><text:s/></text:span><text:span text:style-name="T187_29">است</text:span><text:span text:style-name="T187_30">.</text:span></text:p>
      <text:p text:style-name="P188"><text:span text:style-name="T188_1">format</text:span><text:span text:style-name="T188_2"><text:s/></text:span><text:span text:style-name="T188_3">sequence</text:span><text:span text:style-name="T188_4"><text:s/>(</text:span><text:span text:style-name="T188_5">دنباله</text:span><text:span text:style-name="T188_6"><text:s/></text:span><text:span text:style-name="T188_7">فرمت</text:span><text:span text:style-name="T188_8">):</text:span></text:p>
      <text:p text:style-name="P189"><text:span text:style-name="T189_1">یک</text:span><text:span text:style-name="T189_2"><text:s/></text:span><text:span text:style-name="T189_3">دنباله</text:span><text:span text:style-name="T189_4"><text:s/></text:span><text:span text:style-name="T189_5">از</text:span><text:span text:style-name="T189_6"><text:s/></text:span><text:span text:style-name="T189_7">کاراکتر</text:span><text:span text:style-name="T189_8"><text:s/></text:span><text:span text:style-name="T189_9">ها</text:span><text:span text:style-name="T189_10"><text:s/></text:span><text:span text:style-name="T189_11">در</text:span><text:span text:style-name="T189_12"><text:s/></text:span><text:span text:style-name="T189_13">یک</text:span><text:span text:style-name="T189_14"><text:s/></text:span><text:span text:style-name="T189_15">رشته</text:span><text:span text:style-name="T189_16"><text:s/></text:span><text:span text:style-name="T189_17">فرمت</text:span><text:span text:style-name="T189_18">،<text:s/></text:span><text:span text:style-name="T189_19">مثل</text:span><text:span text:style-name="T189_20"><text:s/>%</text:span><text:span text:style-name="T189_21">d</text:span><text:span text:style-name="T189_22">،<text:s/></text:span><text:span text:style-name="T189_23">که</text:span><text:span text:style-name="T189_24"><text:s/></text:span><text:span text:style-name="T189_25">نشان</text:span><text:span text:style-name="T189_26"><text:s/></text:span><text:span text:style-name="T189_27">میدهد</text:span><text:span text:style-name="T189_28"><text:s/></text:span><text:span text:style-name="T189_29">مقدار</text:span><text:span text:style-name="T189_30"><text:s/></text:span><text:span text:style-name="T189_31">چطور</text:span><text:span text:style-name="T189_32"><text:s/></text:span><text:span text:style-name="T189_33">باید</text:span><text:span text:style-name="T189_34"><text:s/></text:span><text:span text:style-name="T189_35">فرمت</text:span><text:span text:style-name="T189_36"><text:s/></text:span><text:span text:style-name="T189_37">شود</text:span><text:span text:style-name="T189_38">.</text:span></text:p>
      <text:p text:style-name="P190"><text:span text:style-name="T190_1">text</text:span><text:span text:style-name="T190_2"><text:s/></text:span><text:span text:style-name="T190_3">file</text:span><text:span text:style-name="T190_4"><text:s/>(</text:span><text:span text:style-name="T190_5">فایل</text:span><text:span text:style-name="T190_6"><text:s/></text:span><text:span text:style-name="T190_7">متنی</text:span><text:span text:style-name="T190_8">):</text:span></text:p>
      <text:p text:style-name="P191"><text:span text:style-name="T191_1">دنباله</text:span><text:span text:style-name="T191_2"><text:s/></text:span><text:span text:style-name="T191_3">ای</text:span><text:span text:style-name="T191_4"><text:s/></text:span><text:span text:style-name="T191_5">از</text:span><text:span text:style-name="T191_6"><text:s/></text:span><text:span text:style-name="T191_7">کاراکتر</text:span><text:span text:style-name="T191_8"><text:s/></text:span><text:span text:style-name="T191_9">ها</text:span><text:span text:style-name="T191_10"><text:s/></text:span><text:span text:style-name="T191_11">که</text:span><text:span text:style-name="T191_12"><text:s/></text:span><text:span text:style-name="T191_13">در</text:span><text:span text:style-name="T191_14"><text:s/></text:span><text:span text:style-name="T191_15">حافظه</text:span><text:span text:style-name="T191_16"><text:s/></text:span><text:span text:style-name="T191_17">دائمی</text:span><text:span text:style-name="T191_18"><text:s/></text:span><text:span text:style-name="T191_19">مثل</text:span><text:span text:style-name="T191_20"><text:s/></text:span><text:span text:style-name="T191_21">هارد</text:span><text:span text:style-name="T191_22"><text:s/></text:span><text:span text:style-name="T191_23">درایو</text:span><text:span text:style-name="T191_24"><text:s/></text:span><text:span text:style-name="T191_25">ذخیره</text:span><text:span text:style-name="T191_26"><text:s/></text:span><text:span text:style-name="T191_27">شده</text:span><text:span text:style-name="T191_28"><text:s/></text:span><text:span text:style-name="T191_29">اند</text:span><text:span text:style-name="T191_30">.</text:span></text:p>
      <text:p text:style-name="P192"><text:span text:style-name="T192_1">directory</text:span><text:span text:style-name="T192_2">:</text:span></text:p>
      <text:p text:style-name="P193"><text:span text:style-name="T193_1">مجموعه</text:span><text:span text:style-name="T193_2"><text:s/></text:span><text:span text:style-name="T193_3">ای</text:span><text:span text:style-name="T193_4"><text:s/></text:span><text:span text:style-name="T193_5">نامدار</text:span><text:span text:style-name="T193_6"><text:s/></text:span><text:span text:style-name="T193_7">از</text:span><text:span text:style-name="T193_8"><text:s/></text:span><text:span text:style-name="T193_9">فایل</text:span><text:span text:style-name="T193_10"><text:s/></text:span><text:span text:style-name="T193_11">ها</text:span><text:span text:style-name="T193_12">،<text:s/></text:span><text:span text:style-name="T193_13">همینطور</text:span><text:span text:style-name="T193_14"><text:s/></text:span><text:span text:style-name="T193_15">به</text:span><text:span text:style-name="T193_16"><text:s/></text:span><text:span text:style-name="T193_17">آن</text:span><text:span text:style-name="T193_18"><text:s/></text:span><text:span text:style-name="T193_19">پوشه</text:span><text:span text:style-name="T193_20"><text:s/></text:span><text:span text:style-name="T193_21">میگویند</text:span><text:span text:style-name="T193_22">.</text:span></text:p>
      <text:p text:style-name="P194"><text:span text:style-name="T194_1">path</text:span><text:span text:style-name="T194_2"><text:s/>(</text:span><text:span text:style-name="T194_3">آدرس</text:span><text:span text:style-name="T194_4">):</text:span></text:p>
      <text:p text:style-name="P195"><text:span text:style-name="T195_1">رشته</text:span><text:span text:style-name="T195_2"><text:s/></text:span><text:span text:style-name="T195_3">ای</text:span><text:span text:style-name="T195_4"><text:s/></text:span><text:span text:style-name="T195_5">که</text:span><text:span text:style-name="T195_6"><text:s/></text:span><text:span text:style-name="T195_7">یک</text:span><text:span text:style-name="T195_8"><text:s/></text:span><text:span text:style-name="T195_9">فایل</text:span><text:span text:style-name="T195_10"><text:s/></text:span><text:span text:style-name="T195_11">را</text:span><text:span text:style-name="T195_12"><text:s/></text:span><text:span text:style-name="T195_13">مشخص</text:span><text:span text:style-name="T195_14"><text:s/></text:span><text:span text:style-name="T195_15">میکند</text:span><text:span text:style-name="T195_16">.</text:span></text:p>
      <text:p text:style-name="P196"><text:span text:style-name="T196_1">relative</text:span><text:span text:style-name="T196_2"><text:s/></text:span><text:span text:style-name="T196_3">path</text:span><text:span text:style-name="T196_4"><text:s/>(</text:span><text:span text:style-name="T196_5">آدرس</text:span><text:span text:style-name="T196_6"><text:s/></text:span><text:span text:style-name="T196_7">نسبی</text:span><text:span text:style-name="T196_8">):</text:span></text:p>
      <text:p text:style-name="P197"><text:span text:style-name="T197_1">آدرسی</text:span><text:span text:style-name="T197_2"><text:s/></text:span><text:span text:style-name="T197_3">که</text:span><text:span text:style-name="T197_4"><text:s/></text:span><text:span text:style-name="T197_5">از</text:span><text:span text:style-name="T197_6"><text:s/></text:span><text:span text:style-name="T197_7">جای</text:span><text:span text:style-name="T197_8"><text:s/></text:span><text:span text:style-name="T197_9">فعلی</text:span><text:span text:style-name="T197_10"><text:s/></text:span><text:span text:style-name="T197_11">شروع</text:span><text:span text:style-name="T197_12"><text:s/></text:span><text:span text:style-name="T197_13">میشود</text:span><text:span text:style-name="T197_14">.</text:span></text:p>
      <text:p text:style-name="P198"><text:span text:style-name="T198_1">absolute</text:span><text:span text:style-name="T198_2"><text:s/></text:span><text:span text:style-name="T198_3">path</text:span><text:span text:style-name="T198_4"><text:s/>(</text:span><text:span text:style-name="T198_5">آدرس</text:span><text:span text:style-name="T198_6"><text:s/></text:span><text:span text:style-name="T198_7">دقیق</text:span><text:span text:style-name="T198_8">):</text:span></text:p>
      <text:p text:style-name="P199"><text:span text:style-name="T199_1">آدرسی</text:span><text:span text:style-name="T199_2"><text:s/></text:span><text:span text:style-name="T199_3">که</text:span><text:span text:style-name="T199_4"><text:s/></text:span><text:span text:style-name="T199_5">از</text:span><text:span text:style-name="T199_6"><text:s/></text:span><text:span text:style-name="T199_7">بالاترین</text:span><text:span text:style-name="T199_8"><text:s/></text:span><text:span text:style-name="T199_9">پوشه</text:span><text:span text:style-name="T199_10"><text:s/></text:span><text:span text:style-name="T199_11">در</text:span><text:span text:style-name="T199_12"><text:s/></text:span><text:span text:style-name="T199_13">فایل</text:span><text:span text:style-name="T199_14"><text:s/></text:span><text:span text:style-name="T199_15">سیستم</text:span><text:span text:style-name="T199_16"><text:s/></text:span><text:span text:style-name="T199_17">شروع</text:span><text:span text:style-name="T199_18"><text:s/></text:span><text:span text:style-name="T199_19">میشود</text:span><text:span text:style-name="T199_20">.</text:span></text:p>
      <text:p text:style-name="P200"><text:span text:style-name="T200_1">catch</text:span><text:span text:style-name="T200_2"><text:s/>(</text:span><text:span text:style-name="T200_3">گرفتن</text:span><text:span text:style-name="T200_4">):</text:span></text:p>
      <text:p text:style-name="P201"><text:span text:style-name="T201_1">برای</text:span><text:span text:style-name="T201_2"><text:s/></text:span><text:span text:style-name="T201_3">جلوگیری</text:span><text:span text:style-name="T201_4"><text:s/></text:span><text:span text:style-name="T201_5">از</text:span><text:span text:style-name="T201_6"><text:s/></text:span><text:span text:style-name="T201_7">اینکه</text:span><text:span text:style-name="T201_8"><text:s/></text:span><text:span text:style-name="T201_9">یک</text:span><text:span text:style-name="T201_10"><text:s/></text:span><text:span text:style-name="T201_11">استثناء</text:span><text:span text:style-name="T201_12"><text:s/></text:span><text:span text:style-name="T201_13">برنامه</text:span><text:span text:style-name="T201_14"><text:s/></text:span><text:span text:style-name="T201_15">را</text:span><text:span text:style-name="T201_16"><text:s/></text:span><text:span text:style-name="T201_17">ببندد</text:span><text:span text:style-name="T201_18"><text:s/></text:span><text:span text:style-name="T201_19">که</text:span><text:span text:style-name="T201_20"><text:s/></text:span><text:span text:style-name="T201_21">با</text:span><text:span text:style-name="T201_22"><text:s/></text:span><text:span text:style-name="T201_23">try</text:span><text:span text:style-name="T201_24"><text:s/></text:span><text:span text:style-name="T201_25">و</text:span><text:span text:style-name="T201_26"><text:s/></text:span><text:span text:style-name="T201_27">expect</text:span><text:span text:style-name="T201_28"><text:s/></text:span><text:span text:style-name="T201_29">نوشته</text:span><text:span text:style-name="T201_30"><text:s/></text:span><text:span text:style-name="T201_31">میشود</text:span><text:span text:style-name="T201_32">.</text:span></text:p>
      <text:p text:style-name="P202"><text:span text:style-name="T202_1">database</text:span><text:span text:style-name="T202_2"><text:s/>(</text:span><text:span text:style-name="T202_3">پایگاه</text:span><text:span text:style-name="T202_4"><text:s/></text:span><text:span text:style-name="T202_5">داده</text:span><text:span text:style-name="T202_6">):</text:span></text:p>
      <text:p text:style-name="P203"><text:span text:style-name="T203_1">یک</text:span><text:span text:style-name="T203_2"><text:s/></text:span><text:span text:style-name="T203_3">فایل</text:span><text:span text:style-name="T203_4"><text:s/></text:span><text:span text:style-name="T203_5">که</text:span><text:span text:style-name="T203_6"><text:s/></text:span><text:span text:style-name="T203_7">محتوای</text:span><text:span text:style-name="T203_8"><text:s/></text:span><text:span text:style-name="T203_9">آن</text:span><text:span text:style-name="T203_10"><text:s/></text:span><text:span text:style-name="T203_11">مانند</text:span><text:span text:style-name="T203_12"><text:s/></text:span><text:span text:style-name="T203_13">دایره</text:span><text:span text:style-name="T203_14"><text:s/></text:span><text:span text:style-name="T203_15">لغات</text:span><text:span text:style-name="T203_16"><text:s/></text:span><text:span text:style-name="T203_17">با</text:span><text:span text:style-name="T203_18"><text:s/></text:span><text:span text:style-name="T203_19">کلید</text:span><text:span text:style-name="T203_20"><text:s/></text:span><text:span text:style-name="T203_21">و</text:span><text:span text:style-name="T203_22"><text:s/></text:span><text:span text:style-name="T203_23">مقدار</text:span><text:span text:style-name="T203_24"><text:s/></text:span><text:span text:style-name="T203_25">متناظر</text:span><text:span text:style-name="T203_26"><text:s/></text:span><text:span text:style-name="T203_27">نوشته</text:span><text:span text:style-name="T203_28"><text:s/></text:span><text:span text:style-name="T203_29">شده</text:span><text:span text:style-name="T203_30"><text:s/></text:span><text:span text:style-name="T203_31">است</text:span><text:span text:style-name="T203_32">.</text:span></text:p>
      <text:p text:style-name="P204"/>
      <text:p text:style-name="P205"><text:span text:style-name="T205_1">14.12<text:s/></text:span><text:span text:style-name="T205_2">تمرین</text:span><text:span text:style-name="T205_3"><text:s/></text:span><text:span text:style-name="T205_4">ها</text:span></text:p>
      <text:p text:style-name="P206"><text:span text:style-name="T206_1">تمرین</text:span><text:span text:style-name="T206_2"><text:s/>6</text:span></text:p>
      <text:p text:style-name="P207"><text:span text:style-name="T207_1">ماژول</text:span><text:span text:style-name="T207_2"><text:s/></text:span><text:span text:style-name="T207_3">urllib</text:span><text:span text:style-name="T207_4"><text:s/></text:span><text:span text:style-name="T207_5">شامل</text:span><text:span text:style-name="T207_6"><text:s/></text:span><text:span text:style-name="T207_7">متدهایی</text:span><text:span text:style-name="T207_8"><text:s/></text:span><text:span text:style-name="T207_9">برای</text:span><text:span text:style-name="T207_10"><text:s/></text:span><text:span text:style-name="T207_11">دستکار</text:span><text:span text:style-name="T207_12"><text:s/></text:span><text:span text:style-name="T207_13">URL</text:span><text:span text:style-name="T207_14"><text:s/></text:span><text:span text:style-name="T207_15">و</text:span><text:span text:style-name="T207_16"><text:s/></text:span><text:span text:style-name="T207_17">دریافت</text:span><text:span text:style-name="T207_18"><text:s/></text:span><text:span text:style-name="T207_19">اطلاعات</text:span><text:span text:style-name="T207_20"><text:s/></text:span><text:span text:style-name="T207_21">از</text:span><text:span text:style-name="T207_22"><text:s/></text:span><text:span text:style-name="T207_23">وب</text:span><text:span text:style-name="T207_24"><text:s/></text:span><text:span text:style-name="T207_25">است</text:span><text:span text:style-name="T207_26">.<text:s/></text:span><text:span text:style-name="T207_27">کد</text:span><text:span text:style-name="T207_28"><text:s/></text:span><text:span text:style-name="T207_29">زیر</text:span><text:span text:style-name="T207_30"><text:s/></text:span><text:span text:style-name="T207_31">یک</text:span><text:span text:style-name="T207_32"><text:s/></text:span><text:span text:style-name="T207_33">پیام</text:span><text:span text:style-name="T207_34"><text:s/></text:span><text:span text:style-name="T207_35">مخفی</text:span><text:span text:style-name="T207_36"><text:s/></text:span><text:span text:style-name="T207_37">از</text:span><text:span text:style-name="T207_38"><text:s/></text:span><text:span text:style-name="T207_39">سایت</text:span><text:span text:style-name="T207_40"><text:s/></text:span><text:span text:style-name="T207_41">thinkpython</text:span><text:span text:style-name="T207_42">.</text:span><text:span text:style-name="T207_43">com</text:span><text:span text:style-name="T207_44"><text:s/></text:span><text:span text:style-name="T207_45">دانلود</text:span><text:span text:style-name="T207_46"><text:s/></text:span><text:span text:style-name="T207_47">و</text:span><text:span text:style-name="T207_48"><text:s/></text:span><text:span text:style-name="T207_49">نمایش</text:span><text:span text:style-name="T207_50"><text:s/></text:span><text:span text:style-name="T207_51">میدهد</text:span><text:span text:style-name="T207_52">.</text:span></text:p>
      <text:p text:style-name="P208"/>
      <text:p text:style-name="P209"><text:span text:style-name="T209_1">import</text:span><text:span text:style-name="T209_2"><text:s/></text:span><text:span text:style-name="T209_3">urllib</text:span></text:p>
      <text:p text:style-name="P210"/>
      <text:p text:style-name="P211"><text:span text:style-name="T211_1">conn</text:span><text:span text:style-name="T211_2"><text:s/>=<text:s/></text:span><text:span text:style-name="T211_3">urllib</text:span><text:span text:style-name="T211_4">.</text:span><text:span text:style-name="T211_5">urlopen</text:span><text:span text:style-name="T211_6">(‘</text:span><text:span text:style-name="T211_7"><text:a xlink:type="simple" xlink:href="http://thinkpython.com/secret.html"><text:span text:style-name="T211_8">http</text:span></text:a></text:span><text:span text:style-name="T211_9"><text:a xlink:type="simple" xlink:href="http://thinkpython.com/secret.html"><text:span text:style-name="T211_10">://</text:span></text:a></text:span><text:span text:style-name="T211_11"><text:a xlink:type="simple" xlink:href="http://thinkpython.com/secret.html"><text:span text:style-name="T211_12">thinkpython</text:span></text:a></text:span><text:span text:style-name="T211_13"><text:a xlink:type="simple" xlink:href="http://thinkpython.com/secret.html"><text:span text:style-name="T211_14">.</text:span></text:a></text:span><text:span text:style-name="T211_15"><text:a xlink:type="simple" xlink:href="http://thinkpython.com/secret.html"><text:span text:style-name="T211_16">com</text:span></text:a></text:span><text:span text:style-name="T211_17"><text:a xlink:type="simple" xlink:href="http://thinkpython.com/secret.html"><text:span text:style-name="T211_18">/</text:span></text:a></text:span><text:span text:style-name="T211_19"><text:a xlink:type="simple" xlink:href="http://thinkpython.com/secret.html"><text:span text:style-name="T211_20">secret</text:span></text:a></text:span><text:span text:style-name="T211_21"><text:a xlink:type="simple" xlink:href="http://thinkpython.com/secret.html"><text:span text:style-name="T211_22">.</text:span></text:a></text:span><text:span text:style-name="T211_23"><text:a xlink:type="simple" xlink:href="http://thinkpython.com/secret.html"><text:span text:style-name="T211_24">html</text:span></text:a></text:span><text:span text:style-name="T211_25">’)</text:span></text:p>
      <text:p text:style-name="P212"><text:span text:style-name="T212_1">for</text:span><text:span text:style-name="T212_2"><text:s/></text:span><text:span text:style-name="T212_3">line</text:span><text:span text:style-name="T212_4"><text:s/></text:span><text:span text:style-name="T212_5">in</text:span><text:span text:style-name="T212_6"><text:s/></text:span><text:span text:style-name="T212_7">conn</text:span><text:span text:style-name="T212_8">:</text:span></text:p>
      <text:p text:style-name="P213"><text:span text:style-name="T213_1"><text:tab/></text:span><text:span text:style-name="T213_2">print</text:span><text:span text:style-name="T213_3"><text:s/></text:span><text:span text:style-name="T213_4">line</text:span><text:span text:style-name="T213_5">.</text:span><text:span text:style-name="T213_6">strip</text:span><text:span text:style-name="T213_7">()</text:span></text:p>
      <text:p text:style-name="P214"/>
      <text:p text:style-name="P215"><text:span text:style-name="T215_1">این</text:span><text:span text:style-name="T215_2"><text:s/></text:span><text:span text:style-name="T215_3">کد</text:span><text:span text:style-name="T215_4"><text:s/></text:span><text:span text:style-name="T215_5">را</text:span><text:span text:style-name="T215_6"><text:s/></text:span><text:span text:style-name="T215_7">اجرا</text:span><text:span text:style-name="T215_8"><text:s/></text:span><text:span text:style-name="T215_9">کنید</text:span><text:span text:style-name="T215_10"><text:s/></text:span><text:span text:style-name="T215_11">و</text:span><text:span text:style-name="T215_12"><text:s/></text:span><text:span text:style-name="T215_13">روند</text:span><text:span text:style-name="T215_14"><text:s/></text:span><text:span text:style-name="T215_15">گفته</text:span><text:span text:style-name="T215_16"><text:s/></text:span><text:span text:style-name="T215_17">شده</text:span><text:span text:style-name="T215_18"><text:s/></text:span><text:span text:style-name="T215_19">را</text:span><text:span text:style-name="T215_20"><text:s/></text:span><text:span text:style-name="T215_21">اجرا</text:span><text:span text:style-name="T215_22"><text:s/></text:span><text:span text:style-name="T215_23">کنید</text:span><text:span text:style-name="T215_24">.<text:s/></text:span><text:span text:style-name="T215_25">راه</text:span><text:span text:style-name="T215_26"><text:s/></text:span><text:span text:style-name="T215_27">حل</text:span><text:span text:style-name="T215_28">:</text:span><text:span text:style-name="T215_29"><text:a xlink:type="simple" xlink:href="http://thinkpython.com/code/zip_code.py"><text:span text:style-name="T215_30"><text:s/></text:span></text:a></text:span><text:span text:style-name="T215_31"><text:a xlink:type="simple" xlink:href="http://thinkpython.com/code/zip_code.py"><text:span text:style-name="T215_32">http</text:span></text:a></text:span><text:span text:style-name="T215_33"><text:a xlink:type="simple" xlink:href="http://thinkpython.com/code/zip_code.py"><text:span text:style-name="T215_34">://</text:span></text:a></text:span><text:span text:style-name="T215_35"><text:a xlink:type="simple" xlink:href="http://thinkpython.com/code/zip_code.py"><text:span text:style-name="T215_36">thinkpython</text:span></text:a></text:span><text:span text:style-name="T215_37"><text:a xlink:type="simple" xlink:href="http://thinkpython.com/code/zip_code.py"><text:span text:style-name="T215_38">.</text:span></text:a></text:span><text:span text:style-name="T215_39"><text:a xlink:type="simple" xlink:href="http://thinkpython.com/code/zip_code.py"><text:span text:style-name="T215_40">com</text:span></text:a></text:span><text:span text:style-name="T215_41"><text:a xlink:type="simple" xlink:href="http://thinkpython.com/code/zip_code.py"><text:span text:style-name="T215_42">/</text:span></text:a></text:span><text:span text:style-name="T215_43"><text:a xlink:type="simple" xlink:href="http://thinkpython.com/code/zip_code.py"><text:span text:style-name="T215_44">code</text:span></text:a></text:span><text:span text:style-name="T215_45"><text:a xlink:type="simple" xlink:href="http://thinkpython.com/code/zip_code.py"><text:span text:style-name="T215_46">/</text:span></text:a></text:span><text:span text:style-name="T215_47"><text:a xlink:type="simple" xlink:href="http://thinkpython.com/code/zip_code.py"><text:span text:style-name="T215_48">zip</text:span></text:a></text:span><text:span text:style-name="T215_49"><text:a xlink:type="simple" xlink:href="http://thinkpython.com/code/zip_code.py"><text:span text:style-name="T215_50">_</text:span></text:a></text:span><text:span text:style-name="T215_51"><text:a xlink:type="simple" xlink:href="http://thinkpython.com/code/zip_code.py"><text:span text:style-name="T215_52">code</text:span></text:a></text:span><text:span text:style-name="T215_53"><text:a xlink:type="simple" xlink:href="http://thinkpython.com/code/zip_code.py"><text:span text:style-name="T215_54">.</text:span></text:a></text:span><text:span text:style-name="T215_55"><text:a xlink:type="simple" xlink:href="http://thinkpython.com/code/zip_code.py"><text:span text:style-name="T215_56">py</text:span></text:a></text:span></text:p>
      <text:p text:style-name="P216"/>
      <text:p text:style-name="P2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